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4.249cm" style:rel-column-width="16383*"/>
    </style:style>
    <style:style style:name="Tabell3.D" style:family="table-column">
      <style:table-column-properties style:column-width="4.251cm" style:rel-column-width="16386*"/>
    </style:style>
    <style:style style:name="Tabell3.A1" style:family="table-cell">
      <style:table-cell-properties fo:padding="0.097cm" fo:border-left="0.002cm solid #000000" fo:border-right="none" fo:border-top="0.002cm solid #000000" fo:border-bottom="0.002cm solid #000000"/>
    </style:style>
    <style:style style:name="Tabell3.D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D2" style:family="table-cell">
      <style:table-cell-properties fo:padding="0.097cm" fo:border-left="0.002cm solid #000000" fo:border-right="0.002cm solid #000000" fo:border-top="none" fo:border-bottom="0.002cm solid #000000"/>
    </style:style>
    <style:style style:name="Tabell3.D4" style:family="table-cell" style:data-style-name="N0">
      <style:table-cell-properties fo:padding="0.097cm" fo:border-left="0.002cm solid #000000" fo:border-right="0.002cm solid #000000" fo:border-top="none" fo:border-bottom="0.002cm solid #000000"/>
    </style:style>
    <style:style style:name="Tabell6" style:family="table">
      <style:table-properties style:width="10.239cm" fo:margin-left="1.201cm" fo:margin-right="5.558cm" table:align="margins"/>
    </style:style>
    <style:style style:name="Tabell6.A" style:family="table-column">
      <style:table-column-properties style:column-width="2.619cm" style:rel-column-width="16764*"/>
    </style:style>
    <style:style style:name="Tabell6.B" style:family="table-column">
      <style:table-column-properties style:column-width="2.514cm" style:rel-column-width="16087*"/>
    </style:style>
    <style:style style:name="Tabell6.C" style:family="table-column">
      <style:table-column-properties style:column-width="2.593cm" style:rel-column-width="16595*"/>
    </style:style>
    <style:style style:name="Tabell6.D" style:family="table-column">
      <style:table-column-properties style:column-width="2.514cm" style:rel-column-width="16089*"/>
    </style:style>
    <style:style style:name="Tabell6.A1" style:family="table-cell">
      <style:table-cell-properties fo:padding="0.097cm" fo:border-left="0.002cm solid #000000" fo:border-right="none" fo:border-top="0.002cm solid #000000" fo:border-bottom="0.002cm solid #000000"/>
    </style:style>
    <style:style style:name="Tabell6.D1" style:family="table-cell">
      <style:table-cell-properties fo:padding="0.097cm" fo:border="0.002cm solid #000000"/>
    </style:style>
    <style:style style:name="Tabell6.A2" style:family="table-cell" style:data-style-name="N0">
      <style:table-cell-properties fo:padding="0.097cm" fo:border-left="0.002cm solid #000000" fo:border-right="none" fo:border-top="none" fo:border-bottom="0.002cm solid #000000"/>
    </style:style>
    <style:style style:name="Tabell6.D2" style:family="table-cell" style:data-style-name="N0">
      <style:table-cell-properties fo:padding="0.097cm" fo:border-left="0.002cm solid #000000" fo:border-right="0.002cm solid #000000" fo:border-top="none" fo:border-bottom="0.002cm solid #000000"/>
    </style:style>
    <style:style style:name="Tabell7" style:family="table">
      <style:table-properties style:width="12.859cm" fo:margin-left="1.201cm" fo:margin-right="2.939cm" table:align="margins"/>
    </style:style>
    <style:style style:name="Tabell7.A" style:family="table-column">
      <style:table-column-properties style:column-width="2.566cm" style:rel-column-width="13080*"/>
    </style:style>
    <style:style style:name="Tabell7.C" style:family="table-column">
      <style:table-column-properties style:column-width="2.593cm" style:rel-column-width="13214*"/>
    </style:style>
    <style:style style:name="Tabell7.D" style:family="table-column">
      <style:table-column-properties style:column-width="2.514cm" style:rel-column-width="12810*"/>
    </style:style>
    <style:style style:name="Tabell7.E" style:family="table-column">
      <style:table-column-properties style:column-width="2.619cm" style:rel-column-width="13351*"/>
    </style:style>
    <style:style style:name="Tabell7.A1" style:family="table-cell">
      <style:table-cell-properties fo:padding="0.097cm" fo:border-left="0.002cm solid #000000" fo:border-right="none" fo:border-top="0.002cm solid #000000" fo:border-bottom="0.002cm solid #000000"/>
    </style:style>
    <style:style style:name="Tabell7.E1" style:family="table-cell">
      <style:table-cell-properties fo:padding="0.097cm" fo:border="0.002cm solid #000000"/>
    </style:style>
    <style:style style:name="Tabell7.A2" style:family="table-cell" style:data-style-name="N0">
      <style:table-cell-properties fo:padding="0.097cm" fo:border-left="0.002cm solid #000000" fo:border-right="none" fo:border-top="none" fo:border-bottom="0.002cm solid #000000"/>
    </style:style>
    <style:style style:name="Tabell7.E2" style:family="table-cell" style:data-style-name="N0">
      <style:table-cell-properties fo:padding="0.097cm" fo:border-left="0.002cm solid #000000" fo:border-right="0.002cm solid #000000" fo:border-top="none" fo:border-bottom="0.002cm solid #000000"/>
    </style:style>
    <style:style style:name="Tabell8" style:family="table">
      <style:table-properties style:width="12.859cm" fo:margin-left="1.201cm" fo:margin-right="2.939cm" table:align="margins"/>
    </style:style>
    <style:style style:name="Tabell8.A" style:family="table-column">
      <style:table-column-properties style:column-width="2.566cm" style:rel-column-width="13080*"/>
    </style:style>
    <style:style style:name="Tabell8.C" style:family="table-column">
      <style:table-column-properties style:column-width="2.593cm" style:rel-column-width="13214*"/>
    </style:style>
    <style:style style:name="Tabell8.D" style:family="table-column">
      <style:table-column-properties style:column-width="2.514cm" style:rel-column-width="12810*"/>
    </style:style>
    <style:style style:name="Tabell8.E" style:family="table-column">
      <style:table-column-properties style:column-width="2.619cm" style:rel-column-width="13351*"/>
    </style:style>
    <style:style style:name="Tabell8.A1" style:family="table-cell">
      <style:table-cell-properties fo:padding="0.097cm" fo:border-left="0.002cm solid #000000" fo:border-right="none" fo:border-top="0.002cm solid #000000" fo:border-bottom="0.002cm solid #000000"/>
    </style:style>
    <style:style style:name="Tabell8.E1" style:family="table-cell">
      <style:table-cell-properties fo:padding="0.097cm" fo:border="0.002cm solid #000000"/>
    </style:style>
    <style:style style:name="Tabell8.A2" style:family="table-cell" style:data-style-name="N0">
      <style:table-cell-properties fo:padding="0.097cm" fo:border-left="0.002cm solid #000000" fo:border-right="none" fo:border-top="none" fo:border-bottom="0.002cm solid #000000"/>
    </style:style>
    <style:style style:name="Tabell8.E2" style:family="table-cell" style:data-style-name="N0">
      <style:table-cell-properties fo:padding="0.097cm" fo:border-left="0.002cm solid #000000" fo:border-right="0.002cm solid #000000" fo:border-top="none" fo:border-bottom="0.002cm solid #000000"/>
    </style:style>
    <style:style style:name="Tabell4" style:family="table">
      <style:table-properties style:width="10.239cm" fo:margin-left="1.201cm" fo:margin-right="5.558cm" table:align="margins"/>
    </style:style>
    <style:style style:name="Tabell4.A" style:family="table-column">
      <style:table-column-properties style:column-width="2.619cm" style:rel-column-width="16764*"/>
    </style:style>
    <style:style style:name="Tabell4.B" style:family="table-column">
      <style:table-column-properties style:column-width="2.514cm" style:rel-column-width="16087*"/>
    </style:style>
    <style:style style:name="Tabell4.C" style:family="table-column">
      <style:table-column-properties style:column-width="2.593cm" style:rel-column-width="16595*"/>
    </style:style>
    <style:style style:name="Tabell4.D" style:family="table-column">
      <style:table-column-properties style:column-width="2.514cm" style:rel-column-width="16089*"/>
    </style:style>
    <style:style style:name="Tabell4.A1" style:family="table-cell">
      <style:table-cell-properties fo:padding="0.097cm" fo:border-left="0.002cm solid #000000" fo:border-right="none" fo:border-top="0.002cm solid #000000" fo:border-bottom="0.002cm solid #000000"/>
    </style:style>
    <style:style style:name="Tabell4.D1" style:family="table-cell">
      <style:table-cell-properties fo:padding="0.097cm" fo:border="0.002cm solid #000000"/>
    </style:style>
    <style:style style:name="Tabell4.A2" style:family="table-cell" style:data-style-name="N0">
      <style:table-cell-properties fo:padding="0.097cm" fo:border-left="0.002cm solid #000000" fo:border-right="none" fo:border-top="none" fo:border-bottom="0.002cm solid #000000"/>
    </style:style>
    <style:style style:name="Tabell4.D2" style:family="table-cell" style:data-style-name="N0">
      <style:table-cell-properties fo:padding="0.097cm" fo:border-left="0.002cm solid #000000" fo:border-right="0.002cm solid #000000" fo:border-top="none" fo:border-bottom="0.002cm solid #000000"/>
    </style:style>
    <style:style style:name="Tabell5" style:family="table">
      <style:table-properties style:width="12.859cm" fo:margin-left="1.201cm" fo:margin-right="2.939cm" table:align="margins"/>
    </style:style>
    <style:style style:name="Tabell5.A" style:family="table-column">
      <style:table-column-properties style:column-width="2.566cm" style:rel-column-width="13080*"/>
    </style:style>
    <style:style style:name="Tabell5.C" style:family="table-column">
      <style:table-column-properties style:column-width="2.593cm" style:rel-column-width="13214*"/>
    </style:style>
    <style:style style:name="Tabell5.D" style:family="table-column">
      <style:table-column-properties style:column-width="2.514cm" style:rel-column-width="12810*"/>
    </style:style>
    <style:style style:name="Tabell5.E" style:family="table-column">
      <style:table-column-properties style:column-width="2.619cm" style:rel-column-width="13351*"/>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data-style-name="N0">
      <style:table-cell-properties fo:padding="0.097cm" fo:border-left="0.002cm solid #000000" fo:border-right="none" fo:border-top="none" fo:border-bottom="0.002cm solid #000000"/>
    </style:style>
    <style:style style:name="Tabell5.E2" style:family="table-cell" style:data-style-name="N0">
      <style:table-cell-properties fo:padding="0.097cm" fo:border-left="0.002cm solid #000000" fo:border-right="0.002cm solid #000000" fo:border-top="none" fo:border-bottom="0.002cm solid #000000"/>
    </style:style>
    <style:style style:name="Tabell2" style:family="table">
      <style:table-properties style:width="8.546cm" fo:margin-left="1.281cm" fo:margin-right="7.172cm" table:align="margins"/>
    </style:style>
    <style:style style:name="Tabell2.A" style:family="table-column">
      <style:table-column-properties style:column-width="0.82cm" style:rel-column-width="6289*"/>
    </style:style>
    <style:style style:name="Tabell2.B" style:family="table-column">
      <style:table-column-properties style:column-width="7.726cm" style:rel-column-width="59246*"/>
    </style:style>
    <style:style style:name="Tabell2.A1" style:family="table-cell" style:data-style-name="N0">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1" style:family="table">
      <style:table-properties style:width="16.96cm" table:align="left"/>
    </style:style>
    <style:style style:name="Tabell1.A" style:family="table-column">
      <style:table-column-properties style:column-width="3.334cm"/>
    </style:style>
    <style:style style:name="Tabell1.B" style:family="table-column">
      <style:table-column-properties style:column-width="3.651cm"/>
    </style:style>
    <style:style style:name="Tabell1.C" style:family="table-column">
      <style:table-column-properties style:column-width="9.975cm"/>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245cm" fo:margin-right="0cm" fo:text-indent="0cm" style:auto-text-indent="false"/>
    </style:style>
    <style:style style:name="P2" style:family="paragraph" style:parent-style-name="Standard">
      <style:paragraph-properties fo:margin-left="1.245cm" fo:margin-right="0cm" fo:text-indent="0cm" style:auto-text-indent="false"/>
      <style:text-properties style:font-name="Courier New"/>
    </style:style>
    <style:style style:name="P3" style:family="paragraph" style:parent-style-name="Text_20_body">
      <style:paragraph-properties fo:margin-left="1.245cm" fo:margin-right="0cm" fo:text-indent="0cm" style:auto-text-indent="false"/>
    </style:style>
    <style:style style:name="P4" style:family="paragraph" style:parent-style-name="Text_20_body">
      <style:paragraph-properties fo:margin-left="1.245cm" fo:margin-right="0cm" fo:text-indent="0cm" style:auto-text-indent="false"/>
      <style:text-properties style:font-name="Courier New"/>
    </style:style>
    <style:style style:name="P5" style:family="paragraph" style:parent-style-name="Standard">
      <style:paragraph-properties fo:margin-left="0cm" fo:margin-right="0cm" fo:text-indent="0cm" style:auto-text-indent="false"/>
    </style:style>
    <style:style style:name="P6" style:family="paragraph" style:parent-style-name="Standard">
      <style:paragraph-properties fo:margin-left="0cm" fo:margin-right="0cm" fo:text-indent="0cm" style:auto-text-indent="false"/>
      <style:text-properties style:font-name="Courier New"/>
    </style:style>
    <style:style style:name="P7" style:family="paragraph" style:parent-style-name="Standard">
      <style:paragraph-properties fo:margin-left="0cm" fo:margin-right="0cm" fo:text-indent="0cm" style:auto-text-indent="false"/>
      <style:text-properties style:font-name="Courier New" fo:font-size="10pt" style:font-size-asian="10pt" style:font-size-complex="10pt"/>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font-name="Times New Roman"/>
    </style:style>
    <style:style style:name="P10" style:family="paragraph" style:parent-style-name="Text_20_body">
      <style:text-properties style:font-name="Times New Roman" fo:font-size="12pt" fo:language="zxx" fo:country="none" style:font-size-asian="12pt" style:language-asian="zxx" style:country-asian="none" style:font-size-complex="12pt" style:language-complex="zxx" style:country-complex="none"/>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New"/>
    </style:style>
    <style:style style:name="P14" style:family="paragraph" style:parent-style-name="Table_20_Contents">
      <style:paragraph-properties fo:text-align="center" style:justify-single-word="false"/>
      <style:text-properties style:font-name="Courier New"/>
    </style:style>
    <style:style style:name="P15" style:family="paragraph" style:parent-style-name="Standard">
      <style:paragraph-properties fo:margin-left="1.245cm" fo:margin-right="0cm" fo:text-indent="0cm" style:auto-text-indent="false"/>
    </style:style>
    <style:style style:name="P16" style:family="paragraph" style:parent-style-name="Standard">
      <style:paragraph-properties fo:margin-left="1.245cm" fo:margin-right="0cm" fo:text-indent="0cm" style:auto-text-indent="false"/>
      <style:text-properties style:font-name="Courier New"/>
    </style:style>
    <style:style style:name="P17" style:family="paragraph" style:parent-style-name="Standard">
      <style:paragraph-properties fo:margin-left="0cm" fo:margin-right="0cm" fo:text-indent="0cm" style:auto-text-indent="false"/>
      <style:text-properties style:font-name="Courier New"/>
    </style:style>
    <style:style style:name="P18" style:family="paragraph" style:parent-style-name="Standard">
      <style:paragraph-properties fo:margin-left="0cm" fo:margin-right="0cm" fo:text-indent="0cm" style:auto-text-indent="false"/>
      <style:text-properties style:font-name="Courier New" fo:font-size="12pt" fo:font-weight="bold" style:font-size-asian="12pt" style:font-weight-asian="bold" style:font-size-complex="12pt" style:font-weight-complex="bold"/>
    </style:style>
    <style:style style:name="P19" style:family="paragraph" style:parent-style-name="Standard">
      <style:paragraph-properties fo:margin-left="0cm" fo:margin-right="0cm" fo:text-indent="0cm" style:auto-text-indent="false"/>
      <style:text-properties style:font-name="Courier New" fo:font-size="12pt" style:font-size-asian="12pt" style:font-size-complex="12pt"/>
    </style:style>
    <style:style style:name="P20" style:family="paragraph" style:parent-style-name="Standard">
      <style:paragraph-properties fo:margin-left="0cm" fo:margin-right="0cm" fo:text-indent="0cm" style:auto-text-indent="false"/>
      <style:text-properties style:font-name="Times New Roman" fo:font-size="12pt" style:font-size-asian="12pt" style:font-size-complex="12pt"/>
    </style:style>
    <style:style style:name="P21" style:family="paragraph" style:parent-style-name="Heading_20_3">
      <style:paragraph-properties fo:margin-top="0.423cm" fo:margin-bottom="0.212cm" fo:keep-with-next="always"/>
    </style:style>
    <style:style style:name="P22" style:family="paragraph" style:parent-style-name="Heading_20_3">
      <style:paragraph-properties fo:margin-left="0cm" fo:margin-right="0cm" fo:text-indent="0cm" style:auto-text-indent="false"/>
    </style:style>
    <style:style style:name="P23" style:family="paragraph" style:parent-style-name="Heading_20_3">
      <style:paragraph-properties fo:margin-left="0cm" fo:margin-right="0cm" fo:text-indent="0cm" style:auto-text-indent="false"/>
      <style:text-properties style:font-name="Courier New"/>
    </style:style>
    <style:style style:name="P24" style:family="paragraph" style:parent-style-name="Heading_20_3">
      <style:paragraph-properties fo:margin-left="0cm" fo:margin-right="0cm" fo:text-indent="0cm" style:auto-text-indent="false"/>
      <style:text-properties style:font-name="Arial"/>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text-properties fo:font-style="italic" style:font-style-asian="italic" style:font-style-complex="italic"/>
    </style:style>
    <style:style style:name="T1" style:family="text">
      <style:text-properties style:font-name="Courier New"/>
    </style:style>
    <style:style style:name="T2" style:family="text">
      <style:text-properties style:font-name="Courier New" fo:font-size="12pt" fo:font-weight="bold" style:font-size-asian="12pt" style:font-weight-asian="bold" style:font-size-complex="12pt" style:font-weight-complex="bold"/>
    </style:style>
    <style:style style:name="T3" style:family="text">
      <style:text-properties style:font-name="Courier New" fo:font-size="12pt" fo:font-weight="normal" style:font-size-asian="12pt" style:font-weight-asian="normal" style:font-size-complex="12pt" style:font-weight-complex="normal"/>
    </style:style>
    <style:style style:name="T4" style:family="text">
      <style:text-properties style:font-name="Courier New"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font-name="Courier New" fo:font-weight="normal" style:font-weight-asian="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bold" style:font-size-asian="12pt" style:font-weight-asian="bold" style:font-size-complex="12pt"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Arial" fo:font-size="14pt" fo:language="zxx" fo:country="none" fo:font-weight="bold" style:font-name-asian="Andale Sans UI" style:font-size-asian="14pt" style:language-asian="zxx" style:country-asian="none" style:font-weight-asian="bold" style:font-name-complex="Tahoma" style:font-size-complex="14pt" style:language-complex="zxx" style:country-complex="none" style:font-weight-complex="bold"/>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variant="normal" fo:text-transform="none" fo:color="#050505" fo:letter-spacing="normal" fo:font-style="normal" fo:font-weight="normal"/>
    </style:style>
    <style:style style:name="T13" style:family="text">
      <style:text-properties fo:font-style="italic" style:font-style-asian="italic" style:font-style-complex="italic"/>
    </style:style>
    <style:style style:name="T14" style:family="text">
      <style:text-properties style:font-name="Times New Roman" fo:font-size="12pt" fo:font-weight="normal" style:font-size-asian="12pt" style:font-weight-asian="normal" style:font-size-complex="12pt" style:font-weight-complex="normal"/>
    </style:style>
    <style:style style:name="T15"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16" style:family="text">
      <style:text-properties style:font-name="Courier New"/>
    </style:style>
    <style:style style:name="T17" style:family="text">
      <style:text-properties style:font-name="Times New Roman"/>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ZIL Reference Guide</text:h>
      <text:h text:style-name="Heading_20_2" text:outline-level="2">Introduction</text:h>
      <text:p text:style-name="Text_20_body">There are two classe of commands. </text:p>
      <text:p text:style-name="Text_20_body">The first class is things that only work outside a "routine". These commands is processed during compilation and are a subset of MDL. The order is important and things needs to be declared before (higher up in the file) before they are used.</text:p>
      <text:p text:style-name="Text_20_body">The second class is things that only work inside "routines". These commands is processed by til Z-machine during runtime. The order these are organized does not matter. </text:p>
      <text:p text:style-name="Text_20_body">Sources:</text:p>
      <text:p text:style-name="P11"><text:tab/>Learning ZIL, Steve E. Meretzky</text:p>
      <text:p text:style-name="P11"><text:tab/> ZIL Course, Marc S. Blank</text:p>
      <text:h text:style-name="Heading_20_2" text:outline-level="2">Syntax</text:h>
      <table:table table:name="Tabell3" table:style-name="Tabell3">
        <table:table-column table:style-name="Tabell3.A" table:number-columns-repeated="3"/>
        <table:table-column table:style-name="Tabell3.D"/>
        <table:table-row>
          <table:table-cell table:style-name="Tabell3.A1" office:value-type="string">
            <text:p text:style-name="P12">Typename</text:p>
          </table:table-cell>
          <table:table-cell table:style-name="Tabell3.A1" office:value-type="string">
            <text:p text:style-name="P12">Size</text:p>
          </table:table-cell>
          <table:table-cell table:style-name="Tabell3.A1" office:value-type="string">
            <text:p text:style-name="P12">Min-Max</text:p>
          </table:table-cell>
          <table:table-cell table:style-name="Tabell3.D1" office:value-type="string">
            <text:p text:style-name="P12">Examples</text:p>
          </table:table-cell>
        </table:table-row>
        <table:table-row>
          <table:table-cell table:style-name="Tabell3.A2" office:value-type="string">
            <text:p text:style-name="Text_20_body">FIX</text:p>
          </table:table-cell>
          <table:table-cell table:style-name="Tabell3.A2" office:value-type="string">
            <text:p text:style-name="Text_20_body">32-bit signed integer</text:p>
          </table:table-cell>
          <table:table-cell table:style-name="Tabell3.A2" office:value-type="string">
            <text:p text:style-name="Text_20_body">-2147483648 to 2147483648</text:p>
          </table:table-cell>
          <table:table-cell table:style-name="Tabell3.D2" office:value-type="string">
            <text:p text:style-name="Text_20_body"><text:span text:style-name="T1">616<text:line-break/></text:span><text:span text:style-name="Source_20_Text"><text:span text:style-name="T5">*747*<text:line-break/>#2 10110111</text:span></text:span></text:p>
          </table:table-cell>
        </table:table-row>
        <table:table-row>
          <table:table-cell table:style-name="Tabell3.A2" office:value-type="string">
            <text:p text:style-name="Text_20_body">CHARACTER</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2" office:value-type="string">
            <text:p text:style-name="P13">!\A</text:p>
          </table:table-cell>
        </table:table-row>
        <table:table-row>
          <table:table-cell table:style-name="Tabell3.A2" office:value-type="string">
            <text:p text:style-name="Text_20_body">BYTE</text:p>
          </table:table-cell>
          <table:table-cell table:style-name="Tabell3.A2" office:value-type="string">
            <text:p text:style-name="Text_20_body">8-bit</text:p>
          </table:table-cell>
          <table:table-cell table:style-name="Tabell3.A2" office:value-type="string">
            <text:p text:style-name="Text_20_body">0 to 255</text:p>
          </table:table-cell>
          <table:table-cell table:style-name="Tabell3.D4" office:value-type="float" office:value="65">
            <text:p text:style-name="P13">65</text:p>
          </table:table-cell>
        </table:table-row>
      </table:table>
      <text:h text:style-name="Heading_20_2" text:outline-level="2">=== MDL SUBRs and FSUBRs ===</text:h>
      <text:p text:style-name="Text_20_body">(i.e. "things you can use outside a routine")</text:p>
      <text:p text:style-name="Text_20_body">The syntax for most of these commands are much like the syntax in MDL.</text:p>
      <text:p text:style-name="Text_20_body">All these commands is possible to run, test and debug during the interactive mode of ZILF (start ZILF without any options).</text:p>
      <text:p text:style-name="Text_20_body">Sources:</text:p>
      <text:p text:style-name="P11"><text:tab/>The MDL Programming Language, S. W. Galley and Greg Pfister</text:p>
      <text:p text:style-name="P11"><text:tab/>ZIL Language Guide, Jesse McGrew</text:p>
      <text:h text:style-name="Heading_20_3" text:outline-level="3">* (multiply)</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4">Multiply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P5"><text:span text:style-name="Definition"><text:span text:style-name="T14"><text:tab/></text:span></text:span><text:span text:style-name="Definition"><text:span text:style-name="T3">&lt;* 2 3 4&gt;<text:tab/>--&gt;<text:tab/>24</text:span></text:span></text:p>
      <text:h text:style-name="P21" text:outline-level="3"><text:span text:style-name="Definition"><text:span text:style-name="T9">+ (</text:span></text:span><text:span text:style-name="Definition"><text:span text:style-name="T10">add) <text:s text:c="2"/></text:span></text:span></text:h>
      <text:p text:style-name="P1"><text:span text:style-name="Definition"><text:span text:style-name="T3">&lt;+ numbers ...&gt;</text:span></text:span></text:p>
      <text:p text:style-name="P1"><text:soft-page-break/><text:span text:style-name="Definition"><text:span text:style-name="T3"/></text:span></text:p>
      <text:p text:style-name="Text_20_body"><text:span text:style-name="Definition"><text:span text:style-name="T14">Add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P5"><text:span text:style-name="Definition"><text:span text:style-name="T14"><text:tab/></text:span></text:span><text:span text:style-name="Definition"><text:span text:style-name="T3">&lt;+ 2 3 4&gt;<text:tab/>--&gt;<text:tab/>7</text:span></text:span></text:p>
      <text:h text:style-name="Heading_20_3" text:outline-level="3"><text:span text:style-name="Definition"><text:span text:style-name="T10">- (subtract)</text:span></text:span></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4">Subtract first </text:span></text:span><text:span text:style-name="Definition"><text:span text:style-name="T3">number</text:span></text:span><text:span text:style-name="Definition"><text:span text:style-name="T14"> by subsequent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P5"><text:span text:style-name="Definition"><text:span text:style-name="T14"><text:tab/></text:span></text:span><text:span text:style-name="Definition"><text:span text:style-name="T3">&lt;* 8 3 4&gt;<text:tab/>--&gt;<text:tab/>1</text:span></text:span></text:p>
      <text:h text:style-name="P22" text:outline-level="3"><text:span text:style-name="Definition"><text:span text:style-name="T10">/ (divide)</text:span></text:span></text:h>
      <text:p text:style-name="P1"><text:span text:style-name="Definition"><text:span text:style-name="T3">&lt;/ numbers ...&gt;</text:span></text:span></text:p>
      <text:p text:style-name="P1"><text:span text:style-name="Definition"><text:span text:style-name="T3"/></text:span></text:p>
      <text:p text:style-name="Text_20_body"><text:span text:style-name="Definition"><text:span text:style-name="T14">Divide first </text:span></text:span><text:span text:style-name="Definition"><text:span text:style-name="T3">number</text:span></text:span><text:span text:style-name="Definition"><text:span text:style-name="T14"> by subsequent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P5"><text:span text:style-name="Definition"><text:span text:style-name="T14"><text:tab/></text:span></text:span><text:span text:style-name="Definition"><text:span text:style-name="T3">&lt;* 20 5 2&gt;<text:tab/>--&gt;<text:tab/>2</text:span></text:span></text:p>
      <text:h text:style-name="P22" text:outline-level="3"><text:span text:style-name="Definition"><text:span text:style-name="T10">0?</text:span></text:span></text:h>
      <text:p text:style-name="P1"><text:span text:style-name="Definition"><text:span text:style-name="T3">&lt;0? value&gt;<text:line-break/></text:span></text:span></text:p>
      <text:p text:style-name="P5"><text:span text:style-name="Definition"><text:span text:style-name="T14">Predicate. True if </text:span></text:span><text:span text:style-name="Definition"><text:span text:style-name="T3">value</text:span></text:span><text:span text:style-name="Definition"><text:span text:style-name="T14"> is 0 otherwise false.</text:span></text:span></text:p>
      <text:h text:style-name="P22" text:outline-level="3"><text:span text:style-name="Definition"><text:span text:style-name="T10">1?</text:span></text:span></text:h>
      <text:p text:style-name="P1"><text:span text:style-name="Definition"><text:span text:style-name="T3">&lt;1? value&gt;</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text:span></text:span><text:span text:style-name="Definition"><text:span text:style-name="T14"> is 1 otherwise false.</text:span></text:span></text:p>
      <text:h text:style-name="P22" text:outline-level="3"><text:span text:style-name="Definition"><text:span text:style-name="T10">==?</text:span></text:span></text:h>
      <text:p text:style-name="P1"><text:span text:style-name="Definition"><text:span text:style-name="T3">&lt;==? value1 value2&gt;</text:span></text:span></text:p>
      <text:h text:style-name="P22" text:outline-level="3"><text:span text:style-name="Definition"><text:span text:style-name="T10">=?</text:span></text:span></text:h>
      <text:p text:style-name="P1"><text:span text:style-name="Definition"><text:span text:style-name="T3">&lt;=? value1 value2&gt;</text:span></text:span></text:p>
      <text:h text:style-name="P22" text:outline-level="3"><text:span text:style-name="Definition"><text:span text:style-name="T10">ADD-TELL-TOKENS</text:span></text:span></text:h>
      <text:p text:style-name="P1"><text:span text:style-name="Definition"><text:span text:style-name="T3">&lt;ADD-TELL-TOKENS {pattern form} ...&gt; **F</text:span></text:span></text:p>
      <text:h text:style-name="P22" text:outline-level="3"><text:span text:style-name="Definition"><text:span text:style-name="T10">ADD-WORD</text:span></text:span></text:h>
      <text:p text:style-name="P1"><text:span text:style-name="Definition"><text:span text:style-name="T3">&lt;ADD-WORD atom-or-string [part-of-speech] [value] [flags]&gt;</text:span></text:span></text:p>
      <text:h text:style-name="P22" text:outline-level="3"><text:span text:style-name="Definition"><text:span text:style-name="T10">ADJ-SYNONYM</text:span></text:span></text:h>
      <text:p text:style-name="P1"><text:span text:style-name="Definition"><text:span text:style-name="T3">&lt;ADJ-SYNONYM original synonyms ...&gt;</text:span></text:span></text:p>
      <text:h text:style-name="P22" text:outline-level="3"><text:soft-page-break/><text:span text:style-name="Definition"><text:span text:style-name="T10">AGAIN</text:span></text:span></text:h>
      <text:p text:style-name="P1"><text:span text:style-name="Definition"><text:span text:style-name="T3">&lt;AGAIN [activation]&gt;</text:span></text:span></text:p>
      <text:h text:style-name="P22" text:outline-level="3"><text:span text:style-name="Definition"><text:span text:style-name="T10">ALLTYPES</text:span></text:span></text:h>
      <text:p text:style-name="P1"><text:span text:style-name="Definition"><text:span text:style-name="T3">&lt;ALLTYPES&gt;</text:span></text:span></text:p>
      <text:p text:style-name="P1"><text:span text:style-name="Definition"><text:span text:style-name="T3"/></text:span></text:p>
      <text:p text:style-name="Text_20_body"><text:span text:style-name="Definition"><text:span text:style-name="T14">returns a </text:span></text:span><text:span text:style-name="Definition"><text:span text:style-name="T3">VECTOR</text:span></text:span><text:span text:style-name="Definition"><text:span text:style-name="T14"> containing just those </text:span></text:span><text:span text:style-name="Definition"><text:span text:style-name="T3">ATOM</text:span></text:span><text:span text:style-name="Definition"><text:span text:style-name="T14">s which can currently be returned by </text:span></text:span><text:span text:style-name="Definition"><text:span text:style-name="T3">TYPE</text:span></text:span><text:span text:style-name="Definition"><text:span text:style-name="T14"> or </text:span></text:span><text:span text:style-name="Definition"><text:span text:style-name="T3">PRIMTYPE</text:span></text:span><text:span text:style-name="Definition"><text:span text:style-name="T14">.</text:span></text:span></text:p>
      <text:h text:style-name="P22" text:outline-level="3"><text:span text:style-name="Definition"><text:span text:style-name="T10">AND</text:span></text:span></text:h>
      <text:p text:style-name="P1"><text:span text:style-name="Definition"><text:span text:style-name="T3">&lt;AND conditions ...&gt; **F</text:span></text:span></text:p>
      <text:h text:style-name="P22" text:outline-level="3"><text:span text:style-name="Definition"><text:span text:style-name="T10">AND?</text:span></text:span></text:h>
      <text:p text:style-name="P1"><text:span text:style-name="Definition"><text:span text:style-name="T3">&lt;AND? Values ...&gt;</text:span></text:span></text:p>
      <text:h text:style-name="P22" text:outline-level="3"><text:span text:style-name="Definition"><text:span text:style-name="T10">ANDB</text:span></text:span></text:h>
      <text:p text:style-name="P1"><text:span text:style-name="Definition"><text:span text:style-name="T3">&lt;ANDB numbers ...&gt;</text:span></text:span></text:p>
      <text:h text:style-name="P22" text:outline-level="3"><text:span text:style-name="Definition"><text:span text:style-name="T10">APPLICABLE?</text:span></text:span></text:h>
      <text:p text:style-name="P1"><text:span text:style-name="Definition"><text:span text:style-name="T3">&lt;APPLICABLE? Value&gt;</text:span></text:span></text:p>
      <text:h text:style-name="P22" text:outline-level="3"><text:span text:style-name="Definition"><text:span text:style-name="T10">APPLY</text:span></text:span></text:h>
      <text:p text:style-name="P1"><text:span text:style-name="Definition"><text:span text:style-name="T3">&lt;APPLY applicable args ...&gt;</text:span></text:span></text:p>
      <text:h text:style-name="P22" text:outline-level="3"><text:span text:style-name="Definition"><text:span text:style-name="T10">APPLYTYPE</text:span></text:span></text:h>
      <text:p text:style-name="P1"><text:span text:style-name="Definition"><text:span text:style-name="T3">&lt;APPLYTYPE atom [handler]&gt;</text:span></text:span></text:p>
      <text:h text:style-name="P22" text:outline-level="3"><text:span text:style-name="Definition"><text:span text:style-name="T10">ASCII</text:span></text:span></text:h>
      <text:p text:style-name="P1"><text:span text:style-name="Definition"><text:span text:style-name="T3">&lt;ASCII {number | character}&gt;</text:span></text:span></text:p>
      <text:h text:style-name="P22" text:outline-level="3"><text:span text:style-name="Definition"><text:span text:style-name="T10">ASSIGNED?</text:span></text:span></text:h>
      <text:p text:style-name="P1"><text:span text:style-name="Definition"><text:span text:style-name="T3">&lt;ASSIGNED? atom [environment]&gt;</text:span></text:span></text:p>
      <text:h text:style-name="P22" text:outline-level="3"><text:span text:style-name="Definition"><text:span text:style-name="T10">ASSOCIATIONS</text:span></text:span></text:h>
      <text:p text:style-name="P1"><text:span text:style-name="Definition"><text:span text:style-name="T3">&lt;ASSOCIATIONS&gt;</text:span></text:span></text:p>
      <text:h text:style-name="P22" text:outline-level="3"><text:span text:style-name="Definition"><text:span text:style-name="T10">ATOM</text:span></text:span></text:h>
      <text:p text:style-name="P1"><text:span text:style-name="Definition"><text:span text:style-name="T3">&lt;ATOM pname&gt;</text:span></text:span></text:p>
      <text:h text:style-name="P22" text:outline-level="3"><text:span text:style-name="Definition"><text:span text:style-name="T10">AVALUE</text:span></text:span></text:h>
      <text:p text:style-name="P1"><text:span text:style-name="Definition"><text:span text:style-name="T3">&lt;AVALUE asoc&gt;</text:span></text:span></text:p>
      <text:h text:style-name="P22" text:outline-level="3"><text:span text:style-name="Definition"><text:span text:style-name="T10">BACK</text:span></text:span></text:h>
      <text:p text:style-name="P1"><text:span text:style-name="Definition"><text:span text:style-name="T3">&lt;BACK structure [count]&gt;</text:span></text:span></text:p>
      <text:h text:style-name="P22" text:outline-level="3"><text:soft-page-break/><text:span text:style-name="Definition"><text:span text:style-name="T10">BIND</text:span></text:span></text:h>
      <text:p text:style-name="P1"><text:span text:style-name="Definition"><text:span text:style-name="T3">&lt;BIND [activation-atom] (bindings ...) </text:span></text:span></text:p>
      <text:p text:style-name="P1"><text:span text:style-name="Definition"><text:span text:style-name="T3"><text:tab/><text:tab/>[body-decl] body ...&gt; **F</text:span></text:span></text:p>
      <text:h text:style-name="P22" text:outline-level="3"><text:span text:style-name="Definition"><text:span text:style-name="T10">BIT-SYNONYM</text:span></text:span></text:h>
      <text:p text:style-name="P1"><text:span text:style-name="Definition"><text:span text:style-name="T3">&lt;BIT-SYNONYM first synonyms ...&gt;</text:span></text:span></text:p>
      <text:h text:style-name="P22" text:outline-level="3"><text:span text:style-name="Definition"><text:span text:style-name="T10">BLOCK</text:span></text:span></text:h>
      <text:p text:style-name="P1"><text:span text:style-name="Definition"><text:span text:style-name="T3">&lt;BLOCK (oblist ...)&gt;</text:span></text:span></text:p>
      <text:h text:style-name="P22" text:outline-level="3"><text:span text:style-name="Definition"><text:span text:style-name="T10">BOUND</text:span></text:span></text:h>
      <text:p text:style-name="P1"><text:span text:style-name="Definition"><text:span text:style-name="T3">&lt;BOUND? atom [environment]&gt;</text:span></text:span></text:p>
      <text:h text:style-name="P22" text:outline-level="3"><text:span text:style-name="Definition"><text:span text:style-name="T10">BUZZ</text:span></text:span></text:h>
      <text:p text:style-name="P1"><text:span text:style-name="Definition"><text:span text:style-name="T3">&lt;BUZZ atoms ...&gt;</text:span></text:span></text:p>
      <text:h text:style-name="P22" text:outline-level="3"><text:span text:style-name="Definition"><text:span text:style-name="T10">BYTE</text:span></text:span></text:h>
      <text:p text:style-name="P1"><text:span text:style-name="Definition"><text:span text:style-name="T3">&lt;BYTE number&gt;</text:span></text:span></text:p>
      <text:h text:style-name="P22" text:outline-level="3"><text:span text:style-name="Definition"><text:span text:style-name="T10">CHECK-VERSION?</text:span></text:span></text:h>
      <text:p text:style-name="P1"><text:span text:style-name="Definition"><text:span text:style-name="T3">&lt;CHECK-VERSION? Version-spec&gt;</text:span></text:span></text:p>
      <text:h text:style-name="P22" text:outline-level="3"><text:span text:style-name="Definition"><text:span text:style-name="T10">CHRSET</text:span></text:span></text:h>
      <text:p text:style-name="P1"><text:span text:style-name="Definition"><text:span text:style-name="T3">&lt;CHRSET alphabet-number {string | character | </text:span></text:span></text:p>
      <text:p text:style-name="P1"><text:span text:style-name="Definition"><text:span text:style-name="T3"><text:tab/><text:tab/><text:tab/><text:tab/><text:tab/>number | byte} ...&gt;</text:span></text:span></text:p>
      <text:h text:style-name="P22" text:outline-level="3"><text:span text:style-name="Definition"><text:span text:style-name="T10">CHTYPE</text:span></text:span></text:h>
      <text:p text:style-name="P1"><text:span text:style-name="Definition"><text:span text:style-name="T3">&lt;CHTYPE value type-atom&gt;</text:span></text:span></text:p>
      <text:p text:style-name="P1"><text:span text:style-name="Definition"><text:span text:style-name="T3"/></text:span></text:p>
      <text:p text:style-name="Text_20_body"><text:span text:style-name="Definition"><text:span text:style-name="T14">Change type - returns a new object that has </text:span></text:span><text:span text:style-name="Definition"><text:span text:style-name="T3">TYPE</text:span></text:span><text:span text:style-name="Definition"><text:span text:style-name="T14"> </text:span></text:span><text:span text:style-name="Definition"><text:span text:style-name="T3">type-atom</text:span></text:span><text:span text:style-name="Definition"><text:span text:style-name="T14"> and the same “data part” as </text:span></text:span><text:span text:style-name="Definition"><text:span text:style-name="T3">value</text:span></text:span><text:span text:style-name="Definition"><text:span text:style-name="T14">. The </text:span></text:span><text:span text:style-name="Definition"><text:span text:style-name="T3">PRIMTYPE</text:span></text:span><text:span text:style-name="Definition"><text:span text:style-name="T14"> of </text:span></text:span><text:span text:style-name="Definition"><text:span text:style-name="T3">value</text:span></text:span><text:span text:style-name="Definition"><text:span text:style-name="T14"> must be the same as the </text:span></text:span><text:span text:style-name="Definition"><text:span text:style-name="T3">TYPEPRIM</text:span></text:span><text:span text:style-name="Definition"><text:span text:style-name="T14"> of </text:span></text:span><text:span text:style-name="Definition"><text:span text:style-name="T3">type-atom</text:span></text:span><text:span text:style-name="Definition"><text:span text:style-name="T14"> otherwise an error will be generated. </text:span></text:span></text:p>
      <text:p text:style-name="Text_20_body"><text:span text:style-name="Definition"><text:span text:style-name="T14">There is a shortform to change type by typing </text:span></text:span><text:span text:style-name="Definition"><text:span text:style-name="T3">#type-atom value </text:span></text:span><text:span text:style-name="Definition"><text:span text:style-name="T14">instead.</text:span></text:span></text:p>
      <text:p text:style-name="Text_20_body">Examples:</text:p>
      <text:p text:style-name="P1"><text:span text:style-name="Definition"><text:span text:style-name="T3">&lt;CHTYPE !\A FIX&gt;</text:span></text:span></text:p>
      <text:p text:style-name="P1"><text:span text:style-name="Definition"><text:span text:style-name="T3">--&gt; 65</text:span></text:span></text:p>
      <text:p text:style-name="P1"><text:span text:style-name="Definition"><text:span text:style-name="T3">#FIX !\A</text:span></text:span></text:p>
      <text:p text:style-name="P1"><text:span text:style-name="Definition"><text:span text:style-name="T3">--&gt; 65</text:span></text:span></text:p>
      <text:p text:style-name="P1"><text:span text:style-name="Definition"><text:span text:style-name="T3">#LIST [1 2 3]</text:span></text:span></text:p>
      <text:p text:style-name="P1"><text:span text:style-name="Definition"><text:span text:style-name="T3">--&gt; ERROR</text:span></text:span></text:p>
      <text:h text:style-name="P22" text:outline-level="3"><text:span text:style-name="Definition"><text:span text:style-name="T10">CLOSE</text:span></text:span></text:h>
      <text:p text:style-name="P1"><text:span text:style-name="Definition"><text:span text:style-name="T3">&lt;CLOSE channel&gt;</text:span></text:span></text:p>
      <text:h text:style-name="Heading_20_3" text:outline-level="3"><text:span text:style-name="Definition"><text:span text:style-name="T10">COMPILATION-FLAG</text:span></text:span></text:h>
      <text:p text:style-name="P1"><text:span text:style-name="Definition"><text:span text:style-name="T3">&lt;COMPILATION-FLAG atom-or-string [value]&gt;</text:span></text:span></text:p>
      <text:h text:style-name="P22" text:outline-level="3"><text:soft-page-break/><text:span text:style-name="Definition"><text:span text:style-name="T10">COMPILATION-FLAG-DEFAULT</text:span></text:span></text:h>
      <text:p text:style-name="P1"><text:span text:style-name="Definition"><text:span text:style-name="T3">&lt;COMPILATION-FLAG-DEFAULT atom-or-string value&gt;</text:span></text:span></text:p>
      <text:h text:style-name="P22" text:outline-level="3"><text:span text:style-name="Definition"><text:span text:style-name="T10">COMPILATION-FLAG-VALUE</text:span></text:span></text:h>
      <text:p text:style-name="P1"><text:span text:style-name="Definition"><text:span text:style-name="T3">&lt;COMPILATION-FLAG-VALUE atom-or-string&gt;</text:span></text:span></text:p>
      <text:h text:style-name="P22" text:outline-level="3"><text:span text:style-name="Definition"><text:span text:style-name="T10">COND</text:span></text:span></text:h>
      <text:p text:style-name="P1"><text:span text:style-name="Definition"><text:span text:style-name="T3">&lt;COND (condition body ...) ...&gt; **F</text:span></text:span></text:p>
      <text:h text:style-name="P22" text:outline-level="3"><text:span text:style-name="Definition"><text:span text:style-name="T10">CONS</text:span></text:span></text:h>
      <text:p text:style-name="P1"><text:span text:style-name="Definition"><text:span text:style-name="T3">&lt;CONS first rest&gt;</text:span></text:span></text:p>
      <text:h text:style-name="P22" text:outline-level="3"><text:span text:style-name="Definition"><text:span text:style-name="T10">CONSTANT</text:span></text:span></text:h>
      <text:p text:style-name="P1"><text:span text:style-name="Definition"><text:span text:style-name="T3">&lt;CONSTANT atom-or-adecl value&gt; **F</text:span></text:span></text:p>
      <text:h text:style-name="P22" text:outline-level="3"><text:span text:style-name="Definition"><text:span text:style-name="T10">CRLF</text:span></text:span></text:h>
      <text:p text:style-name="P1"><text:span text:style-name="Definition"><text:span text:style-name="T3">&lt;CRLF [channel]&gt;</text:span></text:span></text:p>
      <text:h text:style-name="P22" text:outline-level="3"><text:span text:style-name="Definition"><text:span text:style-name="T10">DECL-CHECK</text:span></text:span></text:h>
      <text:p text:style-name="P1"><text:span text:style-name="Definition"><text:span text:style-name="T3">&lt;DECL-CHECK boolean&gt;</text:span></text:span></text:p>
      <text:h text:style-name="P22" text:outline-level="3"><text:span text:style-name="Definition"><text:span text:style-name="T10">DECL?</text:span></text:span></text:h>
      <text:p text:style-name="P1"><text:span text:style-name="Definition"><text:span text:style-name="T3">&lt;DECL? value pattern&gt;</text:span></text:span></text:p>
      <text:h text:style-name="P22" text:outline-level="3"><text:span text:style-name="Definition"><text:span text:style-name="T10">DEFAULT-DEFINITION</text:span></text:span></text:h>
      <text:p text:style-name="P1"><text:span text:style-name="Definition"><text:span text:style-name="T3">&lt;DEFAULT-DEFINITION name body ...&gt; **F</text:span></text:span></text:p>
      <text:h text:style-name="P22" text:outline-level="3"><text:span text:style-name="Definition"><text:span text:style-name="T10">DEFINE</text:span></text:span></text:h>
      <text:p text:style-name="P1"><text:span text:style-name="Definition"><text:span text:style-name="T3">&lt;DEFINE name [activation-atom] arg-list [decl] body ...&gt; **F</text:span></text:span></text:p>
      <text:h text:style-name="P22" text:outline-level="3"><text:span text:style-name="Definition"><text:span text:style-name="T10">DEFINE-GLOBALS</text:span></text:span></text:h>
      <text:p text:style-name="P1"><text:span text:style-name="Definition"><text:span text:style-name="T3">&lt;DEFINE-GLOBALS group-name</text:span></text:span></text:p>
      <text:p text:style-name="P1"><text:span text:style-name="Definition"><text:span text:style-name="T3"><text:s text:c="4"/>(atom-or-adecl [{BYTE | WORD}] [initializer]) ...&gt; **F</text:span></text:span></text:p>
      <text:h text:style-name="P22" text:outline-level="3"><text:span text:style-name="Definition"><text:span text:style-name="T10">DEFINE20</text:span></text:span></text:h>
      <text:p text:style-name="P1"><text:span text:style-name="Definition"><text:span text:style-name="T3">&lt;DEFINE20 name [activation-atom] arg-list [decl] body ...&gt; **F</text:span></text:span></text:p>
      <text:h text:style-name="P22" text:outline-level="3"><text:span text:style-name="Definition"><text:span text:style-name="T10">DEFINITIONS</text:span></text:span></text:h>
      <text:p text:style-name="P1"><text:span text:style-name="Definition"><text:span text:style-name="T3">&lt;DEFINITIONS package-name&gt;</text:span></text:span></text:p>
      <text:h text:style-name="P22" text:outline-level="3"><text:span text:style-name="Definition"><text:span text:style-name="T10">DEFMAC</text:span></text:span></text:h>
      <text:p text:style-name="P1"><text:span text:style-name="Definition"><text:span text:style-name="T3">&lt;DEFMAC name [activation-atom] arg-list [decl] body ...&gt; **F</text:span></text:span></text:p>
      <text:h text:style-name="P22" text:outline-level="3"><text:span text:style-name="Definition"><text:span text:style-name="T10">DEFSTRUCT</text:span></text:span></text:h>
      <text:p text:style-name="P1"><text:span text:style-name="Definition"><text:span text:style-name="T3">&lt;DEFSTRUCT</text:span></text:span></text:p>
      <text:p text:style-name="P1"><text:soft-page-break/><text:span text:style-name="Definition"><text:span text:style-name="T3"><text:s text:c="4"/>type-name {base-type | (base-type struct-options ...)}</text:span></text:span></text:p>
      <text:p text:style-name="P1"><text:span text:style-name="Definition"><text:span text:style-name="T3"><text:s text:c="4"/>(field-name decl field-options ...) ...&gt; **F</text:span></text:span></text:p>
      <text:h text:style-name="P22" text:outline-level="3"><text:span text:style-name="Definition"><text:span text:style-name="T10">DELAY-DEFINITION</text:span></text:span></text:h>
      <text:p text:style-name="P1"><text:span text:style-name="Definition"><text:span text:style-name="T3">&lt;DELAY-DEFINITION name&gt;</text:span></text:span></text:p>
      <text:h text:style-name="P22" text:outline-level="3"><text:span text:style-name="Definition"><text:span text:style-name="T10">DIR-SYNONYM</text:span></text:span></text:h>
      <text:p text:style-name="P1"><text:span text:style-name="Definition"><text:span text:style-name="T3">&lt;DIR-SYNONYM original synonyms ...&gt;</text:span></text:span></text:p>
      <text:h text:style-name="P22" text:outline-level="3"><text:span text:style-name="Definition"><text:span text:style-name="T10">DIRECTIONS</text:span></text:span></text:h>
      <text:p text:style-name="P1"><text:span text:style-name="Definition"><text:span text:style-name="T3">&lt;DIRECTIONS atoms ...&gt;</text:span></text:span></text:p>
      <text:h text:style-name="P22" text:outline-level="3"><text:span text:style-name="Definition"><text:span text:style-name="T10">EMPTY?</text:span></text:span></text:h>
      <text:p text:style-name="P1"><text:span text:style-name="Definition"><text:span text:style-name="T3">&lt;EMPTY? Structure&gt;</text:span></text:span></text:p>
      <text:h text:style-name="P22" text:outline-level="3"><text:span text:style-name="Definition"><text:span text:style-name="T10">END-DEFINITIONS</text:span></text:span></text:h>
      <text:p text:style-name="P1"><text:span text:style-name="Definition"><text:span text:style-name="T3">&lt;END-DEFINITIONS&gt;</text:span></text:span></text:p>
      <text:h text:style-name="P22" text:outline-level="3"><text:span text:style-name="Definition"><text:span text:style-name="T10">ENDBLOCK</text:span></text:span></text:h>
      <text:p text:style-name="P1"><text:span text:style-name="Definition"><text:span text:style-name="T3">&lt;ENDBLOCK&gt;</text:span></text:span></text:p>
      <text:h text:style-name="P22" text:outline-level="3"><text:span text:style-name="Definition"><text:span text:style-name="T10">ENDPACKAGE</text:span></text:span></text:h>
      <text:p text:style-name="P1"><text:span text:style-name="Definition"><text:span text:style-name="T3">&lt;ENDPACKAGE&gt;</text:span></text:span></text:p>
      <text:h text:style-name="P22" text:outline-level="3"><text:span text:style-name="Definition"><text:span text:style-name="T10">ENDSECTION</text:span></text:span></text:h>
      <text:p text:style-name="P1"><text:span text:style-name="Definition"><text:span text:style-name="T3">&lt;ENDSECTION&gt;</text:span></text:span></text:p>
      <text:h text:style-name="P22" text:outline-level="3"><text:span text:style-name="Definition"><text:span text:style-name="T10">ENTRY</text:span></text:span></text:h>
      <text:p text:style-name="P1"><text:span text:style-name="Definition"><text:span text:style-name="T3">&lt;ENTRY atoms ...&gt;</text:span></text:span></text:p>
      <text:h text:style-name="P22" text:outline-level="3"><text:span text:style-name="Definition"><text:span text:style-name="T10">EQVB</text:span></text:span></text:h>
      <text:p text:style-name="P1"><text:span text:style-name="Definition"><text:span text:style-name="T3">&lt;EQVB numbers ...&gt;</text:span></text:span></text:p>
      <text:h text:style-name="P22" text:outline-level="3"><text:span text:style-name="Definition"><text:span text:style-name="T10">ERROR</text:span></text:span></text:h>
      <text:p text:style-name="P1"><text:span text:style-name="Definition"><text:span text:style-name="T3">&lt;ERROR values ...&gt;</text:span></text:span></text:p>
      <text:h text:style-name="P22" text:outline-level="3"><text:span text:style-name="Definition"><text:span text:style-name="T10">EVAL</text:span></text:span></text:h>
      <text:p text:style-name="P1"><text:span text:style-name="Definition"><text:span text:style-name="T3">&lt;EVAL value [environment]&gt;</text:span></text:span></text:p>
      <text:h text:style-name="P22" text:outline-level="3"><text:span text:style-name="Definition"><text:span text:style-name="T10">EVALTYPE</text:span></text:span></text:h>
      <text:p text:style-name="P1"><text:span text:style-name="Definition"><text:span text:style-name="T3">&lt;EVALTYPE atom [handler]&gt;</text:span></text:span></text:p>
      <text:h text:style-name="P22" text:outline-level="3"><text:span text:style-name="Definition"><text:span text:style-name="T10">EXPAND</text:span></text:span></text:h>
      <text:p text:style-name="P1"><text:span text:style-name="Definition"><text:span text:style-name="T3">&lt;EXPAND value&gt;</text:span></text:span></text:p>
      <text:h text:style-name="P22" text:outline-level="3"><text:soft-page-break/><text:span text:style-name="Definition"><text:span text:style-name="T10">FILE-FLAGS</text:span></text:span></text:h>
      <text:p text:style-name="P1"><text:span text:style-name="Definition"><text:span text:style-name="T3">&lt;FILE-FLAGS {CLEAN-STACK? | MDL-ZIL?} ...&gt;</text:span></text:span></text:p>
      <text:h text:style-name="P22" text:outline-level="3"><text:span text:style-name="Definition"><text:span text:style-name="T10">FILE-LENGTH</text:span></text:span></text:h>
      <text:p text:style-name="P1"><text:span text:style-name="Definition"><text:span text:style-name="T3">&lt;FILE-LENGTH channel&gt;</text:span></text:span></text:p>
      <text:h text:style-name="P22" text:outline-level="3"><text:span text:style-name="Definition"><text:span text:style-name="T10">FLOAD</text:span></text:span></text:h>
      <text:p text:style-name="P1"><text:span text:style-name="Definition"><text:span text:style-name="T3">&lt;FLOAD filename&gt;</text:span></text:span></text:p>
      <text:h text:style-name="P22" text:outline-level="3"><text:span text:style-name="Definition"><text:span text:style-name="T10">FORM</text:span></text:span></text:h>
      <text:p text:style-name="P1"><text:span text:style-name="Definition"><text:span text:style-name="T3">&lt;FORM values ...&gt;</text:span></text:span></text:p>
      <text:h text:style-name="P22" text:outline-level="3"><text:span text:style-name="Definition"><text:span text:style-name="T10">FUNCTION</text:span></text:span></text:h>
      <text:p text:style-name="P1"><text:span text:style-name="Definition"><text:span text:style-name="T3">&lt;FUNCTION [activation-atom] arg-list [decl] body ...&gt; **F</text:span></text:span></text:p>
      <text:h text:style-name="P22" text:outline-level="3"><text:span text:style-name="Definition"><text:span text:style-name="T10">FUNNY-GLOBALS?</text:span></text:span></text:h>
      <text:p text:style-name="P1"><text:span text:style-name="Definition"><text:span text:style-name="T3">&lt;FUNNY-GLOBALS? [boolean]&gt;</text:span></text:span></text:p>
      <text:h text:style-name="P22" text:outline-level="3"><text:span text:style-name="Definition"><text:span text:style-name="T10">G=?</text:span></text:span></text:h>
      <text:p text:style-name="P1"><text:span text:style-name="Definition"><text:span text:style-name="T3">&lt;G=? value1 value2&gt;</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1</text:span></text:span><text:span text:style-name="Definition"><text:span text:style-name="T14"> is greater or equal than </text:span></text:span><text:span text:style-name="Definition"><text:span text:style-name="T3">value2</text:span></text:span><text:span text:style-name="Definition"><text:span text:style-name="T14"> otherwise false.</text:span></text:span></text:p>
      <text:h text:style-name="P22" text:outline-level="3"><text:span text:style-name="Definition"><text:span text:style-name="T10">G?</text:span></text:span></text:h>
      <text:p text:style-name="P1"><text:span text:style-name="Definition"><text:span text:style-name="T3">&lt;G? value1 value2&gt;</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1</text:span></text:span><text:span text:style-name="Definition"><text:span text:style-name="T14"> is greater than </text:span></text:span><text:span text:style-name="Definition"><text:span text:style-name="T3">value2</text:span></text:span><text:span text:style-name="Definition"><text:span text:style-name="T14"> otherwise false.</text:span></text:span></text:p>
      <text:h text:style-name="P22" text:outline-level="3"><text:span text:style-name="Definition"><text:span text:style-name="T10">GASSIGNED?</text:span></text:span></text:h>
      <text:p text:style-name="P1"><text:span text:style-name="Definition"><text:span text:style-name="T3">&lt;GASSIGNED? Atom&gt;</text:span></text:span></text:p>
      <text:h text:style-name="P22" text:outline-level="3"><text:span text:style-name="Definition"><text:span text:style-name="T10">GBOUND?</text:span></text:span></text:h>
      <text:p text:style-name="P1"><text:span text:style-name="Definition"><text:span text:style-name="T3">&lt;GBOUND? Atom&gt;</text:span></text:span></text:p>
      <text:h text:style-name="P22" text:outline-level="3"><text:span text:style-name="Definition"><text:span text:style-name="T10">GC</text:span></text:span></text:h>
      <text:p text:style-name="P1"><text:span text:style-name="Definition"><text:span text:style-name="T3">&lt;GC&gt;</text:span></text:span></text:p>
      <text:h text:style-name="P22" text:outline-level="3"><text:span text:style-name="Definition"><text:span text:style-name="T10">GDECL</text:span></text:span></text:h>
      <text:p text:style-name="P1"><text:span text:style-name="Definition"><text:span text:style-name="T3">&lt;GDECL (atoms ...) decl ...&gt; **F</text:span></text:span></text:p>
      <text:h text:style-name="P22" text:outline-level="3"><text:span text:style-name="Definition"><text:span text:style-name="T10">GET-DECL</text:span></text:span></text:h>
      <text:p text:style-name="P1"><text:span text:style-name="Definition"><text:span text:style-name="T3">&lt;GET-DECL item&gt;</text:span></text:span></text:p>
      <text:h text:style-name="P22" text:outline-level="3"><text:span text:style-name="Definition"><text:span text:style-name="T10">GETB</text:span></text:span></text:h>
      <text:p text:style-name="P1"><text:span text:style-name="Definition"><text:span text:style-name="T3">&lt;GETB table index&gt;</text:span></text:span></text:p>
      <text:h text:style-name="P22" text:outline-level="3"><text:soft-page-break/><text:span text:style-name="Definition"><text:span text:style-name="T10">GETPROP</text:span></text:span></text:h>
      <text:p text:style-name="P1"><text:span text:style-name="Definition"><text:span text:style-name="T3">&lt;GETPROP item indicator [default-value]&gt;</text:span></text:span></text:p>
      <text:h text:style-name="P22" text:outline-level="3"><text:span text:style-name="Definition"><text:span text:style-name="T10">GLOBAL</text:span></text:span></text:h>
      <text:p text:style-name="P1"><text:span text:style-name="Definition"><text:span text:style-name="T3">&lt;GLOBAL atom-or-adecl default-value [decl] [size]&gt; **F</text:span></text:span></text:p>
      <text:h text:style-name="P22" text:outline-level="3"><text:span text:style-name="Definition"><text:span text:style-name="T10">GROW</text:span></text:span></text:h>
      <text:p text:style-name="P1"><text:span text:style-name="Definition"><text:span text:style-name="T3">&lt;GROW structure end beginning&gt;</text:span></text:span></text:p>
      <text:h text:style-name="P22" text:outline-level="3"><text:span text:style-name="Definition"><text:span text:style-name="T10">GUNASSIGN</text:span></text:span></text:h>
      <text:p text:style-name="P1"><text:span text:style-name="Definition"><text:span text:style-name="T3">&lt;GUNASSIGN atom&gt;</text:span></text:span></text:p>
      <text:h text:style-name="P22" text:outline-level="3"><text:span text:style-name="Definition"><text:span text:style-name="T10">GVAL</text:span></text:span></text:h>
      <text:p text:style-name="P1"><text:span text:style-name="Definition"><text:span text:style-name="T3">&lt;GVAL atom&gt;</text:span></text:span></text:p>
      <text:h text:style-name="P22" text:outline-level="3"><text:span text:style-name="Definition"><text:span text:style-name="T10">IFFLAG</text:span></text:span></text:h>
      <text:p text:style-name="P1"><text:span text:style-name="Definition"><text:span text:style-name="T3">&lt;IFFLAG (condition body ...) ...&gt; **F</text:span></text:span></text:p>
      <text:h text:style-name="P22" text:outline-level="3"><text:span text:style-name="Definition"><text:span text:style-name="T10">ILIST</text:span></text:span></text:h>
      <text:p text:style-name="P1"><text:span text:style-name="Definition"><text:span text:style-name="T3">&lt;ILIST count [init]&gt;</text:span></text:span></text:p>
      <text:h text:style-name="P22" text:outline-level="3"><text:span text:style-name="Definition"><text:span text:style-name="T10">IMAGE</text:span></text:span></text:h>
      <text:p text:style-name="P1"><text:span text:style-name="Definition"><text:span text:style-name="T3">&lt;IMAGE ch [channel]&gt;</text:span></text:span></text:p>
      <text:h text:style-name="P22" text:outline-level="3"><text:span text:style-name="Definition"><text:span text:style-name="T10">INCLUDE</text:span></text:span></text:h>
      <text:p text:style-name="P1"><text:span text:style-name="Definition"><text:span text:style-name="T3">&lt;INCLUDE package-name ...&gt;</text:span></text:span></text:p>
      <text:h text:style-name="P22" text:outline-level="3"><text:span text:style-name="Definition"><text:span text:style-name="T10">INCLUDE-WHEN</text:span></text:span></text:h>
      <text:p text:style-name="P1"><text:span text:style-name="Definition"><text:span text:style-name="T3">&lt;INCLUDE-WHEN condition package-name ...&gt;</text:span></text:span></text:p>
      <text:h text:style-name="P22" text:outline-level="3"><text:span text:style-name="Definition"><text:span text:style-name="T10">INDENT-TO</text:span></text:span></text:h>
      <text:p text:style-name="P1"><text:span text:style-name="Definition"><text:span text:style-name="T3">&lt;INDENT-TO position [channel]&gt;</text:span></text:span></text:p>
      <text:h text:style-name="P22" text:outline-level="3"><text:span text:style-name="Definition"><text:span text:style-name="T10">INDEX</text:span></text:span></text:h>
      <text:p text:style-name="P1"><text:span text:style-name="Definition"><text:span text:style-name="T3">&lt;INDEX offset&gt;</text:span></text:span></text:p>
      <text:h text:style-name="P22" text:outline-level="3"><text:span text:style-name="Definition"><text:span text:style-name="T10">INDICATOR</text:span></text:span></text:h>
      <text:p text:style-name="P1"><text:span text:style-name="Definition"><text:span text:style-name="T3">&lt;INDICATOR asoc&gt;</text:span></text:span></text:p>
      <text:h text:style-name="P22" text:outline-level="3"><text:span text:style-name="Definition"><text:span text:style-name="T10">INSERT</text:span></text:span></text:h>
      <text:p text:style-name="P1"><text:span text:style-name="Definition"><text:span text:style-name="T3">&lt;INSERT string-or-atom oblist&gt;</text:span></text:span></text:p>
      <text:h text:style-name="P22" text:outline-level="3"><text:span text:style-name="Definition"><text:span text:style-name="T10">INSERT-FILE</text:span></text:span></text:h>
      <text:p text:style-name="P1"><text:span text:style-name="Definition"><text:span text:style-name="T3">&lt;INSERT-FILE filename&gt;</text:span></text:span></text:p>
      <text:h text:style-name="P22" text:outline-level="3"><text:soft-page-break/><text:span text:style-name="Definition"><text:span text:style-name="T10">ISTRING</text:span></text:span></text:h>
      <text:p text:style-name="P1"><text:span text:style-name="Definition"><text:span text:style-name="T3">&lt;ISTRING count [init]&gt;</text:span></text:span></text:p>
      <text:h text:style-name="P22" text:outline-level="3"><text:span text:style-name="Definition"><text:span text:style-name="T10">ITABLE</text:span></text:span></text:h>
      <text:p text:style-name="P1"><text:span text:style-name="Definition"><text:span text:style-name="T3">&lt;ITABLE [specifier] count [(flags...)] defaults ...&gt;</text:span></text:span></text:p>
      <text:p text:style-name="P5"><text:span text:style-name="Definition"><text:span text:style-name="T3"/></text:span></text:p>
      <text:p text:style-name="P8"><text:span text:style-name="Definition"><text:span text:style-name="T14">Defines a table of </text:span></text:span><text:span text:style-name="Definition"><text:span text:style-name="T4">count</text:span></text:span><text:span text:style-name="Definition"><text:span text:style-name="T14"> elements </text:span></text:span><text:span text:style-name="Definition"><text:span text:style-name="T15">filled</text:span></text:span><text:span text:style-name="Definition"><text:span text:style-name="T14"> with default values: either zeros or, if the </text:span></text:span><text:span text:style-name="Definition"><text:span text:style-name="T4">default</text:span></text:span><text:span text:style-name="Definition"><text:span text:style-name="T15"> list is specified, the specified list of values repeated until the table is full.</text:span></text:span></text:p>
      <text:p text:style-name="P8"><text:span text:style-name="Definition"><text:span text:style-name="T15">The optional </text:span></text:span><text:span text:style-name="Definition"><text:span text:style-name="T4">specifier</text:span></text:span><text:span text:style-name="Definition"><text:span text:style-name="T15"> may be the atoms </text:span></text:span><text:span text:style-name="Definition"><text:span text:style-name="T4">NONE</text:span></text:span><text:span text:style-name="Definition"><text:span text:style-name="T15">, </text:span></text:span><text:span text:style-name="Definition"><text:span text:style-name="T4">BYTE</text:span></text:span><text:span text:style-name="Definition"><text:span text:style-name="T15">, or </text:span></text:span><text:span text:style-name="Definition"><text:span text:style-name="T4">WORD</text:span></text:span><text:span text:style-name="Definition"><text:span text:style-name="T15">. </text:span></text:span><text:span text:style-name="Definition"><text:span text:style-name="T4">BYTE</text:span></text:span><text:span text:style-name="Definition"><text:span text:style-name="T15"> and </text:span></text:span><text:span text:style-name="Definition"><text:span text:style-name="T4">WORD</text:span></text:span><text:span text:style-name="Definition"><text:span text:style-name="T15">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5"> about flags).</text:span></text:span></text:p>
      <text:p text:style-name="Text_20_body"><text:span text:style-name="Definition"><text:span text:style-name="T15">Examples:</text:span></text:span></text:p>
      <text:p text:style-name="Standard"><text:span text:style-name="Definition"><text:span text:style-name="T4"><text:tab/>&lt;ITABLE 4 0&gt; <text:s/>--&gt;</text:span></text:span></text:p>
      <table:table table:name="Tabell6" table:style-name="Tabell6">
        <table:table-column table:style-name="Tabell6.A"/>
        <table:table-column table:style-name="Tabell6.B"/>
        <table:table-column table:style-name="Tabell6.C"/>
        <table:table-column table:style-name="Tabell6.D"/>
        <table:table-row>
          <table:table-cell table:style-name="Tabell6.A1" office:value-type="string">
            <text:p text:style-name="P14">Element 0<text:line-break/>WORD</text:p>
          </table:table-cell>
          <table:table-cell table:style-name="Tabell6.A1" office:value-type="string">
            <text:p text:style-name="P14">Element 1<text:line-break/>WORD</text:p>
          </table:table-cell>
          <table:table-cell table:style-name="Tabell6.A1" office:value-type="string">
            <text:p text:style-name="P14">Element 2<text:line-break/>WORD</text:p>
          </table:table-cell>
          <table:table-cell table:style-name="Tabell6.D1" office:value-type="string">
            <text:p text:style-name="P14">Element 3<text:line-break/>WORD</text:p>
          </table:table-cell>
        </table:table-row>
        <table:table-row>
          <table:table-cell table:style-name="Tabell6.A2" office:value-type="float" office:value="0">
            <text:p text:style-name="P14">0</text:p>
          </table:table-cell>
          <table:table-cell table:style-name="Tabell6.A2" office:value-type="float" office:value="0">
            <text:p text:style-name="P14">0</text:p>
          </table:table-cell>
          <table:table-cell table:style-name="Tabell6.A2" office:value-type="float" office:value="0">
            <text:p text:style-name="P14">0</text:p>
          </table:table-cell>
          <table:table-cell table:style-name="Tabell6.D2" office:value-type="float" office:value="0">
            <text:p text:style-name="P14">0</text:p>
          </table:table-cell>
        </table:table-row>
      </table:table>
      <text:p text:style-name="Standard"><text:span text:style-name="Definition"><text:span text:style-name="T4"><text:tab/></text:span></text:span></text:p>
      <text:p text:style-name="Standard"><text:span text:style-name="Definition"><text:span text:style-name="T4"><text:tab/>&lt;ITABLE (BYTE LENGTH) 4 0&gt; <text:s/>--&gt;</text:span></text:span></text:p>
      <table:table table:name="Tabell7" table:style-name="Tabell7">
        <table:table-column table:style-name="Tabell7.A" table:number-columns-repeated="2"/>
        <table:table-column table:style-name="Tabell7.C"/>
        <table:table-column table:style-name="Tabell7.D"/>
        <table:table-column table:style-name="Tabell7.E"/>
        <table:table-row>
          <table:table-cell table:style-name="Tabell7.A1" office:value-type="string">
            <text:p text:style-name="P14">Element 0<text:line-break/>BYTE</text:p>
          </table:table-cell>
          <table:table-cell table:style-name="Tabell7.A1" office:value-type="string">
            <text:p text:style-name="P14">Element 1<text:line-break/>BYTE</text:p>
          </table:table-cell>
          <table:table-cell table:style-name="Tabell7.A1" office:value-type="string">
            <text:p text:style-name="P14">Element 2<text:line-break/>BYTE</text:p>
          </table:table-cell>
          <table:table-cell table:style-name="Tabell7.A1" office:value-type="string">
            <text:p text:style-name="P14">Element 3<text:line-break/>BYTE</text:p>
          </table:table-cell>
          <table:table-cell table:style-name="Tabell7.E1" office:value-type="string">
            <text:p text:style-name="P14">Element 4<text:line-break/>BYTE</text:p>
          </table:table-cell>
        </table:table-row>
        <table:table-row>
          <table:table-cell table:style-name="Tabell7.A2" office:value-type="float" office:value="4">
            <text:p text:style-name="P14">4</text:p>
          </table:table-cell>
          <table:table-cell table:style-name="Tabell7.A2" office:value-type="float" office:value="0">
            <text:p text:style-name="P14">0</text:p>
          </table:table-cell>
          <table:table-cell table:style-name="Tabell7.A2" office:value-type="float" office:value="0">
            <text:p text:style-name="P14">0</text:p>
          </table:table-cell>
          <table:table-cell table:style-name="Tabell7.A2" office:value-type="float" office:value="0">
            <text:p text:style-name="P14">0</text:p>
          </table:table-cell>
          <table:table-cell table:style-name="Tabell7.E2" office:value-type="float" office:value="0">
            <text:p text:style-name="P14">0</text:p>
          </table:table-cell>
        </table:table-row>
      </table:table>
      <text:p text:style-name="P8"><text:span text:style-name="Definition"><text:span text:style-name="T15"/></text:span></text:p>
      <text:p text:style-name="Standard"><text:span text:style-name="Definition"><text:span text:style-name="T4"><text:tab/>&lt;ITABLE BYTE 4 0&gt; <text:s/>--&gt;</text:span></text:span></text:p>
      <table:table table:name="Tabell8" table:style-name="Tabell8">
        <table:table-column table:style-name="Tabell8.A" table:number-columns-repeated="2"/>
        <table:table-column table:style-name="Tabell8.C"/>
        <table:table-column table:style-name="Tabell8.D"/>
        <table:table-column table:style-name="Tabell8.E"/>
        <table:table-row>
          <table:table-cell table:style-name="Tabell8.A1" office:value-type="string">
            <text:p text:style-name="P14">Element 0<text:line-break/>BYTE</text:p>
          </table:table-cell>
          <table:table-cell table:style-name="Tabell8.A1" office:value-type="string">
            <text:p text:style-name="P14">Element 1<text:line-break/>BYTE</text:p>
          </table:table-cell>
          <table:table-cell table:style-name="Tabell8.A1" office:value-type="string">
            <text:p text:style-name="P14">Element 2<text:line-break/>BYTE</text:p>
          </table:table-cell>
          <table:table-cell table:style-name="Tabell8.A1" office:value-type="string">
            <text:p text:style-name="P14">Element 3<text:line-break/>BYTE</text:p>
          </table:table-cell>
          <table:table-cell table:style-name="Tabell8.E1" office:value-type="string">
            <text:p text:style-name="P14">Element 4<text:line-break/>BYTE</text:p>
          </table:table-cell>
        </table:table-row>
        <table:table-row>
          <table:table-cell table:style-name="Tabell8.A2" office:value-type="float" office:value="4">
            <text:p text:style-name="P14">4</text:p>
          </table:table-cell>
          <table:table-cell table:style-name="Tabell8.A2" office:value-type="float" office:value="0">
            <text:p text:style-name="P14">0</text:p>
          </table:table-cell>
          <table:table-cell table:style-name="Tabell8.A2" office:value-type="float" office:value="0">
            <text:p text:style-name="P14">0</text:p>
          </table:table-cell>
          <table:table-cell table:style-name="Tabell8.A2" office:value-type="float" office:value="0">
            <text:p text:style-name="P14">0</text:p>
          </table:table-cell>
          <table:table-cell table:style-name="Tabell8.E2" office:value-type="float" office:value="0">
            <text:p text:style-name="P14">0</text:p>
          </table:table-cell>
        </table:table-row>
      </table:table>
      <text:p text:style-name="P8"><text:span text:style-name="Definition"><text:span text:style-name="T15"><text:tab/></text:span></text:span></text:p>
      <text:h text:style-name="P22" text:outline-level="3"><text:span text:style-name="Definition"><text:span text:style-name="T10">ITEM</text:span></text:span></text:h>
      <text:p text:style-name="P1"><text:span text:style-name="Definition"><text:span text:style-name="T3">&lt;ITEM asoc&gt;</text:span></text:span></text:p>
      <text:h text:style-name="P22" text:outline-level="3"><text:span text:style-name="Definition"><text:span text:style-name="T10">IVECTOR</text:span></text:span></text:h>
      <text:p text:style-name="P1"><text:span text:style-name="Definition"><text:span text:style-name="T3">&lt;IVECTOR count [init]&gt;</text:span></text:span></text:p>
      <text:h text:style-name="P22" text:outline-level="3"><text:span text:style-name="Definition"><text:span text:style-name="T10">L=?</text:span></text:span></text:h>
      <text:p text:style-name="P1"><text:span text:style-name="Definition"><text:span text:style-name="T3">&lt;L=? value1 value2&gt;</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1</text:span></text:span><text:span text:style-name="Definition"><text:span text:style-name="T14"> is lower or equal than </text:span></text:span><text:span text:style-name="Definition"><text:span text:style-name="T3">value2</text:span></text:span><text:span text:style-name="Definition"><text:span text:style-name="T14"> otherwise false.</text:span></text:span></text:p>
      <text:h text:style-name="P22" text:outline-level="3"><text:span text:style-name="Definition"><text:span text:style-name="T10">L?</text:span></text:span></text:h>
      <text:p text:style-name="P1"><text:span text:style-name="Definition"><text:span text:style-name="T3">&lt;L? value1 value2&gt;</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1</text:span></text:span><text:span text:style-name="Definition"><text:span text:style-name="T14"> is lower than </text:span></text:span><text:span text:style-name="Definition"><text:span text:style-name="T3">value2</text:span></text:span><text:span text:style-name="Definition"><text:span text:style-name="T14"> otherwise false.</text:span></text:span></text:p>
      <text:h text:style-name="P22" text:outline-level="3"><text:soft-page-break/><text:span text:style-name="Definition"><text:span text:style-name="T10">LANGUAGE</text:span></text:span></text:h>
      <text:p text:style-name="P1"><text:span text:style-name="Definition"><text:span text:style-name="T3">&lt;LANGUAGE name [escape-char] [change-chrset]&gt;</text:span></text:span></text:p>
      <text:h text:style-name="P22" text:outline-level="3"><text:span text:style-name="Definition"><text:span text:style-name="T10">LEGAL?</text:span></text:span></text:h>
      <text:p text:style-name="P1"><text:span text:style-name="Definition"><text:span text:style-name="T3">&lt;LEGAL? Value&gt;</text:span></text:span></text:p>
      <text:h text:style-name="P22" text:outline-level="3"><text:span text:style-name="Definition"><text:span text:style-name="T10">LENGTH</text:span></text:span></text:h>
      <text:p text:style-name="P1"><text:span text:style-name="Definition"><text:span text:style-name="T3">&lt;LENGTH structure&gt;</text:span></text:span></text:p>
      <text:h text:style-name="P22" text:outline-level="3"><text:span text:style-name="Definition"><text:span text:style-name="T10">LENGTH?</text:span></text:span></text:h>
      <text:p text:style-name="P1"><text:span text:style-name="Definition"><text:span text:style-name="T3">&lt;LENGTH? structure limit&gt;</text:span></text:span></text:p>
      <text:h text:style-name="P22" text:outline-level="3"><text:span text:style-name="Definition"><text:span text:style-name="T10">LINK</text:span></text:span></text:h>
      <text:p text:style-name="P1"><text:span text:style-name="Definition"><text:span text:style-name="T3">&lt;LINK value str oblist&gt;</text:span></text:span></text:p>
      <text:h text:style-name="P22" text:outline-level="3"><text:span text:style-name="Definition"><text:span text:style-name="T10">LIST</text:span></text:span></text:h>
      <text:p text:style-name="P1"><text:span text:style-name="Definition"><text:span text:style-name="T3">&lt;LIST values ...&gt;</text:span></text:span></text:p>
      <text:h text:style-name="P22" text:outline-level="3"><text:span text:style-name="Definition"><text:span text:style-name="T10">LONG-WORDS?</text:span></text:span></text:h>
      <text:p text:style-name="P1"><text:span text:style-name="Definition"><text:span text:style-name="T3">&lt;LONG-WORDS? [boolean]&gt;</text:span></text:span></text:p>
      <text:h text:style-name="P22" text:outline-level="3"><text:span text:style-name="Definition"><text:span text:style-name="T10">LOOKUP</text:span></text:span></text:h>
      <text:p text:style-name="P1"><text:span text:style-name="Definition"><text:span text:style-name="T3">&lt;LOOKUP str oblist&gt;</text:span></text:span></text:p>
      <text:h text:style-name="P22" text:outline-level="3"><text:span text:style-name="Definition"><text:span text:style-name="T10">LPARSE</text:span></text:span></text:h>
      <text:p text:style-name="P1"><text:span text:style-name="Definition"><text:span text:style-name="T3">&lt;LPARSE text [10] [lookup-oblist]&gt;</text:span></text:span></text:p>
      <text:h text:style-name="P22" text:outline-level="3"><text:span text:style-name="Definition"><text:span text:style-name="T10">LSH</text:span></text:span></text:h>
      <text:p text:style-name="P1"><text:span text:style-name="Definition"><text:span text:style-name="T3">&lt;LSH number1 number2&gt;</text:span></text:span></text:p>
      <text:h text:style-name="P22" text:outline-level="3"><text:span text:style-name="Definition"><text:span text:style-name="T10">LTABLE</text:span></text:span></text:h>
      <text:p text:style-name="P1"><text:span text:style-name="Definition"><text:span text:style-name="T3">&lt;LTABLE [flag-list] values ...&gt;</text:span></text:span></text:p>
      <text:p text:style-name="P1"><text:span text:style-name="Definition"><text:span text:style-name="T3"/></text:span></text:p>
      <text:p text:style-name="P8"><text:span text:style-name="Definition"><text:span text:style-name="T14">Defines a table containing the specified </text:span></text:span><text:span text:style-name="Definition"><text:span text:style-name="T3">values</text:span></text:span><text:span text:style-name="Definition"><text:span text:style-name="T14"> and with the </text:span></text:span><text:span text:style-name="Definition"><text:span text:style-name="T3">LENGTH</text:span></text:span><text:span text:style-name="Definition"><text:span text:style-name="T14"> </text:span></text:span><text:span text:style-name="Definition"><text:span text:style-name="T14">flag</text:span></text:span><text:span text:style-name="Definition"><text:span text:style-name="T15"> (see </text:span></text:span><text:span text:style-name="Definition"><text:span text:style-name="T4">TABLE</text:span></text:span><text:span text:style-name="Definition"><text:span text:style-name="T15">).</text:span></text:span></text:p>
      <text:h text:style-name="P22" text:outline-level="3"><text:span text:style-name="Definition"><text:span text:style-name="T10">LVAL</text:span></text:span></text:h>
      <text:p text:style-name="P1"><text:span text:style-name="Definition"><text:span text:style-name="T3">&lt;LVAL atom [environment]&gt;</text:span></text:span></text:p>
      <text:h text:style-name="P22" text:outline-level="3"><text:span text:style-name="Definition"><text:span text:style-name="T10">M-HPOS</text:span></text:span></text:h>
      <text:p text:style-name="P1"><text:span text:style-name="Definition"><text:span text:style-name="T3">&lt;M-HPOS channel&gt;</text:span></text:span></text:p>
      <text:h text:style-name="P22" text:outline-level="3"><text:span text:style-name="Definition"><text:span text:style-name="T10">MAPF</text:span></text:span></text:h>
      <text:p text:style-name="P1"><text:span text:style-name="Definition"><text:span text:style-name="T3">&lt;MAPF finalf applicable structs ...&gt;</text:span></text:span></text:p>
      <text:h text:style-name="P22" text:outline-level="3"><text:soft-page-break/><text:span text:style-name="Definition"><text:span text:style-name="T10">MAPLEAVE</text:span></text:span></text:h>
      <text:p text:style-name="P1"><text:span text:style-name="Definition"><text:span text:style-name="T3">&lt;MAPLEAVE [value]&gt;</text:span></text:span></text:p>
      <text:h text:style-name="P22" text:outline-level="3"><text:span text:style-name="Definition"><text:span text:style-name="T10">MAPR</text:span></text:span></text:h>
      <text:p text:style-name="P1"><text:span text:style-name="Definition"><text:span text:style-name="T3">&lt;MAPR finalf applicable structs ...&gt;</text:span></text:span></text:p>
      <text:h text:style-name="P22" text:outline-level="3"><text:span text:style-name="Definition"><text:span text:style-name="T10">MAPRET</text:span></text:span></text:h>
      <text:p text:style-name="P1"><text:span text:style-name="Definition"><text:span text:style-name="T3">&lt;MAPRET [value] ...&gt;</text:span></text:span></text:p>
      <text:h text:style-name="P22" text:outline-level="3"><text:span text:style-name="Definition"><text:span text:style-name="T10">MAPSTOP</text:span></text:span></text:h>
      <text:p text:style-name="P1"><text:span text:style-name="Definition"><text:span text:style-name="T3">&lt;MAPSTOP [value] ...&gt;</text:span></text:span></text:p>
      <text:h text:style-name="P22" text:outline-level="3"><text:span text:style-name="Definition"><text:span text:style-name="T10">MAX</text:span></text:span></text:h>
      <text:p text:style-name="P1"><text:span text:style-name="Definition"><text:span text:style-name="T3">&lt;MAX numbers ...&gt;</text:span></text:span></text:p>
      <text:h text:style-name="P22" text:outline-level="3"><text:span text:style-name="Definition"><text:span text:style-name="T10">MEMBER</text:span></text:span></text:h>
      <text:p text:style-name="P1"><text:span text:style-name="Definition"><text:span text:style-name="T3">&lt;MEMBER item structure&gt;</text:span></text:span></text:p>
      <text:h text:style-name="P22" text:outline-level="3"><text:span text:style-name="Definition"><text:span text:style-name="T10">MEMQ</text:span></text:span></text:h>
      <text:p text:style-name="P1"><text:span text:style-name="Definition"><text:span text:style-name="T3">&lt;MEMQ item structure&gt;</text:span></text:span></text:p>
      <text:h text:style-name="P22" text:outline-level="3"><text:span text:style-name="Definition"><text:span text:style-name="T10">MIN</text:span></text:span></text:h>
      <text:p text:style-name="P1"><text:span text:style-name="Definition"><text:span text:style-name="T3">&lt;MIN numbers ...&gt;</text:span></text:span></text:p>
      <text:h text:style-name="P22" text:outline-level="3"><text:span text:style-name="Definition"><text:span text:style-name="T10">MOBLIST</text:span></text:span></text:h>
      <text:p text:style-name="P1"><text:span text:style-name="Definition"><text:span text:style-name="T3">&lt;MOBLIST name&gt;</text:span></text:span></text:p>
      <text:h text:style-name="P22" text:outline-level="3"><text:span text:style-name="Definition"><text:span text:style-name="T10">MOD</text:span></text:span></text:h>
      <text:p text:style-name="P1"><text:span text:style-name="Definition"><text:span text:style-name="T3">&lt;MOD number1 number2&gt;</text:span></text:span></text:p>
      <text:h text:style-name="P22" text:outline-level="3"><text:span text:style-name="Definition"><text:span text:style-name="T10">MSETG</text:span></text:span></text:h>
      <text:p text:style-name="P1"><text:span text:style-name="Definition"><text:span text:style-name="T3">&lt;MSETG atom-or-adecl value&gt; **F</text:span></text:span></text:p>
      <text:h text:style-name="P22" text:outline-level="3"><text:span text:style-name="Definition"><text:span text:style-name="T10">N==?</text:span></text:span></text:h>
      <text:p text:style-name="P1"><text:span text:style-name="Definition"><text:span text:style-name="T3">&lt;N==? value1 value2&gt;</text:span></text:span></text:p>
      <text:h text:style-name="P22" text:outline-level="3"><text:span text:style-name="Definition"><text:span text:style-name="T10">N=?</text:span></text:span></text:h>
      <text:p text:style-name="P1"><text:span text:style-name="Definition"><text:span text:style-name="T3">&lt;N=? value1 value2&gt;</text:span></text:span></text:p>
      <text:h text:style-name="P22" text:outline-level="3"><text:span text:style-name="Definition"><text:span text:style-name="T10">NEW-ADD-WORD</text:span></text:span></text:h>
      <text:p text:style-name="P1"><text:span text:style-name="Definition"><text:span text:style-name="T3">&lt;NEW-ADD-WORD atom-or-string [type] [value] [flags]&gt;</text:span></text:span></text:p>
      <text:h text:style-name="P22" text:outline-level="3"><text:span text:style-name="Definition"><text:span text:style-name="T10">NEWTYPE</text:span></text:span></text:h>
      <text:p text:style-name="P1"><text:span text:style-name="Definition"><text:span text:style-name="T3">&lt;NEWTYPE name primtype-atom [decl]&gt;</text:span></text:span></text:p>
      <text:h text:style-name="P22" text:outline-level="3"><text:soft-page-break/><text:span text:style-name="Definition"><text:span text:style-name="T10">NEXT</text:span></text:span></text:h>
      <text:p text:style-name="P1"><text:span text:style-name="Definition"><text:span text:style-name="T3">&lt;NEXT asoc&gt;</text:span></text:span></text:p>
      <text:h text:style-name="P22" text:outline-level="3"><text:span text:style-name="Definition"><text:span text:style-name="T10">NOT</text:span></text:span></text:h>
      <text:p text:style-name="P1"><text:span text:style-name="Definition"><text:span text:style-name="T3">&lt;NOT value&gt;</text:span></text:span></text:p>
      <text:h text:style-name="P22" text:outline-level="3"><text:span text:style-name="Definition"><text:span text:style-name="T10">NTH</text:span></text:span></text:h>
      <text:p text:style-name="P1"><text:span text:style-name="Definition"><text:span text:style-name="T3">&lt;NTH structure index&gt;</text:span></text:span></text:p>
      <text:h text:style-name="P22" text:outline-level="3"><text:span text:style-name="Definition"><text:span text:style-name="T10">OBJECT</text:span></text:span></text:h>
      <text:p text:style-name="P1"><text:span text:style-name="Definition"><text:span text:style-name="T3">&lt;OBJECT name (property values ...) ...&gt;</text:span></text:span></text:p>
      <text:h text:style-name="P22" text:outline-level="3"><text:span text:style-name="Definition"><text:span text:style-name="T10">OBLIST?</text:span></text:span></text:h>
      <text:p text:style-name="P1"><text:span text:style-name="Definition"><text:span text:style-name="T3">&lt;OBLIST? Atom&gt;</text:span></text:span></text:p>
      <text:h text:style-name="P22" text:outline-level="3"><text:span text:style-name="Definition"><text:span text:style-name="T10">OFFSET</text:span></text:span></text:h>
      <text:p text:style-name="P1"><text:span text:style-name="Definition"><text:span text:style-name="T3">&lt;OFFSET offset structure-decl [value-decl]&gt;</text:span></text:span></text:p>
      <text:h text:style-name="P22" text:outline-level="3"><text:span text:style-name="Definition"><text:span text:style-name="T10">OPEN</text:span></text:span></text:h>
      <text:p text:style-name="P1"><text:span text:style-name="Definition"><text:span text:style-name="T3">&lt;OPEN "READ" path&gt;</text:span></text:span></text:p>
      <text:h text:style-name="P22" text:outline-level="3"><text:span text:style-name="Definition"><text:span text:style-name="T10">OR</text:span></text:span></text:h>
      <text:p text:style-name="P1"><text:span text:style-name="Definition"><text:span text:style-name="T3">&lt;OR conditions ...&gt; **F</text:span></text:span></text:p>
      <text:h text:style-name="P22" text:outline-level="3"><text:span text:style-name="Definition"><text:span text:style-name="T10">OR?</text:span></text:span></text:h>
      <text:p text:style-name="P1"><text:span text:style-name="Definition"><text:span text:style-name="T3">&lt;OR? Values ...&gt;</text:span></text:span></text:p>
      <text:h text:style-name="P22" text:outline-level="3"><text:span text:style-name="Definition"><text:span text:style-name="T10">ORB</text:span></text:span></text:h>
      <text:p text:style-name="P1"><text:span text:style-name="Definition"><text:span text:style-name="T3">&lt;ORB numbers ...&gt;</text:span></text:span></text:p>
      <text:h text:style-name="P22" text:outline-level="3"><text:span text:style-name="Definition"><text:span text:style-name="T10">ORDER-FLAGS?</text:span></text:span></text:h>
      <text:p text:style-name="P1"><text:span text:style-name="Definition"><text:span text:style-name="T3">&lt;ORDER-FLAGS? LAST objects ...&gt;</text:span></text:span></text:p>
      <text:h text:style-name="P22" text:outline-level="3"><text:span text:style-name="Definition"><text:span text:style-name="T10">ORDER-OBJECTS?</text:span></text:span></text:h>
      <text:p text:style-name="P1"><text:span text:style-name="Definition"><text:span text:style-name="T3">&lt;ORDER-OBJECTS? Atom&gt;</text:span></text:span></text:p>
      <text:h text:style-name="P22" text:outline-level="3"><text:span text:style-name="Definition"><text:span text:style-name="T10">ORDER-TREE?</text:span></text:span></text:h>
      <text:p text:style-name="P1"><text:span text:style-name="Definition"><text:span text:style-name="T3">&lt;ORDER-TREE? Atom&gt;</text:span></text:span></text:p>
      <text:h text:style-name="P22" text:outline-level="3"><text:span text:style-name="Definition"><text:span text:style-name="T10">PACKAGE</text:span></text:span></text:h>
      <text:p text:style-name="P1"><text:span text:style-name="Definition"><text:span text:style-name="T3">&lt;PACKAGE package-name&gt;</text:span></text:span></text:p>
      <text:h text:style-name="P22" text:outline-level="3"><text:span text:style-name="Definition"><text:span text:style-name="T10">PARSE</text:span></text:span></text:h>
      <text:p text:style-name="P1"><text:span text:style-name="Definition"><text:span text:style-name="T3">&lt;PARSE text [10] [lookup-oblist]&gt;</text:span></text:span></text:p>
      <text:h text:style-name="P22" text:outline-level="3"><text:soft-page-break/><text:span text:style-name="Definition"><text:span text:style-name="T10">PLTABLE</text:span></text:span></text:h>
      <text:p text:style-name="P1"><text:span text:style-name="Definition"><text:span text:style-name="T3">&lt;PLTABLE [flags ...] values ...&gt;</text:span></text:span></text:p>
      <text:p text:style-name="P1"><text:span text:style-name="Definition"><text:span text:style-name="T3"/></text:span></text:p>
      <text:p text:style-name="P8"><text:span text:style-name="Definition"><text:span text:style-name="T14">Defines a table containing the specified </text:span></text:span><text:span text:style-name="Definition"><text:span text:style-name="T3">values</text:span></text:span><text:span text:style-name="Definition"><text:span text:style-name="T14"> and with the </text:span></text:span><text:span text:style-name="Definition"><text:span text:style-name="T3">LENGTH</text:span></text:span><text:span text:style-name="Definition"><text:span text:style-name="T14"> and </text:span></text:span><text:span text:style-name="Definition"><text:span text:style-name="T3">PURE </text:span></text:span><text:span text:style-name="Definition"><text:span text:style-name="T14">flag</text:span></text:span><text:span text:style-name="Definition"><text:span text:style-name="T15"> (see </text:span></text:span><text:span text:style-name="Definition"><text:span text:style-name="T4">TABLE</text:span></text:span><text:span text:style-name="Definition"><text:span text:style-name="T15">).</text:span></text:span></text:p>
      <text:h text:style-name="P22" text:outline-level="3"><text:span text:style-name="Definition"><text:span text:style-name="T10">PNAME</text:span></text:span></text:h>
      <text:p text:style-name="P1"><text:span text:style-name="Definition"><text:span text:style-name="T3">&lt;PNAME atom&gt;</text:span></text:span></text:p>
      <text:h text:style-name="P22" text:outline-level="3"><text:span text:style-name="Definition"><text:span text:style-name="T10">PREP-SYNONYM</text:span></text:span></text:h>
      <text:p text:style-name="P1"><text:span text:style-name="Definition"><text:span text:style-name="T3">&lt;PREP-SYNONYM original synonyms ...&gt;</text:span></text:span></text:p>
      <text:h text:style-name="Heading_20_3" text:outline-level="3"><text:span text:style-name="Definition"><text:span text:style-name="T10">PRIMTYPE</text:span></text:span></text:h>
      <text:p text:style-name="P1"><text:span text:style-name="Definition"><text:span text:style-name="T3">&lt;PRIMTYPE value&gt;</text:span></text:span></text:p>
      <text:p text:style-name="P1"/>
      <text:p text:style-name="Text_20_body"><text:span text:style-name="Definition"><text:span text:style-name="T14">evaluates to the primitive type of </text:span></text:span><text:span text:style-name="Definition"><text:span text:style-name="T3">value</text:span></text:span><text:span text:style-name="Definition"><text:span text:style-name="T14">. The primitive types are <text:s/></text:span></text:span><text:span text:style-name="Definition"><text:span text:style-name="T3">ATOM</text:span></text:span><text:span text:style-name="Definition"><text:span text:style-name="T14">, </text:span></text:span><text:span text:style-name="Definition"><text:span text:style-name="T3">FIX</text:span></text:span><text:span text:style-name="Definition"><text:span text:style-name="T14">, </text:span></text:span><text:span text:style-name="Definition"><text:span text:style-name="T3">LIST</text:span></text:span><text:span text:style-name="Definition"><text:span text:style-name="T14">, </text:span></text:span><text:span text:style-name="Definition"><text:span text:style-name="T3">STRING</text:span></text:span><text:span text:style-name="Definition"><text:span text:style-name="T14">, </text:span></text:span><text:span text:style-name="Definition"><text:span text:style-name="T3">TABLE</text:span></text:span><text:span text:style-name="Definition"><text:span text:style-name="T14"> and </text:span></text:span><text:span text:style-name="Definition"><text:span text:style-name="T3">VECTOR</text:span></text:span><text:span text:style-name="Definition"><text:span text:style-name="T14">.</text:span></text:span></text:p>
      <text:p text:style-name="Text_20_body">Examples:</text:p>
      <text:p text:style-name="P1"><text:span text:style-name="Definition"><text:span text:style-name="T3">&lt;PRIMTYPE !\A&gt;</text:span></text:span></text:p>
      <text:p text:style-name="P1"><text:span text:style-name="Definition"><text:span text:style-name="T3">--&gt; FIX</text:span></text:span></text:p>
      <text:p text:style-name="P1"><text:span text:style-name="Definition"><text:span text:style-name="T3">&lt;PRIMTYPE &lt;+1 2&gt;&gt;</text:span></text:span></text:p>
      <text:p text:style-name="P1"><text:span text:style-name="Definition"><text:span text:style-name="T3">--&gt; FIX</text:span></text:span></text:p>
      <text:p text:style-name="P1"><text:span text:style-name="Definition"><text:span text:style-name="T3">&lt;PRIMTYPE "ABC"&gt;</text:span></text:span></text:p>
      <text:p text:style-name="P1"><text:span text:style-name="Definition"><text:span text:style-name="T3">--&gt; STRING</text:span></text:span></text:p>
      <text:h text:style-name="P23" text:outline-level="3"><text:span text:style-name="Definition"><text:span text:style-name="T10">PRIN1</text:span></text:span></text:h>
      <text:p text:style-name="P1"><text:span text:style-name="Definition"><text:span text:style-name="T3">&lt;PRIN1 value [channel]&gt;</text:span></text:span></text:p>
      <text:h text:style-name="P23" text:outline-level="3"><text:span text:style-name="Definition"><text:span text:style-name="T10">PRINC</text:span></text:span></text:h>
      <text:p text:style-name="P1"><text:span text:style-name="Definition"><text:span text:style-name="T3">&lt;PRINC value [channel]&gt;</text:span></text:span></text:p>
      <text:h text:style-name="P23" text:outline-level="3"><text:span text:style-name="Definition"><text:span text:style-name="T10">PRINT</text:span></text:span></text:h>
      <text:p text:style-name="P1"><text:span text:style-name="Definition"><text:span text:style-name="T3">&lt;PRINT value [channel]&gt;</text:span></text:span></text:p>
      <text:h text:style-name="P23" text:outline-level="3"><text:span text:style-name="Definition"><text:span text:style-name="T10">PRINT-MANY</text:span></text:span></text:h>
      <text:p text:style-name="P1"><text:span text:style-name="Definition"><text:span text:style-name="T3">&lt;PRINT-MANY channel printer items ...&gt;</text:span></text:span></text:p>
      <text:h text:style-name="P23" text:outline-level="3"><text:span text:style-name="Definition"><text:span text:style-name="T10">PRINTTYPE</text:span></text:span></text:h>
      <text:p text:style-name="P1"><text:span text:style-name="Definition"><text:span text:style-name="T3">&lt;PRINTTYPE atom [handler]&gt;</text:span></text:span></text:p>
      <text:h text:style-name="P23" text:outline-level="3"><text:span text:style-name="Definition"><text:span text:style-name="T10">PROG</text:span></text:span></text:h>
      <text:p text:style-name="P1"><text:span text:style-name="Definition"><text:span text:style-name="T3">&lt;PROG [activation-atom] (bindings ...) </text:span></text:span></text:p>
      <text:p text:style-name="P1"><text:span text:style-name="Definition"><text:span text:style-name="T3"><text:tab/><text:tab/>[body-decl] body ...&gt; **F</text:span></text:span></text:p>
      <text:h text:style-name="P23" text:outline-level="3"><text:span text:style-name="Definition"><text:span text:style-name="T10">PROPDEF</text:span></text:span></text:h>
      <text:p text:style-name="P1"><text:span text:style-name="Definition"><text:span text:style-name="T3">&lt;PROPDEF atom default-value spec ...&gt; **F</text:span></text:span></text:p>
      <text:h text:style-name="P22" text:outline-level="3"><text:soft-page-break/><text:span text:style-name="Definition"><text:span text:style-name="T10">PTABLE</text:span></text:span></text:h>
      <text:p text:style-name="P1"><text:span text:style-name="Definition"><text:span text:style-name="T3">&lt;PTABLE [(flags ...)] values ...&gt;</text:span></text:span></text:p>
      <text:p text:style-name="P1"><text:span text:style-name="Definition"><text:span text:style-name="T3"/></text:span></text:p>
      <text:p text:style-name="P8"><text:span text:style-name="Definition"><text:span text:style-name="T14">Defines a table containing the specified </text:span></text:span><text:span text:style-name="Definition"><text:span text:style-name="T3">values</text:span></text:span><text:span text:style-name="Definition"><text:span text:style-name="T14"> and with the </text:span></text:span><text:span text:style-name="Definition"><text:span text:style-name="T3">PURE</text:span></text:span><text:span text:style-name="Definition"><text:span text:style-name="T14"> flag</text:span></text:span><text:span text:style-name="Definition"><text:span text:style-name="T15"> (see </text:span></text:span><text:span text:style-name="Definition"><text:span text:style-name="T4">TABLE</text:span></text:span><text:span text:style-name="Definition"><text:span text:style-name="T15">).</text:span></text:span></text:p>
      <text:h text:style-name="P23" text:outline-level="3"><text:span text:style-name="Definition"><text:span text:style-name="T10">PUT</text:span></text:span></text:h>
      <text:p text:style-name="P1"><text:span text:style-name="Definition"><text:span text:style-name="T3">&lt;PUT structure index new-value&gt;</text:span></text:span></text:p>
      <text:h text:style-name="P23" text:outline-level="3"><text:span text:style-name="Definition"><text:span text:style-name="T10">PUT-DECL</text:span></text:span></text:h>
      <text:p text:style-name="P1"><text:span text:style-name="Definition"><text:span text:style-name="T3">&lt;PUT-DECL item pattern&gt;</text:span></text:span></text:p>
      <text:h text:style-name="P23" text:outline-level="3"><text:span text:style-name="Definition"><text:span text:style-name="T10">PUTB</text:span></text:span></text:h>
      <text:p text:style-name="P1"><text:span text:style-name="Definition"><text:span text:style-name="T3">&lt;PUTB table index new-value&gt;</text:span></text:span></text:p>
      <text:h text:style-name="P23" text:outline-level="3"><text:span text:style-name="Definition"><text:span text:style-name="T10">PUTPROP</text:span></text:span></text:h>
      <text:p text:style-name="P1"><text:span text:style-name="Definition"><text:span text:style-name="T3">&lt;PUTPROP item indicator [value]&gt;</text:span></text:span></text:p>
      <text:h text:style-name="P23" text:outline-level="3"><text:span text:style-name="Definition"><text:span text:style-name="T10">PUTREST</text:span></text:span></text:h>
      <text:p text:style-name="P1"><text:span text:style-name="Definition"><text:span text:style-name="T3">&lt;PUTREST list new-rest&gt;</text:span></text:span></text:p>
      <text:h text:style-name="P23" text:outline-level="3"><text:span text:style-name="Definition"><text:span text:style-name="T10">QUIT</text:span></text:span></text:h>
      <text:p text:style-name="P1"><text:span text:style-name="Definition"><text:span text:style-name="T3">&lt;QUIT [exit-code]&gt;</text:span></text:span></text:p>
      <text:h text:style-name="P23" text:outline-level="3"><text:span text:style-name="Definition"><text:span text:style-name="T10">QUOTE</text:span></text:span></text:h>
      <text:p text:style-name="P1"><text:span text:style-name="Definition"><text:span text:style-name="T3">&lt;QUOTE value&gt; **F</text:span></text:span></text:p>
      <text:h text:style-name="P23" text:outline-level="3"><text:span text:style-name="Definition"><text:span text:style-name="T10">READSTRING</text:span></text:span></text:h>
      <text:p text:style-name="P1"><text:span text:style-name="Definition"><text:span text:style-name="T3">&lt;READSTRING dest channel [max-length-or-stop-chars]&gt;</text:span></text:span></text:p>
      <text:h text:style-name="P23" text:outline-level="3"><text:span text:style-name="Definition"><text:span text:style-name="T10">REMOVE</text:span></text:span></text:h>
      <text:p text:style-name="P1"><text:span text:style-name="Definition"><text:span text:style-name="T3">&lt;REMOVE {atom | pname oblist}&gt;</text:span></text:span></text:p>
      <text:h text:style-name="P23" text:outline-level="3"><text:span text:style-name="Definition"><text:span text:style-name="T10">RENTRY</text:span></text:span></text:h>
      <text:p text:style-name="P1"><text:span text:style-name="Definition"><text:span text:style-name="T3">&lt;RENTRY atoms ...&gt;</text:span></text:span></text:p>
      <text:h text:style-name="P23" text:outline-level="3"><text:span text:style-name="Definition"><text:span text:style-name="T10">REPEAT</text:span></text:span></text:h>
      <text:p text:style-name="P1"><text:span text:style-name="Definition"><text:span text:style-name="T3">&lt;REPEAT [activation-atom] (bindings ...) </text:span></text:span></text:p>
      <text:p text:style-name="P1"><text:span text:style-name="Definition"><text:span text:style-name="T3"><text:tab/><text:tab/>[body-decl] body ...&gt; **F</text:span></text:span></text:p>
      <text:h text:style-name="P23" text:outline-level="3"><text:span text:style-name="Definition"><text:span text:style-name="T10">REPLACE-DEFINITION</text:span></text:span></text:h>
      <text:p text:style-name="P1"><text:span text:style-name="Definition"><text:span text:style-name="T3">&lt;REPLACE-DEFINITION name body ...&gt; **F</text:span></text:span></text:p>
      <text:h text:style-name="P23" text:outline-level="3"><text:span text:style-name="Definition"><text:span text:style-name="T10">REST</text:span></text:span></text:h>
      <text:p text:style-name="P1"><text:span text:style-name="Definition"><text:span text:style-name="T3">&lt;REST structure [count]&gt;</text:span></text:span></text:p>
      <text:h text:style-name="P23" text:outline-level="3"><text:soft-page-break/><text:span text:style-name="Definition"><text:span text:style-name="T10">RETURN</text:span></text:span></text:h>
      <text:p text:style-name="P1"><text:span text:style-name="Definition"><text:span text:style-name="T3">&lt;RETURN [value] [activation]&gt;</text:span></text:span></text:p>
      <text:h text:style-name="P23" text:outline-level="3"><text:span text:style-name="Definition"><text:span text:style-name="T10">ROOM</text:span></text:span></text:h>
      <text:p text:style-name="P1"><text:span text:style-name="Definition"><text:span text:style-name="T3">&lt;ROOM name (property value ...) ...&gt;</text:span></text:span></text:p>
      <text:h text:style-name="P23" text:outline-level="3"><text:span text:style-name="Definition"><text:span text:style-name="T10">ROOT</text:span></text:span></text:h>
      <text:p text:style-name="P1"><text:span text:style-name="Definition"><text:span text:style-name="T3">&lt;ROOT&gt;</text:span></text:span></text:p>
      <text:h text:style-name="P23" text:outline-level="3"><text:span text:style-name="Definition"><text:span text:style-name="T10">ROUTINE</text:span></text:span></text:h>
      <text:p text:style-name="P1"><text:span text:style-name="Definition"><text:span text:style-name="T3">&lt;ROUTINE name [activation-atom] arg-list body ...&gt; **F</text:span></text:span></text:p>
      <text:h text:style-name="P23" text:outline-level="3"><text:span text:style-name="Definition"><text:span text:style-name="T10">ROUTINE-FLAGS</text:span></text:span></text:h>
      <text:p text:style-name="P1"><text:span text:style-name="Definition"><text:span text:style-name="T3">&lt;ROUTINE-FLAGS flags ...&gt;</text:span></text:span></text:p>
      <text:h text:style-name="P23" text:outline-level="3"><text:span text:style-name="Definition"><text:span text:style-name="T10">SET</text:span></text:span></text:h>
      <text:p text:style-name="P1"><text:span text:style-name="Definition"><text:span text:style-name="T3">&lt;SET atom value [environment]&gt;</text:span></text:span></text:p>
      <text:h text:style-name="P23" text:outline-level="3"><text:span text:style-name="Definition"><text:span text:style-name="T10">SET-DEFSTRUCT-FILE-DEFAULTS</text:span></text:span></text:h>
      <text:p text:style-name="P1"><text:span text:style-name="Definition"><text:span text:style-name="T3">&lt;SET-DEFSTRUCT-FILE-DEFAULTS args ...&gt; **F</text:span></text:span></text:p>
      <text:h text:style-name="P23" text:outline-level="3"><text:span text:style-name="Definition"><text:span text:style-name="T10">SETG</text:span></text:span></text:h>
      <text:p text:style-name="P1"><text:span text:style-name="Definition"><text:span text:style-name="T3">&lt;SETG atom value&gt;</text:span></text:span></text:p>
      <text:h text:style-name="P23" text:outline-level="3"><text:span text:style-name="Definition"><text:span text:style-name="T10">SETG20</text:span></text:span></text:h>
      <text:p text:style-name="P1"><text:span text:style-name="Definition"><text:span text:style-name="T3">&lt;SETG20 atom value&gt;</text:span></text:span></text:p>
      <text:h text:style-name="P23" text:outline-level="3"><text:span text:style-name="Definition"><text:span text:style-name="T10">SORT</text:span></text:span></text:h>
      <text:p text:style-name="P1"><text:span text:style-name="Definition"><text:span text:style-name="T3">&lt;SORT predicate vector [record-size] [key-offset] </text:span></text:span></text:p>
      <text:p text:style-name="P1"><text:span text:style-name="Definition"><text:span text:style-name="T3"><text:tab/><text:tab/>[vector [record-size] ...]&gt;</text:span></text:span></text:p>
      <text:h text:style-name="P23" text:outline-level="3"><text:span text:style-name="Definition"><text:span text:style-name="T10">SPNAME</text:span></text:span></text:h>
      <text:p text:style-name="P1"><text:span text:style-name="Definition"><text:span text:style-name="T3">&lt;SPNAME atom&gt;</text:span></text:span></text:p>
      <text:h text:style-name="P23" text:outline-level="3"><text:span text:style-name="Definition"><text:span text:style-name="T10">STRING</text:span></text:span></text:h>
      <text:p text:style-name="P1"><text:span text:style-name="Definition"><text:span text:style-name="T3">&lt;STRING values ...&gt;</text:span></text:span></text:p>
      <text:h text:style-name="P23" text:outline-level="3"><text:span text:style-name="Definition"><text:span text:style-name="T10">STRUCTURED?</text:span></text:span></text:h>
      <text:p text:style-name="P1"><text:span text:style-name="Definition"><text:span text:style-name="T3">&lt;STRUCTURED? Value&gt;</text:span></text:span></text:p>
      <text:h text:style-name="P23" text:outline-level="3"><text:span text:style-name="Definition"><text:span text:style-name="T10">SUBSTRUC</text:span></text:span></text:h>
      <text:p text:style-name="P1"><text:span text:style-name="Definition"><text:span text:style-name="T3">&lt;SUBSTRUC structure [rest] [amount] [structure]&gt;</text:span></text:span></text:p>
      <text:h text:style-name="P23" text:outline-level="3"><text:span text:style-name="Definition"><text:span text:style-name="T10">SYNONYM</text:span></text:span></text:h>
      <text:p text:style-name="P1"><text:span text:style-name="Definition"><text:span text:style-name="T3">&lt;SYNONYM original synonyms ...&gt;</text:span></text:span></text:p>
      <text:h text:style-name="P23" text:outline-level="3"><text:soft-page-break/><text:span text:style-name="Definition"><text:span text:style-name="T10">SYNTAX</text:span></text:span></text:h>
      <text:p text:style-name="P1"><text:span text:style-name="Definition"><text:span text:style-name="T3">&lt;SYNTAX verb [prep1] [OBJECT] [(FIND flag-name)] </text:span></text:span></text:p>
      <text:p text:style-name="P1"><text:span text:style-name="Definition"><text:span text:style-name="T3"><text:tab/><text:tab/>[(search-flags ...)] [prep2] [OBJECT] </text:span></text:span></text:p>
      <text:p text:style-name="P1"><text:span text:style-name="Definition"><text:span text:style-name="T3"><text:tab/><text:tab/>[(FIND flag-name)] [(search-flags ...)]</text:span></text:span></text:p>
      <text:p text:style-name="P1"><text:span text:style-name="Definition"><text:span text:style-name="T3"><text:s text:c="8"/><text:tab/>= action-routine-name [preaction-routine-name]</text:span></text:span></text:p>
      <text:p text:style-name="P1"><text:span text:style-name="Definition"><text:span text:style-name="T3"><text:s/><text:tab/><text:tab/>[action-name]&gt;</text:span></text:span></text:p>
      <text:h text:style-name="Heading_20_3" text:outline-level="3"><text:span text:style-name="Definition"><text:span text:style-name="T10">TABLE</text:span></text:span></text:h>
      <text:p text:style-name="P1"><text:span text:style-name="Definition"><text:span text:style-name="T3">&lt;TABLE [(flags ...)] values ...&gt;</text:span></text:span></text:p>
      <text:p text:style-name="P1"><text:span text:style-name="Definition"><text:span text:style-name="T3"/></text:span></text:p>
      <text:p text:style-name="P8"><text:span text:style-name="Definition"><text:span text:style-name="T14">Defines a table containing the specified </text:span></text:span><text:span text:style-name="Definition"><text:span text:style-name="T3">values</text:span></text:span><text:span text:style-name="Definition"><text:span text:style-name="T15">.</text:span></text:span></text:p>
      <text:p text:style-name="P8"><text:span text:style-name="Definition"><text:span text:style-name="T15">The optional </text:span></text:span><text:span text:style-name="Definition"><text:span text:style-name="T4">specifier</text:span></text:span><text:span text:style-name="Definition"><text:span text:style-name="T15"> may be the atoms </text:span></text:span><text:span text:style-name="Definition"><text:span text:style-name="T4">NONE</text:span></text:span><text:span text:style-name="Definition"><text:span text:style-name="T15">, </text:span></text:span><text:span text:style-name="Definition"><text:span text:style-name="T4">BYTE</text:span></text:span><text:span text:style-name="Definition"><text:span text:style-name="T15">, or </text:span></text:span><text:span text:style-name="Definition"><text:span text:style-name="T4">WORD</text:span></text:span><text:span text:style-name="Definition"><text:span text:style-name="T15">. </text:span></text:span><text:span text:style-name="Definition"><text:span text:style-name="T4">BYTE</text:span></text:span><text:span text:style-name="Definition"><text:span text:style-name="T15"> and </text:span></text:span><text:span text:style-name="Definition"><text:span text:style-name="T4">WORD</text:span></text:span><text:span text:style-name="Definition"><text:span text:style-name="T15"> change the type of the table and also turn on the length marker (element 0 in the table contains the length of the table), This can also be done with the flags (see </text:span></text:span><text:span text:style-name="Definition"><text:span text:style-name="T4">TABLE</text:span></text:span><text:span text:style-name="Definition"><text:span text:style-name="T15"> about flags).</text:span></text:span></text:p>
      <text:p text:style-name="P8"><text:span text:style-name="Definition"><text:span text:style-name="T15">These </text:span></text:span><text:span text:style-name="Definition"><text:span text:style-name="T4">flags</text:span></text:span><text:span text:style-name="Definition"><text:span text:style-name="T15"> control the format of the table:</text:span></text:span></text:p>
      <text:list xml:id="list4144424885687984387" text:style-name="L1">
        <text:list-item>
          <text:p text:style-name="P25"><text:span text:style-name="Definition"><text:span text:style-name="T4">WORD</text:span></text:span><text:span text:style-name="Definition"><text:span text:style-name="T15"> causes the elements to be 2-byte words. This is the default.</text:span></text:span></text:p>
        </text:list-item>
        <text:list-item>
          <text:p text:style-name="P25"><text:span text:style-name="Definition"><text:span text:style-name="T4">BYTE</text:span></text:span><text:span text:style-name="Definition"><text:span text:style-name="T15"> causes the elements to be single bytes.</text:span></text:span></text:p>
        </text:list-item>
        <text:list-item>
          <text:p text:style-name="P25"><text:span text:style-name="Definition"><text:span text:style-name="T4">LEXV</text:span></text:span><text:span text:style-name="Definition"><text:span text:style-name="T15"> <text:s/>causes the elements to be 4-byte records. If </text:span></text:span><text:span text:style-name="Definition"><text:span text:style-name="T4">default</text:span></text:span><text:span text:style-name="Definition"><text:span text:style-name="T15"> values are given to </text:span></text:span><text:span text:style-name="Source_20_Text"><text:span text:style-name="T8">ITABLE</text:span></text:span><text:span text:style-name="Definition"><text:span text:style-name="T15"> with this flag, they will be split into groups of three: the first compiled as a word, the next two compiled as bytes. The table is also prefixed with a byte indicating the number of records, followed by a zero byte</text:span></text:span></text:p>
        </text:list-item>
        <text:list-item>
          <text:p text:style-name="P25"><text:span text:style-name="Definition"><text:span text:style-name="T4">STRING</text:span></text:span><text:span text:style-name="Definition"><text:span text:style-name="T15"> causes the elements to be single bytes and also changes the initializer format. This flag may not be used with </text:span></text:span><text:span text:style-name="Source_20_Text"><text:span text:style-name="T8">ITABLE</text:span></text:span><text:span text:style-name="Definition"><text:span text:style-name="T15">. When this flag is given, any </text:span></text:span><text:span text:style-name="Definition"><text:span text:style-name="T4">values</text:span></text:span><text:span text:style-name="Definition"><text:span text:style-name="T15"> given as strings will be compiled as a series of individual ASCII characters, rather than as string addresses.</text:span></text:span></text:p>
        </text:list-item>
      </text:list>
      <text:p text:style-name="P8"><text:span text:style-name="Definition"><text:span text:style-name="T15">These </text:span></text:span><text:span text:style-name="Definition"><text:span text:style-name="T4">flags</text:span></text:span><text:span text:style-name="Definition"><text:span text:style-name="T15"> alter the table without changing its basic format:</text:span></text:span></text:p>
      <text:list xml:id="list5276397348726679964" text:style-name="L2">
        <text:list-item>
          <text:p text:style-name="P26"><text:span text:style-name="Definition"><text:span text:style-name="T4">LENGTH</text:span></text:span><text:span text:style-name="Definition"><text:span text:style-name="T15"> <text:s/>causes a length marker to be written at the beginning of the table, indicating the </text:span></text:span><text:span text:style-name="Definition"><text:span text:style-name="T15">number of elements that follow. The length marker is a byte if </text:span></text:span><text:span text:style-name="Definition"><text:span text:style-name="T4">BYTE</text:span></text:span><text:span text:style-name="Definition"><text:span text:style-name="T15"> or </text:span></text:span><text:span text:style-name="Definition"><text:span text:style-name="T4">STRING</text:span></text:span><text:span text:style-name="Definition"><text:span text:style-name="T15"> are also given; otherwise the length marker is a </text:span></text:span><text:span text:style-name="Definition"><text:span text:style-name="T4">WORD</text:span></text:span><text:span text:style-name="Definition"><text:span text:style-name="T15">. This flag is ignored if </text:span></text:span><text:span text:style-name="Definition"><text:span text:style-name="T4">LEXV</text:span></text:span><text:span text:style-name="Definition"><text:span text:style-name="T15"> is given</text:span></text:span></text:p>
        </text:list-item>
        <text:list-item>
          <text:p text:style-name="P26"><text:span text:style-name="Definition"><text:span text:style-name="T4">PURE</text:span></text:span><text:span text:style-name="Definition"><text:span text:style-name="T15"> causes the table to be compiled into static memory (ROM).</text:span></text:span></text:p>
        </text:list-item>
      </text:list>
      <text:p text:style-name="Text_20_body"><text:span text:style-name="Definition"><text:span text:style-name="T15">The flags </text:span></text:span><text:span text:style-name="Definition"><text:span text:style-name="T4">LENGTH</text:span></text:span><text:span text:style-name="Definition"><text:span text:style-name="T15"> and </text:span></text:span><text:span text:style-name="Definition"><text:span text:style-name="T4">PURE</text:span></text:span><text:span text:style-name="Definition"><text:span text:style-name="T15"> are implied in </text:span></text:span><text:span text:style-name="Definition"><text:span text:style-name="T4">LTABLE</text:span></text:span><text:span text:style-name="Definition"><text:span text:style-name="T15">, </text:span></text:span><text:span text:style-name="Definition"><text:span text:style-name="T4">PTABLE</text:span></text:span><text:span text:style-name="Definition"><text:span text:style-name="T15"> or </text:span></text:span><text:span text:style-name="Definition"><text:span text:style-name="T4">PLTABLE</text:span></text:span><text:span text:style-name="Definition"><text:span text:style-name="T15">.</text:span></text:span></text:p>
      <text:p text:style-name="Text_20_body"><text:span text:style-name="Definition"><text:span text:style-name="T15">Examples:</text:span></text:span></text:p>
      <text:p text:style-name="Standard"><text:span text:style-name="Definition"><text:span text:style-name="T4"><text:tab/>&lt;TABLE 1 2 3 4&gt; <text:s/>--&gt;</text:span></text:span></text:p>
      <table:table table:name="Tabell4" table:style-name="Tabell4">
        <table:table-column table:style-name="Tabell4.A"/>
        <table:table-column table:style-name="Tabell4.B"/>
        <table:table-column table:style-name="Tabell4.C"/>
        <table:table-column table:style-name="Tabell4.D"/>
        <table:table-row>
          <table:table-cell table:style-name="Tabell4.A1" office:value-type="string">
            <text:p text:style-name="P14">Element 0<text:line-break/>WORD</text:p>
          </table:table-cell>
          <table:table-cell table:style-name="Tabell4.A1" office:value-type="string">
            <text:p text:style-name="P14">Element 1<text:line-break/>WORD</text:p>
          </table:table-cell>
          <table:table-cell table:style-name="Tabell4.A1" office:value-type="string">
            <text:p text:style-name="P14">Element 2<text:line-break/>WORD</text:p>
          </table:table-cell>
          <table:table-cell table:style-name="Tabell4.D1" office:value-type="string">
            <text:p text:style-name="P14">Element 3<text:line-break/>WORD</text:p>
          </table:table-cell>
        </table:table-row>
        <table:table-row>
          <table:table-cell table:style-name="Tabell4.A2" office:value-type="float" office:value="1">
            <text:p text:style-name="P14">1</text:p>
          </table:table-cell>
          <table:table-cell table:style-name="Tabell4.A2" office:value-type="float" office:value="2">
            <text:p text:style-name="P14">2</text:p>
          </table:table-cell>
          <table:table-cell table:style-name="Tabell4.A2" office:value-type="float" office:value="3">
            <text:p text:style-name="P14">3</text:p>
          </table:table-cell>
          <table:table-cell table:style-name="Tabell4.D2" office:value-type="float" office:value="4">
            <text:p text:style-name="P14">4</text:p>
          </table:table-cell>
        </table:table-row>
      </table:table>
      <text:p text:style-name="Standard"><text:span text:style-name="Definition"><text:span text:style-name="T4"><text:tab/></text:span></text:span></text:p>
      <text:p text:style-name="Standard"><text:span text:style-name="Definition"><text:span text:style-name="T4"><text:tab/>&lt;TABLE (BYTE LENGTH) 1 2 3 4&gt; <text:s/>--&gt;</text:span></text:span></text:p>
      <table:table table:name="Tabell5" table:style-name="Tabell5">
        <table:table-column table:style-name="Tabell5.A" table:number-columns-repeated="2"/>
        <table:table-column table:style-name="Tabell5.C"/>
        <table:table-column table:style-name="Tabell5.D"/>
        <table:table-column table:style-name="Tabell5.E"/>
        <table:table-row>
          <table:table-cell table:style-name="Tabell5.A1" office:value-type="string">
            <text:p text:style-name="P14">Element 0<text:line-break/>BYTE</text:p>
          </table:table-cell>
          <table:table-cell table:style-name="Tabell5.A1" office:value-type="string">
            <text:p text:style-name="P14">Element 1<text:line-break/>BYTE</text:p>
          </table:table-cell>
          <table:table-cell table:style-name="Tabell5.A1" office:value-type="string">
            <text:p text:style-name="P14">Element 2<text:line-break/>BYTE</text:p>
          </table:table-cell>
          <table:table-cell table:style-name="Tabell5.A1" office:value-type="string">
            <text:p text:style-name="P14">Element 3<text:line-break/>BYTE</text:p>
          </table:table-cell>
          <table:table-cell table:style-name="Tabell5.E1" office:value-type="string">
            <text:p text:style-name="P14">Element 4<text:line-break/>BYTE</text:p>
          </table:table-cell>
        </table:table-row>
        <table:table-row>
          <table:table-cell table:style-name="Tabell5.A2" office:value-type="float" office:value="4">
            <text:p text:style-name="P14">4</text:p>
          </table:table-cell>
          <table:table-cell table:style-name="Tabell5.A2" office:value-type="float" office:value="1">
            <text:p text:style-name="P14">1</text:p>
          </table:table-cell>
          <table:table-cell table:style-name="Tabell5.A2" office:value-type="float" office:value="2">
            <text:p text:style-name="P14">2</text:p>
          </table:table-cell>
          <table:table-cell table:style-name="Tabell5.A2" office:value-type="float" office:value="3">
            <text:p text:style-name="P14">3</text:p>
          </table:table-cell>
          <table:table-cell table:style-name="Tabell5.E2" office:value-type="float" office:value="4">
            <text:p text:style-name="P14">4</text:p>
          </table:table-cell>
        </table:table-row>
      </table:table>
      <text:p text:style-name="Text_20_body"><text:span text:style-name="Definition"><text:span text:style-name="T15"/></text:span></text:p>
      <text:p text:style-name="P1"><text:span text:style-name="Definition"><text:span text:style-name="T3">&lt;TELL-TOKENS {pattern form} ...&gt; **F</text:span></text:span></text:p>
      <text:p text:style-name="P1"><text:span text:style-name="Definition"><text:span text:style-name="T3">&lt;TOP structure&gt;</text:span></text:span></text:p>
      <text:p text:style-name="P1"><text:soft-page-break/><text:span text:style-name="Definition"><text:span text:style-name="T3">&lt;TUPLE values ...&gt;</text:span></text:span></text:p>
      <text:h text:style-name="Heading_20_3" text:outline-level="3"><text:span text:style-name="Definition"><text:span text:style-name="T10">TYPE</text:span></text:span></text:h>
      <text:p text:style-name="P1"><text:span text:style-name="Definition"><text:span text:style-name="T3">&lt;TYPE value&gt;</text:span></text:span></text:p>
      <text:p text:style-name="P1"/>
      <text:p text:style-name="Text_20_body"><text:span text:style-name="Definition"><text:span text:style-name="T14">evaluates to the type of </text:span></text:span><text:span text:style-name="Definition"><text:span text:style-name="T3">value</text:span></text:span><text:span text:style-name="Definition"><text:span text:style-name="T14">. Also see </text:span></text:span><text:span text:style-name="Definition"><text:span text:style-name="T3">ALLTYPES</text:span></text:span><text:span text:style-name="Definition"><text:span text:style-name="T14">.</text:span></text:span></text:p>
      <text:p text:style-name="Text_20_body">Examples:</text:p>
      <text:p text:style-name="P1"><text:span text:style-name="Definition"><text:span text:style-name="T3">&lt;TYPE !\A&gt;</text:span></text:span></text:p>
      <text:p text:style-name="P1"><text:span text:style-name="Definition"><text:span text:style-name="T3">--&gt; CHARACTER</text:span></text:span></text:p>
      <text:p text:style-name="P1"><text:span text:style-name="Definition"><text:span text:style-name="T3">&lt;TYPE &lt;+1 2&gt;&gt;</text:span></text:span></text:p>
      <text:p text:style-name="P1"><text:span text:style-name="Definition"><text:span text:style-name="T3">--&gt; FIX</text:span></text:span></text:p>
      <text:p text:style-name="P1"><text:span text:style-name="Definition"><text:span text:style-name="T3">&lt;TYPE #BYTE 42&gt;</text:span></text:span></text:p>
      <text:p text:style-name="P1"><text:span text:style-name="Definition"><text:span text:style-name="T3">--&gt; BYTE</text:span></text:span></text:p>
      <text:h text:style-name="P22" text:outline-level="3"><text:span text:style-name="Definition"><text:span text:style-name="T10">TYPE?</text:span></text:span></text:h>
      <text:p text:style-name="P1"><text:span text:style-name="Definition"><text:span text:style-name="T3">&lt;TYPE? value type-1 ... type-N&gt;</text:span></text:span></text:p>
      <text:p text:style-name="P1"><text:span text:style-name="Definition"><text:span text:style-name="T3"/></text:span></text:p>
      <text:p text:style-name="Text_20_body"><text:span text:style-name="Definition"><text:span text:style-name="T14">Evaluates to type-i only if </text:span></text:span><text:span text:style-name="Definition"><text:span text:style-name="T3">&lt;==? type-i &gt;</text:span></text:span><text:span text:style-name="Definition"><text:span text:style-name="T14"> is true. It is faster and gives more information than </text:span></text:span><text:span text:style-name="Definition"><text:span text:style-name="T3">OR</text:span></text:span><text:span text:style-name="Definition"><text:span text:style-name="T14">ing tests for each </text:span></text:span><text:span text:style-name="Definition"><text:span text:style-name="T3">TYPE</text:span></text:span><text:span text:style-name="Definition"><text:span text:style-name="T14">. If the test fails for all type-i’s, </text:span></text:span><text:span text:style-name="Definition"><text:span text:style-name="T3">TYPE?</text:span></text:span><text:span text:style-name="Definition"><text:span text:style-name="T14"> returns </text:span></text:span><text:span text:style-name="Definition"><text:span text:style-name="T3">#FALSE ()</text:span></text:span><text:span text:style-name="Definition"><text:span text:style-name="T14">.</text:span></text:span></text:p>
      <text:p text:style-name="Text_20_body">Examples:</text:p>
      <text:p text:style-name="P1"><text:span text:style-name="Definition"><text:span text:style-name="T3">&lt;TYPE? !\A CHARACTER FIX&gt;</text:span></text:span></text:p>
      <text:p text:style-name="P1"><text:span text:style-name="Definition"><text:span text:style-name="T3">--&gt; CHARACTER</text:span></text:span></text:p>
      <text:p text:style-name="P1"><text:span text:style-name="Definition"><text:span text:style-name="T3">&lt;TYPE? &lt;+1 2&gt; CHARACTER FIX&gt;</text:span></text:span></text:p>
      <text:p text:style-name="P1"><text:span text:style-name="Definition"><text:span text:style-name="T3">--&gt; FIX</text:span></text:span></text:p>
      <text:p text:style-name="P1"><text:span text:style-name="Definition"><text:span text:style-name="T3">&lt;TYPE? #BYTE 42 CHARACTER FIX&gt;</text:span></text:span></text:p>
      <text:p text:style-name="P1"><text:span text:style-name="Definition"><text:span text:style-name="T3">--&gt; #FALSE ()</text:span></text:span></text:p>
      <text:h text:style-name="P21" text:outline-level="3"><text:span text:style-name="Definition"><text:span text:style-name="T9">TYPEPRIM</text:span></text:span></text:h>
      <text:p text:style-name="P1"><text:span text:style-name="Definition"><text:span text:style-name="T3">&lt;TYPEPRIM type&gt;</text:span></text:span></text:p>
      <text:p text:style-name="Text_20_body"/>
      <text:p text:style-name="P8"><text:span text:style-name="Definition"><text:span text:style-name="T14">evaluates to the primitive type of </text:span></text:span><text:span text:style-name="Definition"><text:span text:style-name="T3">type</text:span></text:span><text:span text:style-name="Definition"><text:span text:style-name="T14">. The primitive types are <text:s/></text:span></text:span><text:span text:style-name="Definition"><text:span text:style-name="T3">ATOM</text:span></text:span><text:span text:style-name="Definition"><text:span text:style-name="T14">, </text:span></text:span><text:span text:style-name="Definition"><text:span text:style-name="T3">FIX</text:span></text:span><text:span text:style-name="Definition"><text:span text:style-name="T14">, </text:span></text:span><text:span text:style-name="Definition"><text:span text:style-name="T3">LIST</text:span></text:span><text:span text:style-name="Definition"><text:span text:style-name="T14">, </text:span></text:span><text:span text:style-name="Definition"><text:span text:style-name="T3">STRING</text:span></text:span><text:span text:style-name="Definition"><text:span text:style-name="T14">, </text:span></text:span><text:span text:style-name="Definition"><text:span text:style-name="T3">TABLE</text:span></text:span><text:span text:style-name="Definition"><text:span text:style-name="T14"> and </text:span></text:span><text:span text:style-name="Definition"><text:span text:style-name="T3">VECTOR</text:span></text:span><text:span text:style-name="Definition"><text:span text:style-name="T14">.</text:span></text:span></text:p>
      <text:p text:style-name="Text_20_body">Examples:</text:p>
      <text:p text:style-name="P1"><text:span text:style-name="Definition"><text:span text:style-name="T3">&lt;TYPEPRIM CHARACTER&gt;</text:span></text:span></text:p>
      <text:p text:style-name="P1"><text:span text:style-name="Definition"><text:span text:style-name="T3">--&gt; FIX</text:span></text:span></text:p>
      <text:p text:style-name="P1"><text:span text:style-name="Definition"><text:span text:style-name="T3">&lt;TYPEPRIM FORM&gt;</text:span></text:span></text:p>
      <text:p text:style-name="P1"><text:span text:style-name="Definition"><text:span text:style-name="T3">--&gt; LIST</text:span></text:span></text:p>
      <text:p text:style-name="P1"><text:span text:style-name="Definition"><text:span text:style-name="T3">&lt;PRIMTYPE BYTE&gt;</text:span></text:span></text:p>
      <text:p text:style-name="P1"><text:span text:style-name="Definition"><text:span text:style-name="T3">--&gt; FIX</text:span></text:span></text:p>
      <text:h text:style-name="P23" text:outline-level="3"><text:span text:style-name="Definition"><text:span text:style-name="T10">UNASSIGN</text:span></text:span></text:h>
      <text:p text:style-name="P1"><text:span text:style-name="Definition"><text:span text:style-name="T3">&lt;UNASSIGN atom [environment]&gt;</text:span></text:span></text:p>
      <text:h text:style-name="P23" text:outline-level="3"><text:span text:style-name="Definition"><text:span text:style-name="T10">UNPARSE</text:span></text:span></text:h>
      <text:p text:style-name="P1"><text:span text:style-name="Definition"><text:span text:style-name="T3">&lt;UNPARSE value&gt;</text:span></text:span></text:p>
      <text:h text:style-name="P23" text:outline-level="3"><text:soft-page-break/><text:span text:style-name="Definition"><text:span text:style-name="T10">USE</text:span></text:span></text:h>
      <text:p text:style-name="P1"><text:span text:style-name="Definition"><text:span text:style-name="T3">&lt;USE package-name ...&gt;</text:span></text:span></text:p>
      <text:h text:style-name="P23" text:outline-level="3"><text:span text:style-name="Definition"><text:span text:style-name="T10">USE-WHEN</text:span></text:span></text:h>
      <text:p text:style-name="P1"><text:span text:style-name="Definition"><text:span text:style-name="T3">&lt;USE-WHEN condition package-name ...&gt;</text:span></text:span></text:p>
      <text:h text:style-name="P23" text:outline-level="3"><text:span text:style-name="Definition"><text:span text:style-name="T10">VALID-TYPE?</text:span></text:span></text:h>
      <text:p text:style-name="P1"><text:span text:style-name="Definition"><text:span text:style-name="T3">&lt;VALID-TYPE? Atom&gt;</text:span></text:span></text:p>
      <text:h text:style-name="P23" text:outline-level="3"><text:span text:style-name="Definition"><text:span text:style-name="T10">VALUE</text:span></text:span></text:h>
      <text:p text:style-name="P1"><text:span text:style-name="Definition"><text:span text:style-name="T3">&lt;VALUE atom [environment]&gt;</text:span></text:span></text:p>
      <text:h text:style-name="P23" text:outline-level="3"><text:span text:style-name="Definition"><text:span text:style-name="T10">VECTOR</text:span></text:span></text:h>
      <text:p text:style-name="P1"><text:span text:style-name="Definition"><text:span text:style-name="T3">&lt;VECTOR values ...&gt;</text:span></text:span></text:p>
      <text:h text:style-name="P23" text:outline-level="3"><text:span text:style-name="Definition"><text:span text:style-name="T10">VERB-SYNONYM</text:span></text:span></text:h>
      <text:p text:style-name="P1"><text:span text:style-name="Definition"><text:span text:style-name="T3">&lt;VERB-SYNONYM original synonyms ...&gt;</text:span></text:span></text:p>
      <text:h text:style-name="P23" text:outline-level="3"><text:span text:style-name="Definition"><text:span text:style-name="T10">VERSION</text:span></text:span></text:h>
      <text:p text:style-name="P1"><text:span text:style-name="Definition"><text:span text:style-name="T3">&lt;VERSION {ZIP | EZIP | XZIP | YZIP | number} [TIME]&gt;</text:span></text:span></text:p>
      <text:h text:style-name="P23" text:outline-level="3"><text:span text:style-name="Definition"><text:span text:style-name="T10">VERSION?</text:span></text:span></text:h>
      <text:p text:style-name="P1"><text:span text:style-name="Definition"><text:span text:style-name="T3">&lt;VERSION? (version-spec body ...) ...&gt; **F</text:span></text:span></text:p>
      <text:h text:style-name="P23" text:outline-level="3"><text:span text:style-name="Definition"><text:span text:style-name="T10">VOC</text:span></text:span></text:h>
      <text:p text:style-name="P1"><text:span text:style-name="Definition"><text:span text:style-name="T3">&lt;VOC string [part-of-speech]&gt;</text:span></text:span></text:p>
      <text:h text:style-name="P23" text:outline-level="3"><text:span text:style-name="Definition"><text:span text:style-name="T10">XORB</text:span></text:span></text:h>
      <text:p text:style-name="P1"><text:span text:style-name="Definition"><text:span text:style-name="T3">&lt;XORB numbers ...&gt;</text:span></text:span></text:p>
      <text:h text:style-name="P23" text:outline-level="3"><text:span text:style-name="Definition"><text:span text:style-name="T10">ZGET</text:span></text:span></text:h>
      <text:p text:style-name="P1"><text:span text:style-name="Definition"><text:span text:style-name="T3">&lt;ZGET table index&gt;</text:span></text:span></text:p>
      <text:h text:style-name="P23" text:outline-level="3"><text:span text:style-name="Definition"><text:span text:style-name="T10">ZIP-OPTIONS</text:span></text:span></text:h>
      <text:p text:style-name="P1"><text:span text:style-name="Definition"><text:span text:style-name="T3">&lt;ZIP-OPTIONS {COLOR | MOUSE | UNDO | DISPLAY | SOUND </text:span></text:span></text:p>
      <text:p text:style-name="P1"><text:span text:style-name="Definition"><text:span text:style-name="T3"><text:tab/><text:tab/><text:tab/>| MENU} ...&gt;</text:span></text:span></text:p>
      <text:h text:style-name="P23" text:outline-level="3"><text:span text:style-name="Definition"><text:span text:style-name="T10">ZPUT</text:span></text:span></text:h>
      <text:p text:style-name="P1"><text:span text:style-name="Definition"><text:span text:style-name="T3">&lt;ZPUT table index new-value&gt;</text:span></text:span></text:p>
      <text:h text:style-name="P23" text:outline-level="3"><text:span text:style-name="Definition"><text:span text:style-name="T10">ZREST</text:span></text:span></text:h>
      <text:p text:style-name="P1"><text:span text:style-name="Definition"><text:span text:style-name="T3">&lt;ZREST table bytes&gt;</text:span></text:span></text:p>
      <text:h text:style-name="P23" text:outline-level="3"><text:span text:style-name="Definition"><text:span text:style-name="T10">ZSTART</text:span></text:span></text:h>
      <text:p text:style-name="P1"><text:span text:style-name="Definition"><text:span text:style-name="T3">&lt;ZSTART atom&gt;</text:span></text:span></text:p>
      <text:h text:style-name="Heading_20_2" text:outline-level="2"><text:soft-page-break/>=== Z-code builtins ===</text:h>
      <text:p text:style-name="Text_20_body">(i.e. "things you can use inside a routine")</text:p>
      <text:p text:style-name="Text_20_body">Sources:</text:p>
      <text:p text:style-name="P11"><text:tab/>The Z-Machine Standards Document, Graham Nelson</text:p>
      <text:p text:style-name="P11"><text:tab/> The Inform Designer’s Manual, Graham Nelson</text:p>
      <text:p text:style-name="P11"><text:tab/>ZIL Language Guide, Jesse McGrew</text:p>
      <text:h text:style-name="Heading_20_3" text:outline-level="3">* (multiply)</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MUL<text:tab/><text:tab/><text:tab/><text:tab/>mul</text:span></text:span></text:p>
      <text:p text:style-name="P1"><text:span text:style-name="Definition"><text:span text:style-name="T3"/></text:span></text:p>
      <text:p text:style-name="Text_20_body"><text:span text:style-name="Definition"><text:span text:style-name="T14">Multiply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Standard"><text:span text:style-name="Definition"><text:span text:style-name="T14"><text:tab/></text:span></text:span><text:span text:style-name="Definition"><text:span text:style-name="T3">&lt;* 2 3 4&gt;<text:tab/>--&gt;<text:tab/>24</text:span></text:span></text:p>
      <text:h text:style-name="P21" text:outline-level="3"><text:span text:style-name="Definition"><text:span text:style-name="T9">+ (</text:span></text:span><text:span text:style-name="Definition"><text:span text:style-name="T10">add)</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ADD<text:tab/><text:tab/><text:tab/><text:tab/>add</text:span></text:span></text:p>
      <text:p text:style-name="P1"><text:span text:style-name="Definition"><text:span text:style-name="T3"/></text:span></text:p>
      <text:p text:style-name="Text_20_body"><text:span text:style-name="Definition"><text:span text:style-name="T14">Add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P5"><text:span text:style-name="Definition"><text:span text:style-name="T14"><text:tab/></text:span></text:span><text:span text:style-name="Definition"><text:span text:style-name="T3">&lt;+ 2 3 4&gt;<text:tab/>--&gt;<text:tab/>7</text:span></text:span></text:p>
      <text:h text:style-name="Heading_20_3" text:outline-level="3"><text:span text:style-name="Definition"><text:span text:style-name="T10">- (subtract)</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SUB<text:tab/><text:tab/><text:tab/><text:tab/>sub</text:span></text:span></text:p>
      <text:p text:style-name="P1"><text:span text:style-name="Definition"><text:span text:style-name="T3"/></text:span></text:p>
      <text:p text:style-name="Text_20_body"><text:span text:style-name="Definition"><text:span text:style-name="T14">Subtract first </text:span></text:span><text:span text:style-name="Definition"><text:span text:style-name="T3">number</text:span></text:span><text:span text:style-name="Definition"><text:span text:style-name="T14"> by subsequent </text:span></text:span><text:span text:style-name="Definition"><text:span text:style-name="T3">numbers</text:span></text:span><text:span text:style-name="Definition"><text:span text:style-name="T14">.</text:span></text:span></text:p>
      <text:p text:style-name="Text_20_body"><text:span text:style-name="Definition"><text:span text:style-name="T14">Example:</text:span></text:span></text:p>
      <text:p text:style-name="P5"><text:span text:style-name="Definition"><text:span text:style-name="T14"><text:tab/></text:span></text:span><text:span text:style-name="Definition"><text:span text:style-name="T3">&lt;* 8 3 4&gt;<text:tab/>--&gt;<text:tab/>1</text:span></text:span></text:p>
      <text:h text:style-name="P22" text:outline-level="3"><text:span text:style-name="Definition"><text:span text:style-name="T10">/ (divide)</text:span></text:span></text:h>
      <text:p text:style-name="P1"><text:span text:style-name="Definition"><text:span text:style-name="T3">&lt;/ numbers ...&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DIV<text:tab/><text:tab/><text:tab/><text:tab/>div</text:span></text:span></text:p>
      <text:p text:style-name="P1"><text:span text:style-name="Definition"><text:span text:style-name="T3"/></text:span></text:p>
      <text:p text:style-name="Text_20_body"><text:span text:style-name="Definition"><text:span text:style-name="T14">Divide first </text:span></text:span><text:span text:style-name="Definition"><text:span text:style-name="T3">number</text:span></text:span><text:span text:style-name="Definition"><text:span text:style-name="T14"> by subsequent </text:span></text:span><text:span text:style-name="Definition"><text:span text:style-name="T3">numbers</text:span></text:span><text:span text:style-name="Definition"><text:span text:style-name="T14">.</text:span></text:span></text:p>
      <text:p text:style-name="Text_20_body"><text:soft-page-break/><text:span text:style-name="Definition"><text:span text:style-name="T14">Example:</text:span></text:span></text:p>
      <text:p text:style-name="P5"><text:span text:style-name="Definition"><text:span text:style-name="T14"><text:tab/></text:span></text:span><text:span text:style-name="Definition"><text:span text:style-name="T3">&lt;* 20 5 2&gt;<text:tab/>--&gt;<text:tab/>2</text:span></text:span></text:p>
      <text:h text:style-name="P22" text:outline-level="3"><text:span text:style-name="Definition"><text:span text:style-name="T10">0?</text:span></text:span></text:h>
      <text:p text:style-name="P1"><text:span text:style-name="Definition"><text:span text:style-name="T3">&lt;0? value&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ZERO?<text:tab/><text:tab/><text:tab/>Jz</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text:span></text:span><text:span text:style-name="Definition"><text:span text:style-name="T14"> is 0 otherwise false.</text:span></text:span></text:p>
      <text:h text:style-name="P22" text:outline-level="3"><text:span text:style-name="Definition"><text:span text:style-name="T10">1?</text:span></text:span></text:h>
      <text:p text:style-name="P1"><text:span text:style-name="Definition"><text:span text:style-name="T3">&lt;1? value&gt;</text:span></text:span></text:p>
      <text:p text:style-name="P1"><text:span text:style-name="Definition"><text:span text:style-name="T3"/></text:span></text:p>
      <text:p text:style-name="P5"><text:span text:style-name="Definition"><text:span text:style-name="T14">Predicate. True if </text:span></text:span><text:span text:style-name="Definition"><text:span text:style-name="T3">value</text:span></text:span><text:span text:style-name="Definition"><text:span text:style-name="T14"> is 1 otherwise false.</text:span></text:span></text:p>
      <text:h text:style-name="P22" text:outline-level="3"><text:span text:style-name="Definition"><text:span text:style-name="T10">==?, =?, EQUAL?</text:span></text:span></text:h>
      <text:p text:style-name="P1"><text:span text:style-name="Definition"><text:span text:style-name="T3">&lt;==? value values...&gt;</text:span></text:span></text:p>
      <text:p text:style-name="P1"><text:span text:style-name="Definition"><text:span text:style-name="T3">&lt;=? value values...&gt;</text:span></text:span></text:p>
      <text:p text:style-name="P1"><text:span text:style-name="Definition"><text:span text:style-name="T3"/></text:span></text:p>
      <text:p text:style-name="P1"><text:span text:style-name="Definition"><text:span text:style-name="T2">Zapf syntax<text:tab/><text:tab/>Inform syntax</text:span></text:span></text:p>
      <text:p text:style-name="P1"><text:span text:style-name="Definition"><text:span text:style-name="T3">EQUAL?<text:tab/><text:tab/><text:tab/>Je</text:span></text:span></text:p>
      <text:p text:style-name="P1"><text:span text:style-name="Definition"><text:span text:style-name="T3"/></text:span></text:p>
      <text:p text:style-name="Text_20_body"><text:span text:style-name="Definition"><text:span text:style-name="T14">Both predicates evaluates to the same Zapf syntax and are synonyms.</text:span></text:span></text:p>
      <text:h text:style-name="P23" text:outline-level="3"><text:span text:style-name="Definition"><text:span text:style-name="T10">AGAIN</text:span></text:span></text:h>
      <text:p text:style-name="P2">&lt;AGAIN [activation]&gt;</text:p>
      <text:p text:style-name="P2"/>
      <text:p text:style-name="Text_20_body">Skips the rest of the loop and starts again from the top.</text:p>
      <text:h text:style-name="P23" text:outline-level="3"><text:span text:style-name="Definition"><text:span text:style-name="T10">AND</text:span></text:span></text:h>
      <text:p text:style-name="P2">&lt;AND expressions...&gt;</text:p>
      <text:p text:style-name="P2"/>
      <text:p text:style-name="Text_20_body">Logical AND.</text:p>
      <text:h text:style-name="P23" text:outline-level="3"><text:span text:style-name="Definition"><text:span text:style-name="T10">APPLY</text:span></text:span></text:h>
      <text:p text:style-name="P2">&lt;APPLY routine values...&gt;</text:p>
      <text:h text:style-name="P23" text:outline-level="3"><text:span text:style-name="Definition"><text:span text:style-name="T10">ASH</text:span></text:span></text:h>
      <text:p text:style-name="P2">&lt;ASH number places&gt;</text:p>
      <text:p text:style-name="P2"/>
      <text:p text:style-name="P2"><text:span text:style-name="Definition"><text:span text:style-name="T7">Zapf syntax<text:tab/><text:tab/>Inform syntax</text:span></text:span></text:p>
      <text:p text:style-name="P2">ASHIFT<text:tab/><text:tab/><text:tab/>art_shift</text:p>
      <text:h text:style-name="P23" text:outline-level="3"><text:span text:style-name="Definition"><text:span text:style-name="T10">ASSIGNED?</text:span></text:span></text:h>
      <text:p text:style-name="P2">&lt;ASSIGNED? Name&gt;</text:p>
      <text:p text:style-name="P2"/>
      <text:p text:style-name="P2"><text:soft-page-break/><text:span text:style-name="Definition"><text:span text:style-name="T7">Zapf syntax<text:tab/><text:tab/>Inform syntax</text:span></text:span></text:p>
      <text:p text:style-name="P2">ASSIGNED?<text:tab/><text:tab/><text:tab/>check_arg_count</text:p>
      <text:h text:style-name="P23" text:outline-level="3"><text:span text:style-name="Definition"><text:span text:style-name="T10">BACK</text:span></text:span></text:h>
      <text:p text:style-name="P2">&lt;BACK table [bytes]&gt;</text:p>
      <text:h text:style-name="P23" text:outline-level="3"><text:span text:style-name="Definition"><text:span text:style-name="T10">BAND</text:span></text:span></text:h>
      <text:p text:style-name="P2">&lt;BAND numbers...&gt;</text:p>
      <text:p text:style-name="P2"/>
      <text:p text:style-name="P2"><text:span text:style-name="Definition"><text:span text:style-name="T7">Zapf syntax<text:tab/><text:tab/>Inform syntax</text:span></text:span></text:p>
      <text:p text:style-name="P2">BAND<text:tab/><text:tab/><text:tab/><text:tab/>and</text:p>
      <text:p text:style-name="P2"/>
      <text:p text:style-name="P9">Bitwise OR.</text:p>
      <text:h text:style-name="P23" text:outline-level="3"><text:span text:style-name="Definition"><text:span text:style-name="T10">BCOM</text:span></text:span></text:h>
      <text:p text:style-name="P2">&lt;BCOM value&gt;</text:p>
      <text:p text:style-name="P2"/>
      <text:p text:style-name="P2"><text:span text:style-name="Definition"><text:span text:style-name="T7">Zapf syntax<text:tab/><text:tab/>Inform syntax</text:span></text:span></text:p>
      <text:p text:style-name="P2">BCOM<text:tab/><text:tab/><text:tab/><text:tab/>not</text:p>
      <text:h text:style-name="P23" text:outline-level="3"><text:span text:style-name="Definition"><text:span text:style-name="T10">BIND</text:span></text:span></text:h>
      <text:p text:style-name="P2">&lt;BIND (bindings...) expressions...&gt;</text:p>
      <text:h text:style-name="P23" text:outline-level="3"><text:span text:style-name="Definition"><text:span text:style-name="T10">BOR</text:span></text:span></text:h>
      <text:p text:style-name="P2">&lt;BOR numbers...&gt;</text:p>
      <text:p text:style-name="P2"/>
      <text:p text:style-name="P2"><text:span text:style-name="Definition"><text:span text:style-name="T7">Zapf syntax<text:tab/><text:tab/>Inform syntax</text:span></text:span></text:p>
      <text:p text:style-name="P2">BOR<text:tab/><text:tab/><text:tab/><text:tab/>or</text:p>
      <text:p text:style-name="P2"/>
      <text:p text:style-name="Text_20_body">Bitwise OR.</text:p>
      <text:h text:style-name="P23" text:outline-level="3"><text:span text:style-name="Definition"><text:span text:style-name="T10">BUFOUT</text:span></text:span></text:h>
      <text:p text:style-name="P2">&lt;BUFOUT value&gt;</text:p>
      <text:p text:style-name="P2"/>
      <text:p text:style-name="P2"><text:span text:style-name="Definition"><text:span text:style-name="T7">Zapf syntax<text:tab/><text:tab/>Inform syntax</text:span></text:span></text:p>
      <text:p text:style-name="P2">BUFOUT<text:tab/><text:tab/><text:tab/>buffer_mode</text:p>
      <text:h text:style-name="P23" text:outline-level="3"><text:span text:style-name="Definition"><text:span text:style-name="T10">CATCH</text:span></text:span></text:h>
      <text:p text:style-name="P2">&lt;CATCH&gt;</text:p>
      <text:p text:style-name="P2"/>
      <text:p text:style-name="P2"><text:span text:style-name="Definition"><text:span text:style-name="T7">Zapf syntax<text:tab/><text:tab/>Inform syntax</text:span></text:span></text:p>
      <text:p text:style-name="P2">CATCH<text:tab/><text:tab/><text:tab/>catch</text:p>
      <text:h text:style-name="P23" text:outline-level="3"><text:span text:style-name="Definition"><text:span text:style-name="T10">CHECKU</text:span></text:span></text:h>
      <text:p text:style-name="P2">&lt;CHECKU character&gt;</text:p>
      <text:p text:style-name="P2"/>
      <text:p text:style-name="P2"><text:span text:style-name="Definition"><text:span text:style-name="T7">Zapf syntax<text:tab/><text:tab/>Inform syntax</text:span></text:span></text:p>
      <text:p text:style-name="P2">CHECKU<text:tab/><text:tab/><text:tab/>check_unicode</text:p>
      <text:h text:style-name="P23" text:outline-level="3"><text:soft-page-break/><text:span text:style-name="Definition"><text:span text:style-name="T10">CLEAR</text:span></text:span></text:h>
      <text:p text:style-name="P2">&lt;CLEAR window-number&gt;</text:p>
      <text:p text:style-name="P2"/>
      <text:p text:style-name="P3"><text:span text:style-name="Definition"><text:span text:style-name="T2">Zapf syntax<text:tab/><text:tab/>Inform syntax</text:span></text:span></text:p>
      <text:p text:style-name="P2">CLEAR<text:tab/><text:tab/><text:tab/>erase_window</text:p>
      <text:h text:style-name="P23" text:outline-level="3"><text:span text:style-name="Definition"><text:span text:style-name="T10">COLOR</text:span></text:span></text:h>
      <text:p text:style-name="P2">&lt;COLOR fg bg&gt;</text:p>
      <text:p text:style-name="P2"/>
      <text:p text:style-name="P2"><text:span text:style-name="Definition"><text:span text:style-name="T7">Zapf syntax<text:tab/><text:tab/>Inform syntax</text:span></text:span></text:p>
      <text:p text:style-name="P2">COLOR<text:tab/><text:tab/><text:tab/>set_colour</text:p>
      <text:h text:style-name="P23" text:outline-level="3"><text:span text:style-name="Definition"><text:span text:style-name="T10">COND</text:span></text:span></text:h>
      <text:p text:style-name="P2">&lt;COND (condition expressions...)...&gt;</text:p>
      <text:h text:style-name="P23" text:outline-level="3"><text:span text:style-name="Definition"><text:span text:style-name="T10">COPYT</text:span></text:span></text:h>
      <text:p text:style-name="P2">&lt;COPYT src-table dest-table length&gt;</text:p>
      <text:p text:style-name="P2"/>
      <text:p text:style-name="P2"><text:span text:style-name="Definition"><text:span text:style-name="T7">Zapf syntax<text:tab/><text:tab/>Inform syntax</text:span></text:span></text:p>
      <text:p text:style-name="P2">COPYT<text:tab/><text:tab/><text:tab/>copy_table</text:p>
      <text:h text:style-name="P23" text:outline-level="3"><text:span text:style-name="Definition"><text:span text:style-name="T10">CRLF</text:span></text:span></text:h>
      <text:p text:style-name="P2">&lt;CRLF&gt;</text:p>
      <text:p text:style-name="P2"/>
      <text:p text:style-name="P2"><text:span text:style-name="Definition"><text:span text:style-name="T7">Zapf syntax<text:tab/><text:tab/>Inform syntax</text:span></text:span></text:p>
      <text:p text:style-name="P2">CRLF<text:tab/><text:tab/><text:tab/><text:tab/>new_line</text:p>
      <text:h text:style-name="P23" text:outline-level="3"><text:span text:style-name="Definition"><text:span text:style-name="T10">CURGET</text:span></text:span></text:h>
      <text:p text:style-name="P2">&lt;CURGET table&gt;</text:p>
      <text:p text:style-name="P2"/>
      <text:p text:style-name="P2"><text:span text:style-name="Definition"><text:span text:style-name="T7">Zapf syntax<text:tab/><text:tab/>Inform syntax</text:span></text:span></text:p>
      <text:p text:style-name="P2">CURGET<text:tab/><text:tab/><text:tab/>get_cursor</text:p>
      <text:p text:style-name="P2"/>
      <text:p text:style-name="Text_20_body"><text:span text:style-name="T1">CURGET</text:span> is only available in version 4 and later.</text:p>
      <text:h text:style-name="P23" text:outline-level="3"><text:span text:style-name="Definition"><text:span text:style-name="T10">CURSET</text:span></text:span></text:h>
      <text:p text:style-name="P2">&lt;CURSET row column&gt;</text:p>
      <text:p text:style-name="P6"/>
      <text:p text:style-name="P9"><text:span text:style-name="T1">CURSET</text:span> is only available in version 4 and later.</text:p>
      <text:h text:style-name="P23" text:outline-level="3"><text:span text:style-name="Definition"><text:span text:style-name="T10">DCLEAR</text:span></text:span></text:h>
      <text:p text:style-name="P2">&lt;DCLEAR picture-number row column&gt;</text:p>
      <text:p text:style-name="P2"/>
      <text:p text:style-name="P2"><text:span text:style-name="Definition"><text:span text:style-name="T7">Zapf syntax<text:tab/><text:tab/>Inform syntax</text:span></text:span></text:p>
      <text:p text:style-name="P2">DCLEAR<text:tab/><text:tab/><text:tab/>erase_picture</text:p>
      <text:h text:style-name="P23" text:outline-level="3"><text:soft-page-break/><text:span text:style-name="Definition"><text:span text:style-name="T10">DEC</text:span></text:span></text:h>
      <text:p text:style-name="P2">&lt;DEC name&gt;</text:p>
      <text:p text:style-name="P2"/>
      <text:p text:style-name="P2"><text:span text:style-name="Definition"><text:span text:style-name="T7">Zapf syntax<text:tab/><text:tab/>Inform syntax</text:span></text:span></text:p>
      <text:p text:style-name="P2">DEC<text:tab/><text:tab/><text:tab/><text:tab/>dec</text:p>
      <text:h text:style-name="P23" text:outline-level="3"><text:span text:style-name="Definition"><text:span text:style-name="T10">DIRIN</text:span></text:span></text:h>
      <text:p text:style-name="P2">&lt;DIRIN stream-number&gt;</text:p>
      <text:p text:style-name="P2"/>
      <text:p text:style-name="P2"><text:span text:style-name="Definition"><text:span text:style-name="T7">Zapf syntax<text:tab/><text:tab/>Inform syntax</text:span></text:span></text:p>
      <text:p text:style-name="P2">DIRIN<text:tab/><text:tab/><text:tab/>input_stream</text:p>
      <text:h text:style-name="P23" text:outline-level="3"><text:span text:style-name="Definition"><text:span text:style-name="T10">DIROUT</text:span></text:span></text:h>
      <text:p text:style-name="P2">&lt;DIROUT stream-number [table] [width]&gt;</text:p>
      <text:p text:style-name="P2"/>
      <text:p text:style-name="P2"><text:span text:style-name="Definition"><text:span text:style-name="T7">Zapf syntax<text:tab/><text:tab/>Inform syntax</text:span></text:span></text:p>
      <text:p text:style-name="P2"><text:span text:style-name="Definition"><text:span text:style-name="T6">DIROUT<text:tab/><text:tab/><text:tab/>output_stream</text:span></text:span></text:p>
      <text:h text:style-name="P23" text:outline-level="3"><text:span text:style-name="Definition"><text:span text:style-name="T10">DISPLAY</text:span></text:span></text:h>
      <text:p text:style-name="P2">&lt;DISPLAY picture-number row column&gt;</text:p>
      <text:p text:style-name="P2"/>
      <text:p text:style-name="P2"><text:span text:style-name="Definition"><text:span text:style-name="T7">Zapf syntax<text:tab/><text:tab/>Inform syntax</text:span></text:span></text:p>
      <text:p text:style-name="P2"><text:span text:style-name="Definition"><text:span text:style-name="T6">DISPLAY<text:tab/><text:tab/><text:tab/>draw_picture</text:span></text:span></text:p>
      <text:h text:style-name="P23" text:outline-level="3"><text:span text:style-name="Definition"><text:span text:style-name="T10">DLESS?</text:span></text:span></text:h>
      <text:p text:style-name="P2">&lt;DLESS? name value&gt;</text:p>
      <text:p text:style-name="P2"/>
      <text:p text:style-name="P2"><text:span text:style-name="Definition"><text:span text:style-name="T7">Zapf syntax<text:tab/><text:tab/>Inform syntax</text:span></text:span></text:p>
      <text:p text:style-name="P2">DLESS?<text:tab/><text:tab/><text:tab/>dec_chk</text:p>
      <text:h text:style-name="P23" text:outline-level="3"><text:span text:style-name="Definition"><text:span text:style-name="T10">DO</text:span></text:span></text:h>
      <text:p text:style-name="P2">&lt;DO (name start end [step]) expressions...&gt;</text:p>
      <text:p text:style-name="P2"/>
      <text:p text:style-name="Text_20_body">A quirk of the DO statement, which can be thought of as a cross between a Pascal-style "for" statement and a C-style "for" statement.</text:p>
      <text:p text:style-name="Text_20_body">Pascal-style "for" statements loop over a range of values:</text:p>
      <text:p text:style-name="P4">// Pascal<text:line-break/>for i := 1 to 10 do ...<text:line-break/>for j := 10 downto 1 do ...</text:p>
      <text:p text:style-name="P4">// ZIL<text:line-break/>&lt;DO (I 1 10) ...&gt;<text:line-break/>&lt;DO (J 10 1 -1) ...&gt;</text:p>
      <text:p text:style-name="Text_20_body">C-style "for" statements initialize some state, then mutate it and repeat until a condition becomes false. In ZIL, the condition is reversed - the loop exits when it becomes true:</text:p>
      <text:p text:style-name="P4">// C<text:line-break/>for (i = first(obj); i; i = next(i)) { ... }</text:p>
      <text:p text:style-name="P4">// ZIL<text:line-break/><text:soft-page-break/>&lt;DO (I &lt;FIRST? .OBJ&gt; &lt;NOT .I&gt; &lt;NEXT? .I&gt;) ...&gt;</text:p>
      <text:p text:style-name="Text_20_body">Notice that every Pascal-style loop can be transformed into a C-style loop:</text:p>
      <text:p text:style-name="P4">// Pascal-style loops<text:line-break/>&lt;DO (I 1 10) ...&gt;<text:line-break/>&lt;DO (J 10 1 -1) ...&gt;</text:p>
      <text:p text:style-name="P4">// C-style equivalents<text:line-break/>&lt;DO (I 1 &lt;G? .I 10&gt; &lt;+ .I 1&gt;) ...&gt;<text:line-break/>&lt;DO (J 10 &lt;L? .J 1&gt; &lt;- .J 1&gt;) ...&gt;</text:p>
      <text:p text:style-name="Text_20_body">The quirk is that the behavior of DO depends on the syntax you use for each part.</text:p>
      <text:p text:style-name="Text_20_body">If the third value inside the parens is a complex FORM -- meaning one that isn't a simple LVAL or GVAL, like '.MAX' is -- it's assumed to be a "C-style" exit condition, otherwise it's assumed to be a "Pascal-style" upper/lower bound. Likewise, the optional fourth value is treated as either a C-style mutator or a Pascal-style step size.</text:p>
      <text:p text:style-name="P10"><text:span text:style-name="T12">More of the DO statement's quirks are demonstrated here:</text:span> </text:p>
      <text:p text:style-name="P4">&lt;ROUTINE GO ()<text:line-break/> <text:s text:c="3"/>&lt;TEST-PASCAL-STYLE&gt;<text:line-break/> <text:s text:c="3"/>&lt;TEST-C-STYLE&gt;<text:line-break/> <text:s text:c="3"/>&lt;TEST-MIXED-STYLE&gt;<text:line-break/> <text:s text:c="3"/>&lt;QUIT&gt;&gt;<text:line-break/><text:line-break/>&lt;CONSTANT C-ONE 1&gt;<text:line-break/>&lt;CONSTANT C-TEN 10&gt;<text:line-break/><text:line-break/>&lt;ROUTINE TEST-PASCAL-STYLE ("AUX" (ONE 1) (TEN 10))<text:line-break/> <text:s text:c="3"/>&lt;TELL "== Pascal style ==" CR&gt;<text:line-break/><text:line-break/> <text:s text:c="3"/>&lt;TELL "Counting from 1 to 10..."&gt;<text:line-break/> <text:s text:c="3"/>;"1 2 3 4 5 6 7 8 9 10"<text:line-break/> <text:s text:c="3"/>&lt;DO (I 1 10)<text:line-break/> <text:s text:c="7"/>(END &lt;CRLF&gt;)<text:line-break/> <text:s text:c="7"/>&lt;TELL " " N .I&gt;&gt;<text:line-break/> <text:s/><text:line-break/> <text:s text:c="3"/>&lt;TELL "Counting from 1 to 10 with step 2..."&gt;<text:line-break/> <text:s text:c="3"/>;"1 3 5 7 9"<text:line-break/> <text:s text:c="3"/>&lt;DO (I 1 10 2)<text:line-break/> <text:s text:c="7"/>(END &lt;CRLF&gt;)<text:line-break/> <text:s text:c="7"/>&lt;TELL " " N .I&gt;&gt;<text:line-break/> <text:s text:c="3"/><text:line-break/> <text:s text:c="3"/>&lt;TELL "Counting from 10 to 1..."&gt;<text:line-break/> <text:s text:c="3"/>;"10 9 8 7 6 5 4 3 2 1"<text:line-break/> <text:s text:c="3"/>&lt;DO (I 10 1)<text:line-break/> <text:s text:c="7"/>(END &lt;CRLF&gt;)<text:line-break/> <text:s text:c="7"/>&lt;TELL " " N .I&gt;&gt;<text:line-break/><text:line-break/> <text:s text:c="3"/>&lt;TELL "Counting from 10 to 1 with step -2..."&gt;<text:line-break/> <text:s text:c="3"/>;"10 8 6 4 2"<text:line-break/> <text:s text:c="3"/>&lt;DO (I 10 1 -2)<text:line-break/> <text:s text:c="7"/>(END &lt;CRLF&gt;)<text:line-break/> <text:s text:c="7"/>&lt;TELL " " N .I&gt;&gt;<text:line-break/><text:line-break/><text:soft-page-break/> <text:s text:c="3"/>&lt;TELL "Counting from .ONE to .TEN..."&gt;<text:line-break/> <text:s text:c="3"/>;"1 2 3 4 5 6 7 8 9 10"<text:line-break/> <text:s text:c="3"/>&lt;DO (I .ONE .TEN)<text:line-break/> <text:s text:c="7"/>(END &lt;CRLF&gt;)<text:line-break/> <text:s text:c="7"/>&lt;TELL " " N .I&gt;&gt;<text:line-break/> <text:s text:c="3"/><text:line-break/> <text:s text:c="3"/>&lt;TELL "Counting from .TEN to .ONE..."&gt;<text:line-break/> <text:s text:c="3"/>;"10"<text:line-break/> <text:s text:c="3"/>;"Since the loop bounds aren't FIXes (numeric <text:line-break/><text:tab/>literals), ZILF doesn't know the loop is meant <text:line-break/> <text:tab/>to count down, and it compiles a loop that counts <text:line-break/><text:tab/>up and exits after the first iteration. A DO loop <text:line-break/><text:tab/>whose condition is a constant or simple FORM always <text:line-break/><text:tab/>runs at least once."<text:line-break/> <text:s text:c="3"/>&lt;DO (I .TEN .ONE)<text:line-break/> <text:s text:c="7"/>(END &lt;CRLF&gt;)<text:line-break/> <text:s text:c="7"/>&lt;TELL " " N .I&gt;&gt;<text:line-break/><text:line-break/> <text:s text:c="3"/>&lt;TELL "Counting from 10 to .ONE..."&gt;<text:line-break/> <text:s text:c="3"/>;"10"<text:line-break/> <text:s text:c="3"/>;"See above."<text:line-break/> <text:s text:c="3"/>&lt;DO (I 10 .ONE)<text:line-break/> <text:s text:c="7"/>(END &lt;CRLF&gt;)<text:line-break/> <text:s text:c="7"/>&lt;TELL " " N .I&gt;&gt;<text:line-break/><text:line-break/> <text:s text:c="3"/>&lt;TELL "Counting from .TEN to 1..."&gt;<text:line-break/> <text:s text:c="3"/>;"10"<text:line-break/> <text:s text:c="3"/>;"See above."<text:line-break/> <text:s text:c="3"/>&lt;DO (I .TEN 1)<text:line-break/> <text:s text:c="7"/>(END &lt;CRLF&gt;)<text:line-break/> <text:s text:c="7"/>&lt;TELL " " N .I&gt;&gt;<text:line-break/><text:line-break/> <text:s text:c="3"/>&lt;TELL "Counting from .TEN to .ONE with step -1..."&gt;<text:line-break/> <text:s text:c="3"/>;"10 9 8 7 6 5 4 3 2 1"<text:line-break/> <text:s text:c="3"/>&lt;DO (I .TEN .ONE -1)<text:line-break/> <text:s text:c="7"/>(END &lt;CRLF&gt;)<text:line-break/> <text:s text:c="7"/>&lt;TELL " " N .I&gt;&gt;<text:line-break/><text:line-break/> <text:s text:c="3"/>&lt;TELL "Counting from ,C-TEN to ,C-ONE..."&gt;<text:line-break/> <text:s text:c="3"/>;"10"<text:line-break/> <text:s text:c="3"/>;"Even defining the loop bounds as CONSTANTs won't <text:line-break/><text:tab/>tell ZILF that the loop needs to run backwards."<text:line-break/> <text:s text:c="3"/>&lt;DO (I ,C-TEN ,C-ONE)<text:line-break/> <text:s text:c="7"/>(END &lt;CRLF&gt;)<text:line-break/> <text:s text:c="7"/>&lt;TELL " " N .I&gt;&gt;<text:line-break/><text:line-break/> <text:s text:c="3"/>&lt;TELL "Counting from %,C-TEN to %,C-ONE..."&gt;<text:line-break/> <text:s text:c="3"/>;"10 9 8 7 5 4 3 2 1"<text:line-break/> <text:s text:c="3"/>;"The % forces ,C-TEN to be evaluated at read time, <text:line-break/><text:tab/>so the loop bounds are specified as FIXes, allowing <text:line-break/><text:tab/>ZILF to determine that the loop runs backwards."<text:line-break/> <text:s text:c="3"/>&lt;DO (I %,C-TEN %,C-ONE)<text:line-break/> <text:s text:c="7"/>(END &lt;CRLF&gt;)<text:line-break/><text:soft-page-break/> <text:s text:c="7"/>&lt;TELL " " N .I&gt;&gt;<text:line-break/><text:line-break/> <text:s text:c="3"/>&lt;CRLF&gt;&gt;<text:line-break/><text:line-break/>&lt;OBJECT DESK<text:line-break/> <text:s text:c="3"/>(DESC "desk")&gt;<text:line-break/><text:line-break/>&lt;OBJECT MONITOR<text:line-break/> <text:s text:c="3"/>(DESC "monitor")<text:line-break/> <text:s text:c="3"/>(LOC DESK)&gt;<text:line-break/><text:line-break/>&lt;OBJECT KEYBOARD<text:line-break/> <text:s text:c="3"/>(DESC "keyboard")<text:line-break/> <text:s text:c="3"/>(LOC DESK)&gt;<text:line-break/><text:line-break/>&lt;OBJECT MOUSE<text:line-break/> <text:s text:c="3"/>(DESC "mouse")<text:line-break/> <text:s text:c="3"/>(LOC DESK)&gt;<text:line-break/><text:line-break/>&lt;ROUTINE TEST-C-STYLE ()<text:line-break/> <text:s text:c="3"/>&lt;TELL "== C style ==" CR&gt;<text:line-break/><text:line-break/> <text:s text:c="3"/>&lt;TELL "Counting from 10 down to 1..."&gt;<text:line-break/> <text:s text:c="3"/>;"10 9 8 7 6 5 4 3 2 1"<text:line-break/> <text:s text:c="3"/>&lt;DO (I 10 &lt;L? .I 1&gt; &lt;- .I 1&gt;)<text:line-break/> <text:s text:c="7"/>(END &lt;CRLF&gt;)<text:line-break/> <text:s text:c="7"/>&lt;TELL " " N .I&gt;&gt;<text:line-break/> <text:s text:c="3"/><text:line-break/> <text:s text:c="3"/>&lt;TELL "Counting from 10 up (!) to 1..."&gt;<text:line-break/> <text:s text:c="3"/>;""<text:line-break/> <text:s text:c="3"/>;"Nothing is printed, because the exit condition <text:line-break/><text:tab/>is initially true. A DO loop whose condition is <text:line-break/><text:tab/>a complex FORM can exit before the first iteration."<text:line-break/> <text:s text:c="3"/>&lt;DO (I 10 &lt;G? .I 1&gt; &lt;+ .I 1&gt;)<text:line-break/> <text:s text:c="7"/>(END &lt;CRLF&gt;)<text:line-break/> <text:s text:c="7"/>&lt;TELL " " N .I&gt;&gt;<text:line-break/> <text:s text:c="3"/><text:line-break/> <text:s text:c="3"/>&lt;TELL "On the desk:"&gt;<text:line-break/> <text:s text:c="3"/>;"monitor mouse keyboard"<text:line-break/> <text:s text:c="3"/>&lt;DO (I &lt;FIRST? ,DESK&gt; &lt;NOT .I&gt; &lt;NEXT? .I&gt;)<text:line-break/> <text:s text:c="7"/>(END &lt;CRLF&gt;)<text:line-break/> <text:s text:c="7"/>&lt;TELL " " D .I&gt;&gt;<text:line-break/> <text:s text:c="3"/><text:line-break/> <text:s text:c="3"/>&lt;CRLF&gt;&gt;<text:line-break/></text:p>
      <text:p text:style-name="P4">&lt;ROUTINE TEST-MIXED-STYLE ()<text:line-break/> <text:s text:c="3"/>&lt;TELL "== Mixed ==" CR&gt;<text:line-break/> <text:s text:c="3"/><text:line-break/> <text:s text:c="3"/>&lt;TELL "Powers of 2 up to 1000:"&gt;<text:line-break/> <text:s text:c="3"/>;"1 2 4 8 16 32 64 128 256 512"<text:line-break/> <text:s text:c="3"/>&lt;DO (I 1 1000 &lt;* .I 2&gt;)<text:line-break/> <text:s text:c="7"/>(END &lt;CRLF&gt;)<text:line-break/> <text:s text:c="7"/>&lt;TELL " " N .I&gt;&gt;<text:line-break/><text:soft-page-break/> <text:s text:c="3"/><text:line-break/> <text:s text:c="3"/>&lt;CRLF&gt;&gt;</text:p>
      <text:p text:style-name="Text_20_body">Highlights:</text:p>
      <text:p text:style-name="Text_20_body">- Loops can include subsequent code in an (END ...) clause for brevity, e.g. to print a newline after a list.</text:p>
      <text:p text:style-name="Text_20_body">A Pascal-style DO can *sometimes* determine when it needs to run backwards, even if no step size is provided.</text:p>
      <text:p text:style-name="Text_20_body">Pascal and C style can be mixed in the same loop, e.g. &lt;DO (I 1 1000 &lt;* .I 2&gt;) ...&gt; to count powers of 2 up to 1000.</text:p>
      <text:h text:style-name="P23" text:outline-level="3"><text:span text:style-name="Definition"><text:span text:style-name="T10">ERASE</text:span></text:span></text:h>
      <text:p text:style-name="P2">&lt;ERASE value&gt;</text:p>
      <text:p text:style-name="P2"/>
      <text:p text:style-name="P2"><text:span text:style-name="Definition"><text:span text:style-name="T7">Zapf syntax<text:tab/><text:tab/>Inform syntax</text:span></text:span></text:p>
      <text:p text:style-name="P2"><text:span text:style-name="Definition"><text:span text:style-name="T6">ERASE<text:tab/><text:tab/><text:tab/>erase_line</text:span></text:span></text:p>
      <text:p text:style-name="P6"><text:span text:style-name="Definition"><text:span text:style-name="T6"/></text:span></text:p>
      <text:p text:style-name="Text_20_body"><text:span text:style-name="Definition"><text:span text:style-name="T6">Versions 4 and 5: if the </text:span></text:span><text:span text:style-name="Definition"><text:span text:style-name="T3">value</text:span></text:span><text:span text:style-name="Definition"><text:span text:style-name="T6"> is 1, erase from the current cursor position to the end of its line in </text:span></text:span><text:span text:style-name="Definition"><text:span text:style-name="T6">the current window. If the </text:span></text:span><text:span text:style-name="Definition"><text:span text:style-name="T3">value</text:span></text:span><text:span text:style-name="Definition"><text:span text:style-name="T6"> is anything other than 1, do nothing. </text:span></text:span></text:p>
      <text:p text:style-name="Text_20_body"><text:span text:style-name="Definition"><text:span text:style-name="T6">Version 6: if the </text:span></text:span><text:span text:style-name="Definition"><text:span text:style-name="T3">value</text:span></text:span><text:span text:style-name="Definition"><text:span text:style-name="T6"> is 1, erase from the current cursor position to the end of the its line in the current window. If not, erase the given number of pixels minus one across from the cursor (clipped to stay inside the right margin). The cursor does not move. </text:span></text:span></text:p>
      <text:h text:style-name="Heading_20_3" text:outline-level="3"><text:span text:style-name="Definition"><text:span text:style-name="T11">F?</text:span></text:span></text:h>
      <text:p text:style-name="P2">&lt;F? expression&gt;</text:p>
      <text:h text:style-name="P23" text:outline-level="3"><text:span text:style-name="Definition"><text:span text:style-name="T10">FCLEAR</text:span></text:span></text:h>
      <text:p text:style-name="P2">&lt;FCLEAR object flag&gt;</text:p>
      <text:p text:style-name="P2"/>
      <text:p text:style-name="P2"><text:span text:style-name="Definition"><text:span text:style-name="T7">Zapf syntax<text:tab/><text:tab/>Inform syntax</text:span></text:span></text:p>
      <text:p text:style-name="P2"><text:span text:style-name="Definition"><text:span text:style-name="T6">FCLEAR<text:tab/><text:tab/><text:tab/>clear_attr</text:span></text:span></text:p>
      <text:h text:style-name="Heading_20_3" text:outline-level="3"><text:span text:style-name="Definition"><text:span text:style-name="T11">FIRST?</text:span></text:span></text:h>
      <text:p text:style-name="P2">&lt;FIRST? Object&gt;</text:p>
      <text:p text:style-name="P2"/>
      <text:p text:style-name="P2"><text:span text:style-name="Definition"><text:span text:style-name="T7">Zapf syntax<text:tab/><text:tab/>Inform syntax</text:span></text:span></text:p>
      <text:p text:style-name="P2">FIRST?<text:tab/><text:tab/><text:tab/>get_child</text:p>
      <text:h text:style-name="Heading_20_3" text:outline-level="3">FONT</text:h>
      <text:p text:style-name="P2">&lt;FONT number&gt;</text:p>
      <text:p text:style-name="P2"/>
      <text:p text:style-name="P2"><text:span text:style-name="Definition"><text:span text:style-name="T7">Zapf syntax<text:tab/><text:tab/>Inform syntax</text:span></text:span></text:p>
      <text:p text:style-name="P2">FONT<text:tab/><text:tab/><text:tab/><text:tab/>set_font</text:p>
      <text:h text:style-name="Heading_20_3" text:outline-level="3">FSET</text:h>
      <text:p text:style-name="P2">&lt;FSET object flag&gt;</text:p>
      <text:p text:style-name="P2"/>
      <text:p text:style-name="P2"><text:span text:style-name="Definition"><text:span text:style-name="T7">Zapf syntax<text:tab/><text:tab/>Inform syntax</text:span></text:span></text:p>
      <text:p text:style-name="P2"><text:soft-page-break/>FSET<text:tab/><text:tab/><text:tab/><text:tab/>set_attr</text:p>
      <text:h text:style-name="Heading_20_3" text:outline-level="3">FSET?</text:h>
      <text:p text:style-name="P2">&lt;FSET? object flag&gt;</text:p>
      <text:p text:style-name="P2"/>
      <text:p text:style-name="P2"><text:span text:style-name="Definition"><text:span text:style-name="T7">Zapf syntax<text:tab/><text:tab/>Inform syntax</text:span></text:span></text:p>
      <text:p text:style-name="P2">FSET?<text:tab/><text:tab/><text:tab/>test_attr</text:p>
      <text:h text:style-name="Heading_20_3" text:outline-level="3">FSTACK</text:h>
      <text:p text:style-name="P2">&lt;FSTACK [stack]&gt;</text:p>
      <text:p text:style-name="P2"/>
      <text:p text:style-name="P2"><text:span text:style-name="Definition"><text:span text:style-name="T7">Zapf syntax<text:tab/><text:tab/>Inform syntax</text:span></text:span></text:p>
      <text:p text:style-name="P2">FSTACK<text:tab/><text:tab/><text:tab/>pop / pop_stack</text:p>
      <text:h text:style-name="Heading_20_3" text:outline-level="3">G?</text:h>
      <text:p text:style-name="P2">&lt;G? value value&gt;</text:p>
      <text:p text:style-name="P2"/>
      <text:p text:style-name="P2"><text:span text:style-name="Definition"><text:span text:style-name="T7">Zapf syntax<text:tab/><text:tab/>Inform syntax</text:span></text:span></text:p>
      <text:p text:style-name="P2">GRTR?<text:tab/><text:tab/><text:tab/>Jg</text:p>
      <text:h text:style-name="Heading_20_3" text:outline-level="3">G=?</text:h>
      <text:p text:style-name="P2">&lt;G=? value value&gt;</text:p>
      <text:h text:style-name="Heading_20_3" text:outline-level="3">GET</text:h>
      <text:p text:style-name="P2">&lt;GET table offset&gt;</text:p>
      <text:p text:style-name="P2"/>
      <text:p text:style-name="P2"><text:span text:style-name="Definition"><text:span text:style-name="T7">Zapf syntax<text:tab/><text:tab/>Inform syntax</text:span></text:span></text:p>
      <text:p text:style-name="P2">GET<text:tab/><text:tab/><text:tab/><text:tab/>loadw</text:p>
      <text:h text:style-name="Heading_20_3" text:outline-level="3">GETB</text:h>
      <text:p text:style-name="P2">&lt;GETB table offset&gt;</text:p>
      <text:p text:style-name="P2"/>
      <text:p text:style-name="P2"><text:span text:style-name="Definition"><text:span text:style-name="T7">Zapf syntax<text:tab/><text:tab/>Inform syntax</text:span></text:span></text:p>
      <text:p text:style-name="P2">GETB<text:tab/><text:tab/><text:tab/><text:tab/>loadb</text:p>
      <text:h text:style-name="Heading_20_3" text:outline-level="3">GETP</text:h>
      <text:p text:style-name="P2">&lt;GETP object property&gt;</text:p>
      <text:p text:style-name="P2"/>
      <text:p text:style-name="P2"><text:span text:style-name="Definition"><text:span text:style-name="T7">Zapf syntax<text:tab/><text:tab/>Inform syntax</text:span></text:span></text:p>
      <text:p text:style-name="P2">GETP<text:tab/><text:tab/><text:tab/><text:tab/>get_prop</text:p>
      <text:h text:style-name="Heading_20_3" text:outline-level="3">GETPT</text:h>
      <text:p text:style-name="P2">&lt;GETPT object property&gt;</text:p>
      <text:p text:style-name="P2"/>
      <text:p text:style-name="P2"><text:span text:style-name="Definition"><text:span text:style-name="T7">Zapf syntax<text:tab/><text:tab/>Inform syntax</text:span></text:span></text:p>
      <text:p text:style-name="P2">GETPT<text:tab/><text:tab/><text:tab/>get_prop_addr</text:p>
      <text:h text:style-name="Heading_20_3" text:outline-level="3"><text:soft-page-break/>GVAL</text:h>
      <text:p text:style-name="P2">&lt;GVAL name&gt;</text:p>
      <text:h text:style-name="Heading_20_3" text:outline-level="3">HLIGHT</text:h>
      <text:p text:style-name="P2">&lt;HLIGHT style&gt;</text:p>
      <text:p text:style-name="P2"/>
      <text:p text:style-name="P2"><text:span text:style-name="Definition"><text:span text:style-name="T7">Zapf syntax<text:tab/><text:tab/>Inform syntax</text:span></text:span></text:p>
      <text:p text:style-name="P2">HLIGHT<text:tab/><text:tab/><text:tab/>set_text_style</text:p>
      <text:p text:style-name="P2"/>
      <table:table table:name="Tabell2" table:style-name="Tabell2">
        <table:table-column table:style-name="Tabell2.A"/>
        <table:table-column table:style-name="Tabell2.B"/>
        <table:table-row>
          <table:table-cell table:style-name="Tabell2.A1" office:value-type="float" office:value="0">
            <text:p text:style-name="P6">0</text:p>
          </table:table-cell>
          <table:table-cell table:style-name="Tabell2.B1" office:value-type="string">
            <text:p text:style-name="P6">Normal</text:p>
          </table:table-cell>
        </table:table-row>
        <table:table-row>
          <table:table-cell table:style-name="Tabell2.A2" office:value-type="float" office:value="1">
            <text:p text:style-name="P6">1</text:p>
          </table:table-cell>
          <table:table-cell table:style-name="Tabell2.B2" office:value-type="string">
            <text:p text:style-name="P6">Inverse</text:p>
          </table:table-cell>
        </table:table-row>
        <table:table-row>
          <table:table-cell table:style-name="Tabell2.A2" office:value-type="float" office:value="2">
            <text:p text:style-name="P6">2</text:p>
          </table:table-cell>
          <table:table-cell table:style-name="Tabell2.B2" office:value-type="string">
            <text:p text:style-name="P6">Bold</text:p>
          </table:table-cell>
        </table:table-row>
        <table:table-row>
          <table:table-cell table:style-name="Tabell2.A2" office:value-type="float" office:value="4">
            <text:p text:style-name="P6">4</text:p>
          </table:table-cell>
          <table:table-cell table:style-name="Tabell2.B2" office:value-type="string">
            <text:p text:style-name="P6">Italic</text:p>
          </table:table-cell>
        </table:table-row>
        <table:table-row>
          <table:table-cell table:style-name="Tabell2.A2" office:value-type="float" office:value="8">
            <text:p text:style-name="P6">8</text:p>
          </table:table-cell>
          <table:table-cell table:style-name="Tabell2.B2" office:value-type="string">
            <text:p text:style-name="P6">Mono</text:p>
          </table:table-cell>
        </table:table-row>
      </table:table>
      <text:p text:style-name="Text_20_body"><text:span text:style-name="T1"><text:line-break/>HLIGHT</text:span> is only available in version 4 and later.</text:p>
      <text:h text:style-name="Heading_20_3" text:outline-level="3">IFFLAG</text:h>
      <text:p text:style-name="P2">&lt;IFFLAG (compilation-flag-condition expressions...)...&gt;</text:p>
      <text:h text:style-name="Heading_20_3" text:outline-level="3">IGRTR?</text:h>
      <text:p text:style-name="P2">&lt;IGRTR? name value&gt;</text:p>
      <text:p text:style-name="P2"/>
      <text:p text:style-name="P2"><text:span text:style-name="Definition"><text:span text:style-name="T7">Zapf syntax<text:tab/><text:tab/>Inform syntax</text:span></text:span></text:p>
      <text:p text:style-name="P2">IGRTR?<text:tab/><text:tab/><text:tab/>inc_chk</text:p>
      <text:p text:style-name="P6"/>
      <text:p text:style-name="Text_20_body">Increment <text:span text:style-name="T1">name</text:span>, and test if <text:span text:style-name="T1">name</text:span> is greater than <text:span text:style-name="T1">value</text:span>. </text:p>
      <text:h text:style-name="Heading_20_3" text:outline-level="3">IN?</text:h>
      <text:p text:style-name="P2">&lt;IN? object object&gt;</text:p>
      <text:p text:style-name="P2"/>
      <text:p text:style-name="P2"><text:span text:style-name="Definition"><text:span text:style-name="T7">Zapf syntax<text:tab/><text:tab/>Inform syntax</text:span></text:span></text:p>
      <text:p text:style-name="P2">IN?<text:tab/><text:tab/><text:tab/><text:tab/>jin</text:p>
      <text:h text:style-name="Heading_20_3" text:outline-level="3">INC</text:h>
      <text:p text:style-name="P2">&lt;INC name&gt;</text:p>
      <text:p text:style-name="P2"/>
      <text:p text:style-name="P2"><text:span text:style-name="Definition"><text:span text:style-name="T7">Zapf syntax<text:tab/><text:tab/>Inform syntax</text:span></text:span></text:p>
      <text:p text:style-name="P2">INC<text:tab/><text:tab/><text:tab/><text:tab/>inc</text:p>
      <text:p text:style-name="P6"/>
      <text:p text:style-name="Text_20_body">Increment <text:span text:style-name="T1">name</text:span> by 1. (This is signed, so -1 increments to 0.) </text:p>
      <text:h text:style-name="Heading_20_3" text:outline-level="3">INPUT</text:h>
      <text:p text:style-name="P2">&lt;INPUT 1 [time] [routine]&gt;</text:p>
      <text:p text:style-name="P2"/>
      <text:p text:style-name="P2"><text:span text:style-name="Definition"><text:span text:style-name="T7">Zapf syntax<text:tab/><text:tab/>Inform syntax</text:span></text:span></text:p>
      <text:p text:style-name="P2"><text:soft-page-break/>INPUT<text:tab/><text:tab/><text:tab/>read_char</text:p>
      <text:p text:style-name="P6"/>
      <text:p text:style-name="Text_20_body"><text:span text:style-name="T1">INPUT</text:span> is only available in version 4 and later. <text:span text:style-name="T1">INPUT</text:span> reads a single character from the keyboard. </text:p>
      <text:p text:style-name="Text_20_body">An example of using the optional arguments time and routine. This creates a pause of two seconds (if not interrupted by a keypress from the player):</text:p>
      <text:p text:style-name="Standard"><text:span text:style-name="T1"><text:tab/>&lt;ROUTINE WAIT-TWO-SECONDS () <text:line-break/> <text:tab/><text:tab/>&lt;INPUT 1 20 ABORT-WAIT&gt;<text:line-break/></text:span><text:span text:style-name="T1"> <text:tab/>&gt;<text:line-break/><text:line-break/> <text:tab/>&lt;ROUTINE ABORT-WAIT () &lt;RETURN T&gt;&gt;</text:span></text:p>
      <text:h text:style-name="Heading_20_3" text:outline-level="3">INTBL?</text:h>
      <text:p text:style-name="P2">&lt;INTBL? value table length [form]&gt;</text:p>
      <text:p text:style-name="P2"/>
      <text:p text:style-name="P2"><text:span text:style-name="Definition"><text:span text:style-name="T7">Zapf syntax<text:tab/><text:tab/>Inform syntax</text:span></text:span></text:p>
      <text:p text:style-name="P2">INTBL?<text:tab/><text:tab/><text:tab/>scan_table</text:p>
      <text:h text:style-name="Heading_20_3" text:outline-level="3">IRESTORE</text:h>
      <text:p text:style-name="P2">&lt;IRESTORE&gt;</text:p>
      <text:p text:style-name="P2"/>
      <text:p text:style-name="P2"><text:span text:style-name="Definition"><text:span text:style-name="T7">Zapf syntax<text:tab/><text:tab/>Inform syntax</text:span></text:span></text:p>
      <text:p text:style-name="P2">IRESTORE<text:tab/><text:tab/><text:tab/>restore_undo</text:p>
      <text:h text:style-name="Heading_20_3" text:outline-level="3">ISAVE</text:h>
      <text:p text:style-name="P2">&lt;ISAVE&gt;</text:p>
      <text:p text:style-name="P2"/>
      <text:p text:style-name="P2"><text:span text:style-name="Definition"><text:span text:style-name="T7">Zapf syntax<text:tab/><text:tab/>Inform syntax</text:span></text:span></text:p>
      <text:p text:style-name="P2">ISAVE<text:tab/><text:tab/><text:tab/>save_undo</text:p>
      <text:h text:style-name="Heading_20_3" text:outline-level="3">ITABLE</text:h>
      <text:p text:style-name="P2">&lt;ITABLE [length-spec] number [(table-flags...)] </text:p>
      <text:p text:style-name="P2"><text:tab/><text:tab/>[const-expressions...]&gt;</text:p>
      <text:h text:style-name="Heading_20_3" text:outline-level="3">L?</text:h>
      <text:p text:style-name="P2">&lt;L? value1 value2&gt;</text:p>
      <text:p text:style-name="P6"/>
      <text:p text:style-name="P9">Is <text:span text:style-name="T1">value1</text:span> lower to <text:span text:style-name="T1">value2</text:span>.</text:p>
      <text:p text:style-name="P2"/>
      <text:p text:style-name="P2"><text:span text:style-name="Definition"><text:span text:style-name="T7">Zapf syntax<text:tab/><text:tab/>Inform syntax</text:span></text:span></text:p>
      <text:p text:style-name="P2">LESS?<text:tab/><text:tab/><text:tab/>Jl</text:p>
      <text:h text:style-name="Heading_20_3" text:outline-level="3">L=?</text:h>
      <text:p text:style-name="P2">&lt;L=? value1 value2&gt;</text:p>
      <text:p text:style-name="P6"/>
      <text:p text:style-name="Text_20_body">Is <text:span text:style-name="T1">value1</text:span> lower or equal to <text:span text:style-name="T1">value2</text:span>.</text:p>
      <text:h text:style-name="Heading_20_3" text:outline-level="3"><text:soft-page-break/>LEX</text:h>
      <text:p text:style-name="P2">&lt;LEX text parse [dictionary] [flag]&gt;</text:p>
      <text:p text:style-name="P2"/>
      <text:p text:style-name="P2"><text:span text:style-name="Definition"><text:span text:style-name="T7">Zapf syntax<text:tab/><text:tab/>Inform syntax</text:span></text:span></text:p>
      <text:p text:style-name="P2">LEX<text:tab/><text:tab/><text:tab/><text:tab/>tokenise</text:p>
      <text:p text:style-name="P6"/>
      <text:p text:style-name="Text_20_body"><text:span text:style-name="T1">LEX</text:span> is only available in version 4 and later. Parse the <text:span text:style-name="T1">text</text:span> into <text:span text:style-name="T1">parse</text:span>. See <text:span text:style-name="T1">READ</text:span> for more info about parsing.</text:p>
      <text:h text:style-name="Heading_20_3" text:outline-level="3">LOC</text:h>
      <text:p text:style-name="P2">&lt;LOC object&gt;</text:p>
      <text:p text:style-name="P2"/>
      <text:p text:style-name="P2"><text:span text:style-name="Definition"><text:span text:style-name="T7">Zapf syntax<text:tab/><text:tab/>Inform syntax</text:span></text:span></text:p>
      <text:p text:style-name="P2">LOC<text:tab/><text:tab/><text:tab/><text:tab/>get_parent</text:p>
      <text:h text:style-name="Heading_20_3" text:outline-level="3">LOWCORE-TABLE</text:h>
      <text:p text:style-name="P2">&lt;LOWCORE-TABLE field-spec length routine&gt;</text:p>
      <text:h text:style-name="Heading_20_3" text:outline-level="3">LOWCORE</text:h>
      <text:p text:style-name="P2">&lt;LOWCORE field-spec [new-value]&gt;</text:p>
      <text:h text:style-name="Heading_20_3" text:outline-level="3">LSH</text:h>
      <text:p text:style-name="P2">&lt;LSH number places&gt;</text:p>
      <text:p text:style-name="P2"/>
      <text:p text:style-name="P2"><text:span text:style-name="Definition"><text:span text:style-name="T7">Zapf syntax<text:tab/><text:tab/>Inform syntax</text:span></text:span></text:p>
      <text:p text:style-name="P2">SHIFT<text:tab/><text:tab/><text:tab/>log_shift</text:p>
      <text:h text:style-name="Heading_20_3" text:outline-level="3">LTABLE</text:h>
      <text:p text:style-name="P2">&lt;LTABLE [(table-flags...)] values...&gt;</text:p>
      <text:h text:style-name="Heading_20_3" text:outline-level="3">LVAL</text:h>
      <text:p text:style-name="P2">&lt;LVAL name&gt;</text:p>
      <text:h text:style-name="Heading_20_3" text:outline-level="3">MAP-CONTENTS</text:h>
      <text:p text:style-name="P2">&lt;MAP-CONTENTS (name [next] object) expressions...&gt;</text:p>
      <text:h text:style-name="Heading_20_3" text:outline-level="3">MAP-DIRECTIONS</text:h>
      <text:p text:style-name="P2">&lt;MAP-DIRECTIONS (name pt room) expressions...&gt;</text:p>
      <text:h text:style-name="Heading_20_3" text:outline-level="3">MARGIN</text:h>
      <text:p text:style-name="P2">&lt;MARGIN left right window-number&gt;</text:p>
      <text:p text:style-name="P2"/>
      <text:p text:style-name="P2"><text:span text:style-name="Definition"><text:span text:style-name="T7">Zapf syntax<text:tab/><text:tab/>Inform syntax</text:span></text:span></text:p>
      <text:p text:style-name="P2">MARGIN<text:tab/><text:tab/><text:tab/>set_margins</text:p>
      <text:h text:style-name="Heading_20_3" text:outline-level="3">MENU</text:h>
      <text:p text:style-name="P2">&lt;MENU number table&gt;</text:p>
      <text:p text:style-name="P2"><text:soft-page-break/></text:p>
      <text:p text:style-name="P2"><text:span text:style-name="Definition"><text:span text:style-name="T7">Zapf syntax<text:tab/><text:tab/>Inform syntax</text:span></text:span></text:p>
      <text:p text:style-name="P2">MENU<text:tab/><text:tab/><text:tab/><text:tab/>make_menu</text:p>
      <text:h text:style-name="Heading_20_3" text:outline-level="3">MOD</text:h>
      <text:p text:style-name="P2">&lt;MOD number number&gt;</text:p>
      <text:p text:style-name="P2"/>
      <text:p text:style-name="P2"><text:span text:style-name="Definition"><text:span text:style-name="T7">Zapf syntax<text:tab/><text:tab/>Inform syntax</text:span></text:span></text:p>
      <text:p text:style-name="P2">MOD<text:tab/><text:tab/><text:tab/><text:tab/>mod</text:p>
      <text:p text:style-name="P2"/>
      <text:h text:style-name="Heading_20_3" text:outline-level="3">MOUSE-INFO</text:h>
      <text:p text:style-name="P2">&lt;MOUSE-INFO table&gt;</text:p>
      <text:p text:style-name="P2"/>
      <text:p text:style-name="P2"><text:span text:style-name="Definition"><text:span text:style-name="T7">Zapf syntax<text:tab/><text:tab/>Inform syntax</text:span></text:span></text:p>
      <text:p text:style-name="P2">MOUSE-INFO<text:tab/><text:tab/>read_mouse</text:p>
      <text:h text:style-name="Heading_20_3" text:outline-level="3">MOUSE-LIMIT</text:h>
      <text:p text:style-name="P2">&lt;MOUSE-LIMIT window-number&gt;</text:p>
      <text:p text:style-name="P2"/>
      <text:p text:style-name="P2"><text:span text:style-name="Definition"><text:span text:style-name="T7">Zapf syntax<text:tab/><text:tab/>Inform syntax</text:span></text:span></text:p>
      <text:p text:style-name="P2">MOUSE-LIMIT<text:tab/><text:tab/>mouse_window</text:p>
      <text:h text:style-name="Heading_20_3" text:outline-level="3">MOVE</text:h>
      <text:p text:style-name="P2">&lt;MOVE object object&gt;</text:p>
      <text:p text:style-name="P2"/>
      <text:p text:style-name="P2"><text:span text:style-name="Definition"><text:span text:style-name="T7">Zapf syntax<text:tab/><text:tab/>Inform syntax</text:span></text:span></text:p>
      <text:p text:style-name="P6"><text:tab/>MOVE<text:tab/><text:tab/><text:tab/><text:tab/>insert_obj</text:p>
      <text:h text:style-name="Heading_20_3" text:outline-level="3">N=?</text:h>
      <text:p text:style-name="P2">&lt;N==? value values...&gt;</text:p>
      <text:h text:style-name="Heading_20_3" text:outline-level="3">NEXT?</text:h>
      <text:p text:style-name="P2">&lt;NEXT? Object&gt;</text:p>
      <text:p text:style-name="P2"/>
      <text:p text:style-name="P2"><text:span text:style-name="Definition"><text:span text:style-name="T7">Zapf syntax<text:tab/><text:tab/>Inform syntax</text:span></text:span></text:p>
      <text:p text:style-name="P2">NEXT?<text:tab/><text:tab/><text:tab/>get_sibling</text:p>
      <text:h text:style-name="Heading_20_3" text:outline-level="3">NEXTP</text:h>
      <text:p text:style-name="P2">&lt;NEXTP object property&gt;</text:p>
      <text:p text:style-name="P2"/>
      <text:p text:style-name="P2"><text:span text:style-name="Definition"><text:span text:style-name="T7">Zapf syntax<text:tab/><text:tab/>Inform syntax</text:span></text:span></text:p>
      <text:p text:style-name="P2">NEXTP<text:tab/><text:tab/><text:tab/>get_next_prop</text:p>
      <text:h text:style-name="Heading_20_3" text:outline-level="3">NOT</text:h>
      <text:p text:style-name="P2">&lt;NOT expression&gt;</text:p>
      <text:p text:style-name="P2"/>
      <text:p text:style-name="P9">Logical NOT.</text:p>
      <text:h text:style-name="P24" text:outline-level="3"><text:soft-page-break/>OR</text:h>
      <text:p text:style-name="P2">&lt;OR expressions...&gt;</text:p>
      <text:p text:style-name="P6"/>
      <text:p text:style-name="P9">Logical AND.</text:p>
      <text:h text:style-name="Heading_20_3" text:outline-level="3">ORIGINAL</text:h>
      <text:p text:style-name="P2">&lt;ORIGINAL?&gt;</text:p>
      <text:p text:style-name="P2"/>
      <text:p text:style-name="P2"><text:span text:style-name="Definition"><text:span text:style-name="T7">Zapf syntax<text:tab/><text:tab/>Inform syntax</text:span></text:span></text:p>
      <text:p text:style-name="P2">ORIGINAL?<text:tab/><text:tab/><text:tab/>piracy</text:p>
      <text:h text:style-name="Heading_20_3" text:outline-level="3">PICINF</text:h>
      <text:p text:style-name="P2">&lt;PICINF picture-number table&gt;</text:p>
      <text:p text:style-name="P2"/>
      <text:p text:style-name="P2"><text:span text:style-name="Definition"><text:span text:style-name="T7">Zapf syntax<text:tab/><text:tab/>Inform syntax</text:span></text:span></text:p>
      <text:p text:style-name="P2">PICINF<text:tab/><text:tab/><text:tab/>picture_data</text:p>
      <text:h text:style-name="Heading_20_3" text:outline-level="3">PICSET</text:h>
      <text:p text:style-name="P2">&lt;PICSET table&gt;</text:p>
      <text:p text:style-name="P2"/>
      <text:p text:style-name="P2"><text:span text:style-name="Definition"><text:span text:style-name="T7">Zapf syntax<text:tab/><text:tab/>Inform syntax</text:span></text:span></text:p>
      <text:p text:style-name="P2">PICSET<text:tab/><text:tab/><text:tab/>picture_table</text:p>
      <text:h text:style-name="Heading_20_3" text:outline-level="3">PLTABLE</text:h>
      <text:p text:style-name="P2">&lt;PLTABLE [(table-flags...)] values...&gt;</text:p>
      <text:h text:style-name="Heading_20_3" text:outline-level="3">POP</text:h>
      <text:p text:style-name="P2">&lt;POP [stack]&gt;</text:p>
      <text:p text:style-name="P2"/>
      <text:p text:style-name="P2"><text:span text:style-name="Definition"><text:span text:style-name="T7">Zapf syntax<text:tab/><text:tab/>Inform syntax</text:span></text:span></text:p>
      <text:p text:style-name="P2">POP<text:tab/><text:tab/><text:tab/><text:tab/>pull</text:p>
      <text:h text:style-name="Heading_20_3" text:outline-level="3">PRINT</text:h>
      <text:p text:style-name="P2">&lt;PRINT packed-string&gt;</text:p>
      <text:p text:style-name="P2"/>
      <text:p text:style-name="P2"><text:span text:style-name="Definition"><text:span text:style-name="T7">Zapf syntax<text:tab/><text:tab/>Inform syntax</text:span></text:span></text:p>
      <text:p text:style-name="P2">PRINT<text:tab/><text:tab/><text:tab/>print_paddr</text:p>
      <text:h text:style-name="Heading_20_3" text:outline-level="3">PRINTB</text:h>
      <text:p text:style-name="P2">&lt;PRINTB unpacked-string&gt;</text:p>
      <text:p text:style-name="P2"/>
      <text:p text:style-name="P2"><text:span text:style-name="Definition"><text:span text:style-name="T7">Zapf syntax<text:tab/><text:tab/>Inform syntax</text:span></text:span></text:p>
      <text:p text:style-name="P2">PRINTB<text:tab/><text:tab/><text:tab/><text:span text:style-name="Definition"><text:span text:style-name="T6">print_addr</text:span></text:span></text:p>
      <text:h text:style-name="Heading_20_3" text:outline-level="3">PRINTC</text:h>
      <text:p text:style-name="P2">&lt;PRINTC character&gt;</text:p>
      <text:p text:style-name="P2"/>
      <text:p text:style-name="P2"><text:span text:style-name="Definition"><text:span text:style-name="T7">Zapf syntax<text:tab/><text:tab/>Inform syntax</text:span></text:span></text:p>
      <text:p text:style-name="P2"><text:soft-page-break/>PRINTC<text:tab/><text:tab/><text:tab/><text:span text:style-name="Definition"><text:span text:style-name="T6">print_char</text:span></text:span></text:p>
      <text:h text:style-name="Heading_20_3" text:outline-level="3">PRINTD</text:h>
      <text:p text:style-name="P2">&lt;PRINTD object&gt;</text:p>
      <text:p text:style-name="P2"/>
      <text:p text:style-name="P2"><text:span text:style-name="Definition"><text:span text:style-name="T7">Zapf syntax<text:tab/><text:tab/>Inform syntax</text:span></text:span></text:p>
      <text:p text:style-name="P2">PRINTD<text:tab/><text:tab/><text:tab/><text:span text:style-name="Definition"><text:span text:style-name="T6">print_obj</text:span></text:span></text:p>
      <text:h text:style-name="Heading_20_3" text:outline-level="3">PRINTF</text:h>
      <text:p text:style-name="P2">&lt;PRINTF table&gt;</text:p>
      <text:p text:style-name="P2"/>
      <text:p text:style-name="P2"><text:span text:style-name="Definition"><text:span text:style-name="T7">Zapf syntax<text:tab/><text:tab/>Inform syntax</text:span></text:span></text:p>
      <text:p text:style-name="P2">PRINTF<text:tab/><text:tab/><text:tab/><text:span text:style-name="Definition"><text:span text:style-name="T6">print_form</text:span></text:span></text:p>
      <text:h text:style-name="Heading_20_3" text:outline-level="3">PRINTI</text:h>
      <text:p text:style-name="P2">&lt;PRINTI string&gt;</text:p>
      <text:p text:style-name="P2"/>
      <text:p text:style-name="P2"><text:span text:style-name="Definition"><text:span text:style-name="T7">Zapf syntax<text:tab/><text:tab/>Inform syntax</text:span></text:span></text:p>
      <text:p text:style-name="P2">PRINTI<text:tab/><text:tab/><text:tab/><text:span text:style-name="Definition"><text:span text:style-name="T6">print</text:span></text:span></text:p>
      <text:h text:style-name="Heading_20_3" text:outline-level="3">PRINTN</text:h>
      <text:p text:style-name="P2">&lt;PRINTN number&gt;</text:p>
      <text:p text:style-name="P2"/>
      <text:p text:style-name="P2"><text:span text:style-name="Definition"><text:span text:style-name="T7">Zapf syntax<text:tab/><text:tab/>Inform syntax</text:span></text:span></text:p>
      <text:p text:style-name="P2">PRINTN<text:tab/><text:tab/><text:tab/><text:span text:style-name="Definition"><text:span text:style-name="T6">print_num</text:span></text:span></text:p>
      <text:h text:style-name="Heading_20_3" text:outline-level="3">PRINTR</text:h>
      <text:p text:style-name="P2">&lt;PRINTR string&gt;</text:p>
      <text:p text:style-name="P2"/>
      <text:p text:style-name="P2"><text:span text:style-name="Definition"><text:span text:style-name="T7">Zapf syntax<text:tab/><text:tab/>Inform syntax</text:span></text:span></text:p>
      <text:p text:style-name="P2">PRINTR<text:tab/><text:tab/><text:tab/>print_ret</text:p>
      <text:h text:style-name="Heading_20_3" text:outline-level="3">PRINTT</text:h>
      <text:p text:style-name="P2">&lt;PRINTT table width height skip&gt;</text:p>
      <text:p text:style-name="P2"/>
      <text:p text:style-name="P2"><text:span text:style-name="Definition"><text:span text:style-name="T7">Zapf syntax<text:tab/><text:tab/>Inform syntax</text:span></text:span></text:p>
      <text:p text:style-name="P2">PRINTT<text:tab/><text:tab/><text:tab/>print_table</text:p>
      <text:h text:style-name="Heading_20_3" text:outline-level="3">PRINTU</text:h>
      <text:p text:style-name="P2">&lt;PRINTU number&gt;</text:p>
      <text:p text:style-name="P2"/>
      <text:p text:style-name="P2"><text:span text:style-name="Definition"><text:span text:style-name="T7">Zapf syntax<text:tab/><text:tab/>Inform syntax</text:span></text:span></text:p>
      <text:p text:style-name="P2">PRINTU<text:tab/><text:tab/><text:tab/>print_unicode</text:p>
      <text:h text:style-name="Heading_20_3" text:outline-level="3">PROG</text:h>
      <text:p text:style-name="P2">&lt;PROG (bindings...) expressions...&gt;</text:p>
      <text:h text:style-name="Heading_20_3" text:outline-level="3"><text:soft-page-break/>PTABLE</text:h>
      <text:p text:style-name="P2">&lt;PTABLE [(table-flags...)] values...&gt;</text:p>
      <text:h text:style-name="Heading_20_3" text:outline-level="3">PTSIZE</text:h>
      <text:p text:style-name="P2">&lt;PTSIZE table&gt;</text:p>
      <text:p text:style-name="P2"/>
      <text:p text:style-name="P2"><text:span text:style-name="Definition"><text:span text:style-name="T7">Zapf syntax<text:tab/><text:tab/>Inform syntax</text:span></text:span></text:p>
      <text:p text:style-name="P2">PTSIZE<text:tab/><text:tab/><text:tab/>get_prop_len</text:p>
      <text:h text:style-name="Heading_20_3" text:outline-level="3">PUSH</text:h>
      <text:p text:style-name="P2">&lt;PUSH value&gt;</text:p>
      <text:p text:style-name="P2"/>
      <text:p text:style-name="P2"><text:span text:style-name="Definition"><text:span text:style-name="T7">Zapf syntax<text:tab/><text:tab/>Inform syntax</text:span></text:span></text:p>
      <text:p text:style-name="P2">PUSH<text:tab/><text:tab/><text:tab/><text:tab/>push</text:p>
      <text:h text:style-name="Heading_20_3" text:outline-level="3">PUT</text:h>
      <text:p text:style-name="P2">&lt;PUT table offset value&gt;</text:p>
      <text:p text:style-name="P2"/>
      <text:p text:style-name="P2"><text:span text:style-name="Definition"><text:span text:style-name="T7">Zapf syntax<text:tab/><text:tab/>Inform syntax</text:span></text:span></text:p>
      <text:p text:style-name="P6"><text:tab/>PUT<text:tab/><text:tab/><text:tab/><text:tab/>storew</text:p>
      <text:h text:style-name="Heading_20_3" text:outline-level="3">PUTB</text:h>
      <text:p text:style-name="P2">&lt;PUTB table offset value&gt;</text:p>
      <text:p text:style-name="P2"/>
      <text:p text:style-name="P2"><text:span text:style-name="Definition"><text:span text:style-name="T7">Zapf syntax<text:tab/><text:tab/>Inform syntax</text:span></text:span></text:p>
      <text:p text:style-name="P6"><text:tab/>PUTB<text:tab/><text:tab/><text:tab/><text:tab/>storeb</text:p>
      <text:p text:style-name="P6"/>
      <text:h text:style-name="Heading_20_3" text:outline-level="3">PUTP</text:h>
      <text:p text:style-name="P2">&lt;PUTP object property value&gt;</text:p>
      <text:p text:style-name="P2"/>
      <text:p text:style-name="P2"><text:span text:style-name="Definition"><text:span text:style-name="T7">Zapf syntax<text:tab/><text:tab/>Inform syntax</text:span></text:span></text:p>
      <text:p text:style-name="P6"><text:tab/>PUTP<text:tab/><text:tab/><text:tab/><text:tab/>put_prop</text:p>
      <text:h text:style-name="Heading_20_3" text:outline-level="3">QUIT</text:h>
      <text:p text:style-name="P2">&lt;QUIT&gt;</text:p>
      <text:p text:style-name="P2"/>
      <text:p text:style-name="P2"><text:span text:style-name="Definition"><text:span text:style-name="T7">Zapf syntax<text:tab/><text:tab/>Inform syntax</text:span></text:span></text:p>
      <text:p text:style-name="P2">QUIT<text:tab/><text:tab/><text:tab/><text:tab/>quit</text:p>
      <text:h text:style-name="Heading_20_3" text:outline-level="3">RANDOM</text:h>
      <text:p text:style-name="P2">&lt;RANDOM range&gt;</text:p>
      <text:p text:style-name="P2"/>
      <text:p text:style-name="P2"><text:span text:style-name="Definition"><text:span text:style-name="T7">Zapf syntax<text:tab/><text:tab/>Inform syntax</text:span></text:span></text:p>
      <text:p text:style-name="P2">RANDOM<text:tab/><text:tab/><text:tab/>random</text:p>
      <text:h text:style-name="Heading_20_3" text:outline-level="3">READ</text:h>
      <text:p text:style-name="P2">&lt;READ text parse [time] [routine]&gt;</text:p>
      <text:p text:style-name="P2"><text:soft-page-break/></text:p>
      <text:p text:style-name="P2"><text:span text:style-name="Definition"><text:span text:style-name="T7">Zapf syntax<text:tab/><text:tab/>Inform syntax</text:span></text:span></text:p>
      <text:p text:style-name="P2">READ<text:tab/><text:tab/><text:tab/><text:tab/>aread / sread</text:p>
      <text:p text:style-name="P2"/>
      <text:p text:style-name="Text_20_body">Reads text from keyboard and parse it. Result is stored in two byte-tables. Byte 0 in <text:span text:style-name="T1">text</text:span> most contain the max-size of the buffer and if <text:span text:style-name="T1">parse</text:span> is supplied, byte 0 of it most cointain max number of words that will be parsed.</text:p>
      <text:p text:style-name="Text_20_body">After <text:span text:style-name="T1">READ</text:span>, <text:span text:style-name="T1">text</text:span> contains:</text:p>
      <text:p text:style-name="Text_20_body"><text:tab/>Byte<text:tab/>0<text:tab/>Max number of chars read into the buffer<text:line-break/><text:tab/><text:tab/>1<text:tab/>Actual number of chars read into the buffer<text:line-break/><text:tab/><text:tab/>2-<text:tab/>The typed chars all converted to lowercase</text:p>
      <text:p text:style-name="Text_20_body"><text:span text:style-name="T1">parse</text:span> contains:</text:p>
      <text:p text:style-name="Text_20_body"><text:tab/>Byte<text:tab/>0<text:tab/>Max number of words parsed<text:line-break/><text:tab/><text:tab/>1<text:tab/>Actual number of words parsed<text:line-break/><text:tab/><text:tab/>2-3<text:tab/>Adress to first word in dictionary (0 if word is not in it)<text:line-break/><text:tab/><text:tab/>4<text:tab/>Length of first word<text:line-break/><text:tab/><text:tab/>5<text:tab/>Start position (in <text:span text:style-name="T1">text</text:span>) of first word<text:line-break/><text:tab/><text:tab/>6-9<text:tab/>Second word<text:line-break/><text:tab/><text:tab/>...</text:p>
      <text:p text:style-name="Text_20_body">Example:</text:p>
      <text:p text:style-name="P4">&lt;GLOBAL READBUF &lt;ITABLE BYTE 63&gt;&gt;<text:line-break/>&lt;GLOBAL PARSEBUF &lt;ITABLE BYTE 28&gt;&gt;<text:line-break/>&lt;ROUTINE READ-TEST ("AUX" WORDS WLEN WSTART WEND)<text:line-break/><text:tab/>&lt;PUTB ,READBUF 0 60&gt;<text:line-break/><text:tab/>&lt;PUTB ,PARSEBUF 0 6&gt;<text:line-break/><text:tab/>&lt;READ ,READBUF ,PARSEBUF&gt;<text:line-break/><text:tab/>&lt;SET WORDS &lt;GETB ,PARSEBUF 1&gt;&gt; <text:s/>;"# of parsed words"<text:line-break/><text:tab/>&lt;DO (I 1 .WORDS)<text:line-break/><text:tab/><text:tab/>&lt;SET WLEN &lt;GETB .PARSEBUF &lt;* .I 4&gt;&gt;&gt;<text:line-break/><text:tab/><text:tab/>&lt;SET WSTART &lt;GETB .PARSEBUF &lt;+&lt;* .I 4&gt; 1&gt;&gt;&gt;<text:line-break/><text:tab/><text:tab/>&lt;SET WEND &lt;+ .WSTART &lt;- .WLEN 1&gt;&gt;&gt;<text:line-break/><text:tab/><text:tab/>&lt;TELL "word " N .I " is " N .WLEN " char long. "&gt;<text:line-break/><text:tab/><text:tab/>&lt;TELL "The word is '"&gt;<text:line-break/><text:tab/><text:tab/>&lt;DO (J .WSTART .WEND)<text:line-break/><text:tab/><text:tab/><text:tab/>&lt;PRINTC &lt;GETB .READBUF .J&gt;&gt; ;"To lcase!"<text:line-break/><text:tab/><text:tab/>&gt;<text:line-break/><text:tab/><text:tab/>&lt;TELL "'." CR&gt;<text:line-break/><text:tab/>&gt;<text:line-break/>&gt;</text:p>
      <text:p text:style-name="P3">See <text:span text:style-name="T13">The Inform Designer’s Manual</text:span> (ch. §2.5, p. 44-46) for more info about <text:span text:style-name="T1">READ</text:span>.</text:p>
      <text:h text:style-name="Heading_20_3" text:outline-level="3">REMOVE</text:h>
      <text:p text:style-name="P2">&lt;REMOVE object&gt;</text:p>
      <text:p text:style-name="P2"/>
      <text:p text:style-name="P2"><text:span text:style-name="Definition"><text:span text:style-name="T7">Zapf syntax<text:tab/><text:tab/>Inform syntax</text:span></text:span></text:p>
      <text:p text:style-name="P2">REMOVE<text:tab/><text:tab/><text:tab/>remove_obj</text:p>
      <text:h text:style-name="Heading_20_3" text:outline-level="3"><text:soft-page-break/>REPEAT</text:h>
      <text:p text:style-name="P2">&lt;REPEAT (bindings...) expressions...&gt;</text:p>
      <text:h text:style-name="Heading_20_3" text:outline-level="3">REST</text:h>
      <text:p text:style-name="P2">&lt;REST table [bytes]&gt;</text:p>
      <text:h text:style-name="Heading_20_3" text:outline-level="3">RESTART</text:h>
      <text:p text:style-name="P2">&lt;RESTART&gt;</text:p>
      <text:p text:style-name="P2"/>
      <text:p text:style-name="P2"><text:span text:style-name="Definition"><text:span text:style-name="T7">Zapf syntax<text:tab/><text:tab/>Inform syntax</text:span></text:span></text:p>
      <text:p text:style-name="P2">RESTART<text:tab/><text:tab/><text:tab/>restart</text:p>
      <text:h text:style-name="Heading_20_3" text:outline-level="3">RESTORE</text:h>
      <text:p text:style-name="P2">&lt;RESTORE [table] [bytes] [filename]&gt;</text:p>
      <text:p text:style-name="P2"/>
      <text:p text:style-name="P2"><text:span text:style-name="Definition"><text:span text:style-name="T7">Zapf syntax<text:tab/><text:tab/>Inform syntax</text:span></text:span></text:p>
      <text:p text:style-name="P2">RESTORE<text:tab/><text:tab/><text:tab/>restore</text:p>
      <text:h text:style-name="Heading_20_3" text:outline-level="3">RETURN</text:h>
      <text:p text:style-name="P2">&lt;RETURN [value] [activation]&gt;</text:p>
      <text:p text:style-name="P2"/>
      <text:p text:style-name="P2"><text:span text:style-name="Definition"><text:span text:style-name="T7">Zapf syntax<text:tab/><text:tab/>Inform syntax</text:span></text:span></text:p>
      <text:p text:style-name="P2">RETURN<text:tab/><text:tab/><text:tab/>ret</text:p>
      <text:h text:style-name="Heading_20_3" text:outline-level="3">RFALSE</text:h>
      <text:p text:style-name="P2">&lt;RFALSE&gt;</text:p>
      <text:p text:style-name="P2"/>
      <text:p text:style-name="P2"><text:span text:style-name="Definition"><text:span text:style-name="T7">Zapf syntax<text:tab/><text:tab/>Inform syntax</text:span></text:span></text:p>
      <text:p text:style-name="P2">RFALSE<text:tab/><text:tab/><text:tab/>rfalse</text:p>
      <text:h text:style-name="Heading_20_3" text:outline-level="3">RFATAL</text:h>
      <text:p text:style-name="P2">&lt;RFATAL&gt;</text:p>
      <text:h text:style-name="Heading_20_3" text:outline-level="3">RSTACK</text:h>
      <text:p text:style-name="P2">&lt;RSTACK&gt;</text:p>
      <text:p text:style-name="P2"/>
      <text:p text:style-name="P2"><text:span text:style-name="Definition"><text:span text:style-name="T7">Zapf syntax<text:tab/><text:tab/>Inform syntax</text:span></text:span></text:p>
      <text:p text:style-name="P2">RSTACK<text:tab/><text:tab/><text:tab/>ret_popped</text:p>
      <text:h text:style-name="P24" text:outline-level="3">RFALSE</text:h>
      <text:p text:style-name="P2">&lt;RTRUE&gt;</text:p>
      <text:p text:style-name="P2"/>
      <text:p text:style-name="P2"><text:span text:style-name="Definition"><text:span text:style-name="T7">Zapf syntax<text:tab/><text:tab/>Inform syntax</text:span></text:span></text:p>
      <text:p text:style-name="P2">RTRUE<text:tab/><text:tab/><text:tab/>rtrue</text:p>
      <text:h text:style-name="Heading_20_3" text:outline-level="3">SAVE</text:h>
      <text:p text:style-name="P2">&lt;SAVE [table] [bytes] [filename]&gt;</text:p>
      <text:p text:style-name="P2"/>
      <text:p text:style-name="P2"><text:soft-page-break/><text:span text:style-name="Definition"><text:span text:style-name="T7">Zapf syntax<text:tab/><text:tab/>Inform syntax</text:span></text:span></text:p>
      <text:p text:style-name="P2">SAVE<text:tab/><text:tab/><text:tab/><text:tab/>save</text:p>
      <text:h text:style-name="Heading_20_3" text:outline-level="3">SCREEN</text:h>
      <text:p text:style-name="P2">&lt;SCREEN window-number&gt;</text:p>
      <text:p text:style-name="P2"/>
      <text:p text:style-name="P2"><text:span text:style-name="Definition"><text:span text:style-name="T7">Zapf syntax<text:tab/><text:tab/>Inform syntax</text:span></text:span></text:p>
      <text:p text:style-name="P2">SCREEN<text:tab/><text:tab/><text:tab/>set_window</text:p>
      <text:h text:style-name="Heading_20_3" text:outline-level="3">SCROLL</text:h>
      <text:p text:style-name="P2">&lt;SCROLL window-number pixels&gt;</text:p>
      <text:p text:style-name="P2"/>
      <text:p text:style-name="P2"><text:span text:style-name="Definition"><text:span text:style-name="T7">Zapf syntax<text:tab/><text:tab/>Inform syntax</text:span></text:span></text:p>
      <text:p text:style-name="P2">SCROLL<text:tab/><text:tab/><text:tab/>scroll_window</text:p>
      <text:h text:style-name="Heading_20_3" text:outline-level="3">SET</text:h>
      <text:p text:style-name="P2">&lt;SET name value&gt;</text:p>
      <text:p text:style-name="P2"/>
      <text:p text:style-name="P2"><text:span text:style-name="Definition"><text:span text:style-name="T7">Zapf syntax<text:tab/><text:tab/>Inform syntax</text:span></text:span></text:p>
      <text:p text:style-name="P2">SET<text:tab/><text:tab/><text:tab/><text:tab/>store</text:p>
      <text:h text:style-name="Heading_20_3" text:outline-level="3">SETG</text:h>
      <text:p text:style-name="P2">&lt;SETG name value&gt;</text:p>
      <text:h text:style-name="Heading_20_3" text:outline-level="3">SOUND</text:h>
      <text:p text:style-name="P2">&lt;SOUND number [effect] [volume] [routine]&gt;</text:p>
      <text:p text:style-name="P2"/>
      <text:p text:style-name="P2"><text:span text:style-name="Definition"><text:span text:style-name="T7">Zapf syntax<text:tab/><text:tab/>Inform syntax</text:span></text:span></text:p>
      <text:p text:style-name="P2">SOUND<text:tab/><text:tab/><text:tab/>sound_effect</text:p>
      <text:h text:style-name="Heading_20_3" text:outline-level="3">SPLIT</text:h>
      <text:p text:style-name="P2">&lt;SPLIT number&gt;</text:p>
      <text:p text:style-name="P2"/>
      <text:p text:style-name="P2"><text:span text:style-name="Definition"><text:span text:style-name="T7">Zapf syntax<text:tab/><text:tab/>Inform syntax</text:span></text:span></text:p>
      <text:p text:style-name="P2">SPLIT<text:tab/><text:tab/><text:tab/>split_window</text:p>
      <text:h text:style-name="Heading_20_3" text:outline-level="3">T?</text:h>
      <text:p text:style-name="P2">&lt;T? expression&gt;</text:p>
      <text:h text:style-name="Heading_20_3" text:outline-level="3">TABLE</text:h>
      <text:p text:style-name="P2">&lt;TABLE [(table-flags...)] values...&gt;</text:p>
      <text:h text:style-name="Heading_20_3" text:outline-level="3">TELL</text:h>
      <text:p text:style-name="P2">&lt;TELL token-commands&gt;</text:p>
      <text:h text:style-name="Heading_20_3" text:outline-level="3">THROW</text:h>
      <text:p text:style-name="P2">&lt;THROW value stack-frame&gt;</text:p>
      <text:p text:style-name="P2"/>
      <text:p text:style-name="P2"><text:soft-page-break/><text:span text:style-name="Definition"><text:span text:style-name="T7">Zapf syntax<text:tab/><text:tab/>Inform syntax</text:span></text:span></text:p>
      <text:p text:style-name="P2">THROW<text:tab/><text:tab/><text:tab/>throw</text:p>
      <text:h text:style-name="Heading_20_3" text:outline-level="3">USL</text:h>
      <text:p text:style-name="P2">&lt;USL&gt;</text:p>
      <text:p text:style-name="P2"/>
      <text:p text:style-name="P2"><text:span text:style-name="Definition"><text:span text:style-name="T7">Zapf syntax<text:tab/><text:tab/>Inform syntax</text:span></text:span></text:p>
      <text:p text:style-name="P2">USL<text:tab/><text:tab/><text:tab/><text:tab/>show_status</text:p>
      <text:h text:style-name="Heading_20_3" text:outline-level="3">VALUE</text:h>
      <text:p text:style-name="P2">&lt;VALUE name/number&gt;</text:p>
      <text:p text:style-name="P2"/>
      <text:p text:style-name="P2"><text:span text:style-name="Definition"><text:span text:style-name="T7">Zapf syntax<text:tab/><text:tab/>Inform syntax</text:span></text:span></text:p>
      <text:p text:style-name="P2">VALUE<text:tab/><text:tab/><text:tab/>load</text:p>
      <text:h text:style-name="Heading_20_3" text:outline-level="3">VERIFY</text:h>
      <text:p text:style-name="P2">&lt;VERIFY&gt;</text:p>
      <text:p text:style-name="P2"/>
      <text:p text:style-name="P2"><text:span text:style-name="Definition"><text:span text:style-name="T7">Zapf syntax<text:tab/><text:tab/>Inform syntax</text:span></text:span></text:p>
      <text:p text:style-name="P2">VERIFY<text:tab/><text:tab/><text:tab/>verify</text:p>
      <text:h text:style-name="Heading_20_3" text:outline-level="3">VERSION?</text:h>
      <text:p text:style-name="P2">&lt;VERSION? (name/number expressions...)...&gt;</text:p>
      <text:p text:style-name="P2"/>
      <text:h text:style-name="Heading_20_3" text:outline-level="3">WINATTR</text:h>
      <text:p text:style-name="P2">&lt;WINATTR window-number flags operation&gt;</text:p>
      <text:p text:style-name="P2"/>
      <text:p text:style-name="P2"><text:span text:style-name="Definition"><text:span text:style-name="T7">Zapf syntax<text:tab/><text:tab/>Inform syntax</text:span></text:span></text:p>
      <text:p text:style-name="P2">WINATTR<text:tab/><text:tab/><text:tab/>window_style</text:p>
      <text:h text:style-name="Heading_20_3" text:outline-level="3">WINGET</text:h>
      <text:p text:style-name="P2">&lt;WINGET window-number property&gt;</text:p>
      <text:p text:style-name="P2"/>
      <text:p text:style-name="P2"><text:span text:style-name="Definition"><text:span text:style-name="T7">Zapf syntax<text:tab/><text:tab/>Inform syntax</text:span></text:span></text:p>
      <text:p text:style-name="P2">WINGET<text:tab/><text:tab/><text:tab/>get_wind_prop</text:p>
      <text:h text:style-name="Heading_20_3" text:outline-level="3">WINPOS</text:h>
      <text:p text:style-name="P2">&lt;WINPOS window-number row column&gt;</text:p>
      <text:p text:style-name="P2"/>
      <text:p text:style-name="P2"><text:span text:style-name="Definition"><text:span text:style-name="T7">Zapf syntax<text:tab/><text:tab/>Inform syntax</text:span></text:span></text:p>
      <text:p text:style-name="P2">WINPOS<text:tab/><text:tab/><text:tab/>move_window</text:p>
      <text:h text:style-name="Heading_20_3" text:outline-level="3">WINPUT</text:h>
      <text:p text:style-name="P2">&lt;WINPUT window-number property value&gt;</text:p>
      <text:p text:style-name="P2"/>
      <text:p text:style-name="P2"><text:span text:style-name="Definition"><text:span text:style-name="T7">Zapf syntax<text:tab/><text:tab/>Inform syntax</text:span></text:span></text:p>
      <text:p text:style-name="P2">WINPUT<text:tab/><text:tab/><text:tab/>put_wind_prop</text:p>
      <text:h text:style-name="Heading_20_3" text:outline-level="3"><text:soft-page-break/>WINSIZE</text:h>
      <text:p text:style-name="P2">&lt;WINSIZE window-number height width&gt;</text:p>
      <text:p text:style-name="P2"/>
      <text:p text:style-name="P2"><text:span text:style-name="Definition"><text:span text:style-name="T7">Zapf syntax<text:tab/><text:tab/>Inform syntax</text:span></text:span></text:p>
      <text:p text:style-name="P2">WINSIZE<text:tab/><text:tab/><text:tab/>window_size</text:p>
      <text:h text:style-name="Heading_20_3" text:outline-level="3">XPUSH</text:h>
      <text:p text:style-name="P2">&lt;XPUSH value stack&gt;</text:p>
      <text:p text:style-name="P2"/>
      <text:p text:style-name="P2"><text:span text:style-name="Definition"><text:span text:style-name="T7">Zapf syntax<text:tab/><text:tab/>Inform syntax</text:span></text:span></text:p>
      <text:p text:style-name="P2">XPUSH<text:tab/><text:tab/><text:tab/>push_stack</text:p>
      <text:h text:style-name="Heading_20_3" text:outline-level="3">ZWSTR</text:h>
      <text:p text:style-name="P2">&lt;ZWSTR src-table length offset dest-table&gt;</text:p>
      <text:p text:style-name="P2"/>
      <text:p text:style-name="P2"><text:span text:style-name="Definition"><text:span text:style-name="T7">Zapf syntax<text:tab/><text:tab/>Inform syntax</text:span></text:span></text:p>
      <text:p text:style-name="P2">ZWSTR<text:tab/><text:tab/><text:tab/>encode_text</text:p>
      <text:p text:style-name="P2"/>
      <text:h text:style-name="Heading_20_2" text:outline-level="2">=== Other Z-machine OP-codes ===</text:h>
      <text:p text:style-name="Text_20_body">These OP-codes don't have direct ZIL-equivalent (used to call routines).</text:p>
      <text:p text:style-name="Text_20_body">Sources:</text:p>
      <text:p text:style-name="P11"><text:tab/>The Z-Machine Standards Document, Graham Nelson</text:p>
      <text:p text:style-name="P11"/>
      <table:table table:name="Tabell1" table:style-name="Tabell1">
        <table:table-column table:style-name="Tabell1.A"/>
        <table:table-column table:style-name="Tabell1.B"/>
        <table:table-column table:style-name="Tabell1.C"/>
        <table:table-row>
          <table:table-cell table:style-name="Tabell1.A1" office:value-type="string">
            <text:p text:style-name="P18">ZAPF syntax</text:p>
          </table:table-cell>
          <table:table-cell table:style-name="Tabell1.A1" office:value-type="string">
            <text:p text:style-name="P18">Inform Syntax</text:p>
          </table:table-cell>
          <table:table-cell table:style-name="Tabell1.C1" office:value-type="string">
            <text:p text:style-name="P18">Description (Z specifikations 1.0)</text:p>
          </table:table-cell>
        </table:table-row>
        <table:table-row>
          <table:table-cell table:style-name="Tabell1.A2" office:value-type="string">
            <text:p text:style-name="P19">BTST</text:p>
          </table:table-cell>
          <table:table-cell table:style-name="Tabell1.A2" office:value-type="string">
            <text:p text:style-name="P19">test</text:p>
          </table:table-cell>
          <table:table-cell table:style-name="Tabell1.C2" office:value-type="string">
            <text:p text:style-name="P20">Jump if all of the flags in bitmap are set (i.e. if bitmap &amp; flags == flags).</text:p>
          </table:table-cell>
        </table:table-row>
        <table:table-row>
          <table:table-cell table:style-name="Tabell1.A2" office:value-type="string">
            <text:p text:style-name="P19">CALL1</text:p>
          </table:table-cell>
          <table:table-cell table:style-name="Tabell1.A2" office:value-type="string">
            <text:p text:style-name="P19">call_1s</text:p>
          </table:table-cell>
          <table:table-cell table:style-name="Tabell1.C2" office:value-type="string">
            <text:p text:style-name="P20">Executes routine() and stores resulting return value. </text:p>
          </table:table-cell>
        </table:table-row>
        <table:table-row>
          <table:table-cell table:style-name="Tabell1.A2" office:value-type="string">
            <text:p text:style-name="P19">CALL2</text:p>
          </table:table-cell>
          <table:table-cell table:style-name="Tabell1.A2" office:value-type="string">
            <text:p text:style-name="P19">call_2s</text:p>
          </table:table-cell>
          <table:table-cell table:style-name="Tabell1.C2" office:value-type="string">
            <text:p text:style-name="P20">Executes routine(arg1) and stores resulting return value. </text:p>
          </table:table-cell>
        </table:table-row>
        <table:table-row>
          <table:table-cell table:style-name="Tabell1.A2" office:value-type="string">
            <text:p text:style-name="P19">CALL</text:p>
          </table:table-cell>
          <table:table-cell table:style-name="Tabell1.A2" office:value-type="string">
            <text:p text:style-name="P19">call_vs</text:p>
          </table:table-cell>
          <table:table-cell table:style-name="Tabell1.C2" office:value-type="string">
            <text:p text:style-name="P20">The only call instruction in Version 3. It calls the routine with 0, 1, 2 or 3 arguments as supplied and stores the resulting return value. (When the address 0 is called as a routine, nothing happens and the return value is false.) </text:p>
          </table:table-cell>
        </table:table-row>
        <table:table-row>
          <table:table-cell table:style-name="Tabell1.A2" office:value-type="string">
            <text:p text:style-name="P19">ICALL1</text:p>
          </table:table-cell>
          <table:table-cell table:style-name="Tabell1.A2" office:value-type="string">
            <text:p text:style-name="P19">call_1n</text:p>
          </table:table-cell>
          <table:table-cell table:style-name="Tabell1.C2" office:value-type="string">
            <text:p text:style-name="P20">Executes routine() and throws away result. </text:p>
          </table:table-cell>
        </table:table-row>
        <table:table-row>
          <table:table-cell table:style-name="Tabell1.A2" office:value-type="string">
            <text:p text:style-name="P19">ICALL2</text:p>
          </table:table-cell>
          <table:table-cell table:style-name="Tabell1.A2" office:value-type="string">
            <text:p text:style-name="P19">call_2n</text:p>
          </table:table-cell>
          <table:table-cell table:style-name="Tabell1.C2" office:value-type="string">
            <text:p text:style-name="P20">Executes routine(arg1) and throws away result. </text:p>
          </table:table-cell>
        </table:table-row>
        <table:table-row>
          <table:table-cell table:style-name="Tabell1.A2" office:value-type="string">
            <text:p text:style-name="P19">ICALL</text:p>
          </table:table-cell>
          <table:table-cell table:style-name="Tabell1.A2" office:value-type="string">
            <text:p text:style-name="P19">call_vn</text:p>
          </table:table-cell>
          <table:table-cell table:style-name="Tabell1.C2" office:value-type="string">
            <text:p text:style-name="P20">Like <text:span text:style-name="T1">CALL</text:span>, but throws away result. </text:p>
          </table:table-cell>
        </table:table-row>
        <table:table-row>
          <table:table-cell table:style-name="Tabell1.A2" office:value-type="string">
            <text:p text:style-name="P19">IXCALL</text:p>
          </table:table-cell>
          <table:table-cell table:style-name="Tabell1.A2" office:value-type="string">
            <text:p text:style-name="P19">call_vn2</text:p>
          </table:table-cell>
          <table:table-cell table:style-name="Tabell1.C2" office:value-type="string">
            <text:p text:style-name="P20"><text:span text:style-name="T1">CALL</text:span> with a variable number (from 0 to 7) of arguments, then throw away the result. This (and call_vs2) uniquely have an extra byte of opcode types to specify the types of arguments 4 to 7. Note that it is legal to use these opcodes with fewer than 4 arguments (in which case the second byte of type information will just be $FF). </text:p>
          </table:table-cell>
        </table:table-row>
        <table:table-row>
          <table:table-cell table:style-name="Tabell1.A2" office:value-type="string">
            <text:p text:style-name="P19">JUMP</text:p>
          </table:table-cell>
          <table:table-cell table:style-name="Tabell1.A2" office:value-type="string">
            <text:p text:style-name="P19">jump</text:p>
          </table:table-cell>
          <table:table-cell table:style-name="Tabell1.C2" office:value-type="string">
            <text:p text:style-name="P19"><text:span text:style-name="T17">Jump (unconditionally) to the given label. (This is not a branch instruction and the operand is a 2-byte signed offset to apply to the program counter.) It is legal for this </text:span><text:soft-page-break/><text:span text:style-name="T17">to jump into a different routine (which should not change the routine call state), although it is considered bad practice to do so and the Txd disassembler is confused by it.</text:span> </text:p>
          </table:table-cell>
        </table:table-row>
        <table:table-row>
          <table:table-cell table:style-name="Tabell1.A2" office:value-type="string">
            <text:p text:style-name="P19">NOOP</text:p>
          </table:table-cell>
          <table:table-cell table:style-name="Tabell1.A2" office:value-type="string">
            <text:p text:style-name="P19">nop</text:p>
          </table:table-cell>
          <table:table-cell table:style-name="Tabell1.C2" office:value-type="string">
            <text:p text:style-name="P19"><text:span text:style-name="T17">Probably the official "no operation" instruction, which, appropriately, was never operated (in any of the Infocom datafiles): it may once have been a breakpoint.</text:span> </text:p>
          </table:table-cell>
        </table:table-row>
        <table:table-row>
          <table:table-cell table:style-name="Tabell1.A2" office:value-type="string">
            <text:p text:style-name="P19">XCALL</text:p>
          </table:table-cell>
          <table:table-cell table:style-name="Tabell1.A2" office:value-type="string">
            <text:p text:style-name="P19">call_vs2</text:p>
          </table:table-cell>
          <table:table-cell table:style-name="Tabell1.C2" office:value-type="string">
            <text:p text:style-name="P20">Like <text:span text:style-name="T1">IXCALL</text:span>, but stores resulting value. </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 style:family="text"/>
    <style:style style:name="User_20_Entry" style:display-name="User Entry"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3H51M40S</meta:editing-duration>
    <meta:editing-cycles>27</meta:editing-cycles>
    <meta:generator>OpenOffice/4.1.5$Win32 OpenOffice.org_project/415m1$Build-9789</meta:generator>
    <dc:date>2020-07-03T17:02:23.34</dc:date>
    <dc:creator>Henrik Åsman</dc:creator>
    <meta:document-statistic meta:table-count="8" meta:image-count="0" meta:object-count="0" meta:page-count="41" meta:paragraph-count="1193" meta:word-count="4938" meta:character-count="31035"/>
    <meta:user-defined meta:name="Info 1"/>
    <meta:user-defined meta:name="Info 2"/>
    <meta:user-defined meta:name="Info 3"/>
    <meta:user-defined meta:name="Info 4"/>
  </office:meta>
</office:document-meta>
</file>